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001cm"/>
    </style:style>
    <style:style style:name="Table1.B" style:family="table-column">
      <style:table-column-properties style:column-width="12.01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4.974cm"/>
    </style:style>
    <style:style style:name="Table2.B" style:family="table-column">
      <style:table-column-properties style:column-width="12.03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948cm"/>
    </style:style>
    <style:style style:name="Table3.B" style:family="table-column">
      <style:table-column-properties style:column-width="12.06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4.921cm"/>
    </style:style>
    <style:style style:name="Table4.B" style:family="table-column">
      <style:table-column-properties style:column-width="12.09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style:min-row-height="0.609cm"/>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7" style:family="table">
      <style:table-properties style:width="16.806cm" table:align="margins"/>
    </style:style>
    <style:style style:name="Table7.A" style:family="table-column">
      <style:table-column-properties style:column-width="16.806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6.612cm" table:align="margins"/>
    </style:style>
    <style:style style:name="Table8.A" style:family="table-column">
      <style:table-column-properties style:column-width="3.201cm" style:rel-column-width="12629*"/>
    </style:style>
    <style:style style:name="Table8.B" style:family="table-column">
      <style:table-column-properties style:column-width="5.105cm" style:rel-column-width="20137*"/>
    </style:style>
    <style:style style:name="Table8.C" style:family="table-column">
      <style:table-column-properties style:column-width="4.152cm" style:rel-column-width="16380*"/>
    </style:style>
    <style:style style:name="Table8.D" style:family="table-column">
      <style:table-column-properties style:column-width="4.154cm" style:rel-column-width="16389*"/>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6.612cm" table:align="margins"/>
    </style:style>
    <style:style style:name="Table9.A" style:family="table-column">
      <style:table-column-properties style:column-width="3.228cm" style:rel-column-width="12734*"/>
    </style:style>
    <style:style style:name="Table9.B" style:family="table-column">
      <style:table-column-properties style:column-width="13.384cm" style:rel-column-width="52801*"/>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10" style:family="table">
      <style:table-properties style:width="16.612cm" table:align="margins"/>
    </style:style>
    <style:style style:name="Table10.A" style:family="table-column">
      <style:table-column-properties style:column-width="3.201cm" style:rel-column-width="12629*"/>
    </style:style>
    <style:style style:name="Table10.B" style:family="table-column">
      <style:table-column-properties style:column-width="3.443cm" style:rel-column-width="13582*"/>
    </style:style>
    <style:style style:name="Table10.C" style:family="table-column">
      <style:table-column-properties style:column-width="3.321cm" style:rel-column-width="13102*"/>
    </style:style>
    <style:style style:name="Table10.D" style:family="table-column">
      <style:table-column-properties style:column-width="3.323cm" style:rel-column-width="13109*"/>
    </style:style>
    <style:style style:name="Table10.E" style:family="table-column">
      <style:table-column-properties style:column-width="3.323cm" style:rel-column-width="13113*"/>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6" style:family="table">
      <style:table-properties style:width="16.806cm" table:align="margins"/>
    </style:style>
    <style:style style:name="Table6.A" style:family="table-column">
      <style:table-column-properties style:column-width="3.307cm" style:rel-column-width="12896*"/>
    </style:style>
    <style:style style:name="Table6.B" style:family="table-column">
      <style:table-column-properties style:column-width="13.499cm" style:rel-column-width="5263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1" style:family="table-row">
      <style:table-row-properties style:min-row-height="0.609cm"/>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2" style:family="table">
      <style:table-properties style:width="16.806cm" table:align="margins"/>
    </style:style>
    <style:style style:name="Tabla2.A" style:family="table-column">
      <style:table-column-properties style:column-width="16.806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3" style:family="table">
      <style:table-properties style:width="16.612cm" table:align="margins"/>
    </style:style>
    <style:style style:name="Tabla3.A" style:family="table-column">
      <style:table-column-properties style:column-width="3.201cm" style:rel-column-width="12629*"/>
    </style:style>
    <style:style style:name="Tabla3.B" style:family="table-column">
      <style:table-column-properties style:column-width="5.105cm" style:rel-column-width="20137*"/>
    </style:style>
    <style:style style:name="Tabla3.C" style:family="table-column">
      <style:table-column-properties style:column-width="4.152cm" style:rel-column-width="16380*"/>
    </style:style>
    <style:style style:name="Tabla3.D" style:family="table-column">
      <style:table-column-properties style:column-width="4.154cm" style:rel-column-width="16389*"/>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style:width="16.612cm" table:align="margins"/>
    </style:style>
    <style:style style:name="Tabla4.A" style:family="table-column">
      <style:table-column-properties style:column-width="3.228cm" style:rel-column-width="12734*"/>
    </style:style>
    <style:style style:name="Tabla4.B" style:family="table-column">
      <style:table-column-properties style:column-width="13.384cm" style:rel-column-width="52801*"/>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5" style:family="table">
      <style:table-properties style:width="16.612cm" table:align="margins"/>
    </style:style>
    <style:style style:name="Tabla5.A" style:family="table-column">
      <style:table-column-properties style:column-width="3.201cm" style:rel-column-width="12629*"/>
    </style:style>
    <style:style style:name="Tabla5.B" style:family="table-column">
      <style:table-column-properties style:column-width="3.443cm" style:rel-column-width="13582*"/>
    </style:style>
    <style:style style:name="Tabla5.C" style:family="table-column">
      <style:table-column-properties style:column-width="3.321cm" style:rel-column-width="13102*"/>
    </style:style>
    <style:style style:name="Tabla5.D" style:family="table-column">
      <style:table-column-properties style:column-width="3.323cm" style:rel-column-width="13109*"/>
    </style:style>
    <style:style style:name="Tabla5.E" style:family="table-column">
      <style:table-column-properties style:column-width="3.323cm" style:rel-column-width="13113*"/>
    </style:style>
    <style:style style:name="Tabla5.A1" style:family="table-cell">
      <style:table-cell-properties fo:padding="0.097cm" fo:border-left="0.05pt solid #000000" fo:border-right="none" fo:border-top="0.05pt solid #000000" fo:border-bottom="0.05pt solid #000000"/>
    </style:style>
    <style:style style:name="Tabla5.E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0.05pt solid #000000" fo:border-top="none" fo:border-bottom="0.05pt solid #000000"/>
    </style:style>
    <style:style style:name="Tabla6" style:family="table">
      <style:table-properties style:width="16.806cm" table:align="margins"/>
    </style:style>
    <style:style style:name="Tabla6.A" style:family="table-column">
      <style:table-column-properties style:column-width="3.307cm" style:rel-column-width="12896*"/>
    </style:style>
    <style:style style:name="Tabla6.B" style:family="table-column">
      <style:table-column-properties style:column-width="13.499cm" style:rel-column-width="52639*"/>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0.609cm"/>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8" style:family="table">
      <style:table-properties style:width="16.806cm" table:align="margins"/>
    </style:style>
    <style:style style:name="Tabla8.A" style:family="table-column">
      <style:table-column-properties style:column-width="16.806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6.612cm" table:align="margins"/>
    </style:style>
    <style:style style:name="Tabla9.A" style:family="table-column">
      <style:table-column-properties style:column-width="3.201cm" style:rel-column-width="12629*"/>
    </style:style>
    <style:style style:name="Tabla9.B" style:family="table-column">
      <style:table-column-properties style:column-width="5.105cm" style:rel-column-width="20137*"/>
    </style:style>
    <style:style style:name="Tabla9.C" style:family="table-column">
      <style:table-column-properties style:column-width="4.152cm" style:rel-column-width="16380*"/>
    </style:style>
    <style:style style:name="Tabla9.D" style:family="table-column">
      <style:table-column-properties style:column-width="4.154cm" style:rel-column-width="16389*"/>
    </style:style>
    <style:style style:name="Tabla9.A1" style:family="table-cell">
      <style:table-cell-properties fo:padding="0.097cm" fo:border-left="0.05pt solid #000000" fo:border-right="none" fo:border-top="0.05pt solid #000000" fo:border-bottom="0.05pt solid #000000"/>
    </style:style>
    <style:style style:name="Tabla9.D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D2" style:family="table-cell">
      <style:table-cell-properties fo:padding="0.097cm" fo:border-left="0.05pt solid #000000" fo:border-right="0.05pt solid #000000" fo:border-top="none" fo:border-bottom="0.05pt solid #000000"/>
    </style:style>
    <style:style style:name="Tabla10" style:family="table">
      <style:table-properties style:width="16.612cm" table:align="margins"/>
    </style:style>
    <style:style style:name="Tabla10.A" style:family="table-column">
      <style:table-column-properties style:column-width="3.228cm" style:rel-column-width="12734*"/>
    </style:style>
    <style:style style:name="Tabla10.B" style:family="table-column">
      <style:table-column-properties style:column-width="13.384cm" style:rel-column-width="52801*"/>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1" style:family="table">
      <style:table-properties style:width="16.612cm" table:align="margins"/>
    </style:style>
    <style:style style:name="Tabla11.A" style:family="table-column">
      <style:table-column-properties style:column-width="3.201cm" style:rel-column-width="12629*"/>
    </style:style>
    <style:style style:name="Tabla11.B" style:family="table-column">
      <style:table-column-properties style:column-width="3.443cm" style:rel-column-width="13582*"/>
    </style:style>
    <style:style style:name="Tabla11.C" style:family="table-column">
      <style:table-column-properties style:column-width="3.321cm" style:rel-column-width="13102*"/>
    </style:style>
    <style:style style:name="Tabla11.D" style:family="table-column">
      <style:table-column-properties style:column-width="3.323cm" style:rel-column-width="13109*"/>
    </style:style>
    <style:style style:name="Tabla11.E" style:family="table-column">
      <style:table-column-properties style:column-width="3.323cm" style:rel-column-width="13113*"/>
    </style:style>
    <style:style style:name="Tabla11.A1" style:family="table-cell">
      <style:table-cell-properties fo:padding="0.097cm" fo:border-left="0.05pt solid #000000" fo:border-right="none" fo:border-top="0.05pt solid #000000" fo:border-bottom="0.05pt solid #000000"/>
    </style:style>
    <style:style style:name="Tabla11.E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E2" style:family="table-cell">
      <style:table-cell-properties fo:padding="0.097cm" fo:border-left="0.05pt solid #000000" fo:border-right="0.05pt solid #000000" fo:border-top="none" fo:border-bottom="0.05pt solid #000000"/>
    </style:style>
    <style:style style:name="Tabla12" style:family="table">
      <style:table-properties style:width="16.806cm" table:align="margins"/>
    </style:style>
    <style:style style:name="Tabla12.A" style:family="table-column">
      <style:table-column-properties style:column-width="3.307cm" style:rel-column-width="12896*"/>
    </style:style>
    <style:style style:name="Tabla12.B" style:family="table-column">
      <style:table-column-properties style:column-width="13.499cm" style:rel-column-width="52639*"/>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style:min-row-height="0.609cm"/>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14" style:family="table">
      <style:table-properties style:width="16.806cm" table:align="margins"/>
    </style:style>
    <style:style style:name="Tabla14.A" style:family="table-column">
      <style:table-column-properties style:column-width="16.806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bla15" style:family="table">
      <style:table-properties style:width="16.612cm" table:align="margins"/>
    </style:style>
    <style:style style:name="Tabla15.A" style:family="table-column">
      <style:table-column-properties style:column-width="3.201cm" style:rel-column-width="12629*"/>
    </style:style>
    <style:style style:name="Tabla15.B" style:family="table-column">
      <style:table-column-properties style:column-width="5.105cm" style:rel-column-width="20137*"/>
    </style:style>
    <style:style style:name="Tabla15.C" style:family="table-column">
      <style:table-column-properties style:column-width="4.152cm" style:rel-column-width="16380*"/>
    </style:style>
    <style:style style:name="Tabla15.D" style:family="table-column">
      <style:table-column-properties style:column-width="4.154cm" style:rel-column-width="16389*"/>
    </style:style>
    <style:style style:name="Tabla15.A1" style:family="table-cell">
      <style:table-cell-properties fo:padding="0.097cm" fo:border-left="0.05pt solid #000000" fo:border-right="none" fo:border-top="0.05pt solid #000000" fo:border-bottom="0.05pt solid #000000"/>
    </style:style>
    <style:style style:name="Tabla15.D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D2" style:family="table-cell">
      <style:table-cell-properties fo:padding="0.097cm" fo:border-left="0.05pt solid #000000" fo:border-right="0.05pt solid #000000" fo:border-top="none" fo:border-bottom="0.05pt solid #000000"/>
    </style:style>
    <style:style style:name="Tabla16" style:family="table">
      <style:table-properties style:width="16.612cm" table:align="margins"/>
    </style:style>
    <style:style style:name="Tabla16.A" style:family="table-column">
      <style:table-column-properties style:column-width="3.228cm" style:rel-column-width="12734*"/>
    </style:style>
    <style:style style:name="Tabla16.B" style:family="table-column">
      <style:table-column-properties style:column-width="13.384cm" style:rel-column-width="52801*"/>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7" style:family="table">
      <style:table-properties style:width="16.612cm" table:align="margins"/>
    </style:style>
    <style:style style:name="Tabla17.A" style:family="table-column">
      <style:table-column-properties style:column-width="3.201cm" style:rel-column-width="12629*"/>
    </style:style>
    <style:style style:name="Tabla17.B" style:family="table-column">
      <style:table-column-properties style:column-width="3.443cm" style:rel-column-width="13582*"/>
    </style:style>
    <style:style style:name="Tabla17.C" style:family="table-column">
      <style:table-column-properties style:column-width="3.321cm" style:rel-column-width="13102*"/>
    </style:style>
    <style:style style:name="Tabla17.D" style:family="table-column">
      <style:table-column-properties style:column-width="3.323cm" style:rel-column-width="13109*"/>
    </style:style>
    <style:style style:name="Tabla17.E" style:family="table-column">
      <style:table-column-properties style:column-width="3.323cm" style:rel-column-width="13113*"/>
    </style:style>
    <style:style style:name="Tabla17.A1" style:family="table-cell">
      <style:table-cell-properties fo:padding="0.097cm" fo:border-left="0.05pt solid #000000" fo:border-right="none" fo:border-top="0.05pt solid #000000" fo:border-bottom="0.05pt solid #000000"/>
    </style:style>
    <style:style style:name="Tabla17.E1" style:family="table-cell">
      <style:table-cell-properties fo:padding="0.097cm" fo:border="0.05pt solid #000000"/>
    </style:style>
    <style:style style:name="Tabla17.2" style:family="table-row">
      <style:table-row-properties style:min-row-height="1.725cm"/>
    </style:style>
    <style:style style:name="Tabla17.A2" style:family="table-cell">
      <style:table-cell-properties fo:padding="0.097cm" fo:border-left="0.05pt solid #000000" fo:border-right="none" fo:border-top="none" fo:border-bottom="0.05pt solid #000000"/>
    </style:style>
    <style:style style:name="Tabla17.E2" style:family="table-cell">
      <style:table-cell-properties fo:padding="0.097cm" fo:border-left="0.05pt solid #000000" fo:border-right="0.05pt solid #000000" fo:border-top="none" fo:border-bottom="0.05pt solid #000000"/>
    </style:style>
    <style:style style:name="Tabla18" style:family="table">
      <style:table-properties style:width="16.806cm" table:align="margins"/>
    </style:style>
    <style:style style:name="Tabla18.A" style:family="table-column">
      <style:table-column-properties style:column-width="3.307cm" style:rel-column-width="12896*"/>
    </style:style>
    <style:style style:name="Tabla18.B" style:family="table-column">
      <style:table-column-properties style:column-width="13.499cm" style:rel-column-width="52639*"/>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1" style:family="table-row">
      <style:table-row-properties style:min-row-height="0.609cm"/>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0" style:family="table">
      <style:table-properties style:width="16.806cm" table:align="margins"/>
    </style:style>
    <style:style style:name="Tabla20.A" style:family="table-column">
      <style:table-column-properties style:column-width="16.806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6.612cm" table:align="margins"/>
    </style:style>
    <style:style style:name="Tabla21.A" style:family="table-column">
      <style:table-column-properties style:column-width="3.201cm" style:rel-column-width="12629*"/>
    </style:style>
    <style:style style:name="Tabla21.B" style:family="table-column">
      <style:table-column-properties style:column-width="5.105cm" style:rel-column-width="20137*"/>
    </style:style>
    <style:style style:name="Tabla21.C" style:family="table-column">
      <style:table-column-properties style:column-width="4.152cm" style:rel-column-width="16380*"/>
    </style:style>
    <style:style style:name="Tabla21.D" style:family="table-column">
      <style:table-column-properties style:column-width="4.154cm" style:rel-column-width="16389*"/>
    </style:style>
    <style:style style:name="Tabla21.A1" style:family="table-cell">
      <style:table-cell-properties fo:padding="0.097cm" fo:border-left="0.05pt solid #000000" fo:border-right="none" fo:border-top="0.05pt solid #000000" fo:border-bottom="0.05pt solid #000000"/>
    </style:style>
    <style:style style:name="Tabla21.D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D2" style:family="table-cell">
      <style:table-cell-properties fo:padding="0.097cm" fo:border-left="0.05pt solid #000000" fo:border-right="0.05pt solid #000000" fo:border-top="none" fo:border-bottom="0.05pt solid #000000"/>
    </style:style>
    <style:style style:name="Tabla22" style:family="table">
      <style:table-properties style:width="16.612cm" table:align="margins"/>
    </style:style>
    <style:style style:name="Tabla22.A" style:family="table-column">
      <style:table-column-properties style:column-width="3.228cm" style:rel-column-width="12734*"/>
    </style:style>
    <style:style style:name="Tabla22.B" style:family="table-column">
      <style:table-column-properties style:column-width="13.384cm" style:rel-column-width="52801*"/>
    </style:style>
    <style:style style:name="Tabla22.A1" style:family="table-cell">
      <style:table-cell-properties fo:padding="0.097cm" fo:border-left="0.05pt solid #000000" fo:border-right="none" fo:border-top="0.05pt solid #000000" fo:border-bottom="0.05pt solid #000000"/>
    </style:style>
    <style:style style:name="Tabla22.B1" style:family="table-cell">
      <style:table-cell-properties fo:padding="0.097cm" fo:border="0.05pt solid #000000"/>
    </style:style>
    <style:style style:name="Tabla23" style:family="table">
      <style:table-properties style:width="16.612cm" table:align="margins"/>
    </style:style>
    <style:style style:name="Tabla23.A" style:family="table-column">
      <style:table-column-properties style:column-width="3.201cm" style:rel-column-width="12629*"/>
    </style:style>
    <style:style style:name="Tabla23.B" style:family="table-column">
      <style:table-column-properties style:column-width="3.443cm" style:rel-column-width="13582*"/>
    </style:style>
    <style:style style:name="Tabla23.C" style:family="table-column">
      <style:table-column-properties style:column-width="3.321cm" style:rel-column-width="13102*"/>
    </style:style>
    <style:style style:name="Tabla23.D" style:family="table-column">
      <style:table-column-properties style:column-width="3.323cm" style:rel-column-width="13109*"/>
    </style:style>
    <style:style style:name="Tabla23.E" style:family="table-column">
      <style:table-column-properties style:column-width="3.323cm" style:rel-column-width="13113*"/>
    </style:style>
    <style:style style:name="Tabla23.A1" style:family="table-cell">
      <style:table-cell-properties fo:padding="0.097cm" fo:border-left="0.05pt solid #000000" fo:border-right="none" fo:border-top="0.05pt solid #000000" fo:border-bottom="0.05pt solid #000000"/>
    </style:style>
    <style:style style:name="Tabla23.E1" style:family="table-cell">
      <style:table-cell-properties fo:padding="0.097cm" fo:border="0.05pt solid #000000"/>
    </style:style>
    <style:style style:name="Tabla23.2" style:family="table-row">
      <style:table-row-properties style:min-row-height="1.725cm"/>
    </style:style>
    <style:style style:name="Tabla23.A2" style:family="table-cell">
      <style:table-cell-properties fo:padding="0.097cm" fo:border-left="0.05pt solid #000000" fo:border-right="none" fo:border-top="none" fo:border-bottom="0.05pt solid #000000"/>
    </style:style>
    <style:style style:name="Tabla23.E2" style:family="table-cell">
      <style:table-cell-properties fo:padding="0.097cm" fo:border-left="0.05pt solid #000000" fo:border-right="0.05pt solid #000000" fo:border-top="none" fo:border-bottom="0.05pt solid #000000"/>
    </style:style>
    <style:style style:name="Tabla24" style:family="table">
      <style:table-properties style:width="16.806cm" table:align="margins"/>
    </style:style>
    <style:style style:name="Tabla24.A" style:family="table-column">
      <style:table-column-properties style:column-width="3.307cm" style:rel-column-width="12896*"/>
    </style:style>
    <style:style style:name="Tabla24.B" style:family="table-column">
      <style:table-column-properties style:column-width="13.499cm" style:rel-column-width="52639*"/>
    </style:style>
    <style:style style:name="Tabla24.A1" style:family="table-cell">
      <style:table-cell-properties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1" style:family="table-row">
      <style:table-row-properties style:min-row-height="0.609cm"/>
    </style:style>
    <style:style style:name="Tabla25.A1" style:family="table-cell">
      <style:table-cell-properties fo:padding="0.097cm" fo:border="0.05pt solid #000000"/>
    </style:style>
    <style:style style:name="Tabla25.A2" style:family="table-cell">
      <style:table-cell-properties fo:padding="0.097cm" fo:border-left="0.05pt solid #000000" fo:border-right="0.05pt solid #000000" fo:border-top="none" fo:border-bottom="0.05pt solid #000000"/>
    </style:style>
    <style:style style:name="Tabla26" style:family="table">
      <style:table-properties style:width="16.806cm" table:align="margins"/>
    </style:style>
    <style:style style:name="Tabla26.A" style:family="table-column">
      <style:table-column-properties style:column-width="16.806cm" style:rel-column-width="65535*"/>
    </style:style>
    <style:style style:name="Tabla26.A1" style:family="table-cell">
      <style:table-cell-properties fo:padding="0.097cm" fo:border="0.05pt solid #000000"/>
    </style:style>
    <style:style style:name="Tabla26.A2" style:family="table-cell">
      <style:table-cell-properties fo:padding="0.097cm" fo:border-left="0.05pt solid #000000" fo:border-right="0.05pt solid #000000" fo:border-top="none" fo:border-bottom="0.05pt solid #000000"/>
    </style:style>
    <style:style style:name="Tabla27" style:family="table">
      <style:table-properties style:width="16.612cm" table:align="margins"/>
    </style:style>
    <style:style style:name="Tabla27.A" style:family="table-column">
      <style:table-column-properties style:column-width="3.201cm" style:rel-column-width="12629*"/>
    </style:style>
    <style:style style:name="Tabla27.B" style:family="table-column">
      <style:table-column-properties style:column-width="5.105cm" style:rel-column-width="20137*"/>
    </style:style>
    <style:style style:name="Tabla27.C" style:family="table-column">
      <style:table-column-properties style:column-width="4.152cm" style:rel-column-width="16380*"/>
    </style:style>
    <style:style style:name="Tabla27.D" style:family="table-column">
      <style:table-column-properties style:column-width="4.154cm" style:rel-column-width="16389*"/>
    </style:style>
    <style:style style:name="Tabla27.A1" style:family="table-cell">
      <style:table-cell-properties fo:padding="0.097cm" fo:border-left="0.05pt solid #000000" fo:border-right="none" fo:border-top="0.05pt solid #000000" fo:border-bottom="0.05pt solid #000000"/>
    </style:style>
    <style:style style:name="Tabla27.D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D2" style:family="table-cell">
      <style:table-cell-properties fo:padding="0.097cm" fo:border-left="0.05pt solid #000000" fo:border-right="0.05pt solid #000000" fo:border-top="none" fo:border-bottom="0.05pt solid #000000"/>
    </style:style>
    <style:style style:name="Tabla28" style:family="table">
      <style:table-properties style:width="16.612cm" table:align="margins"/>
    </style:style>
    <style:style style:name="Tabla28.A" style:family="table-column">
      <style:table-column-properties style:column-width="3.228cm" style:rel-column-width="12734*"/>
    </style:style>
    <style:style style:name="Tabla28.B" style:family="table-column">
      <style:table-column-properties style:column-width="13.384cm" style:rel-column-width="52801*"/>
    </style:style>
    <style:style style:name="Tabla28.A1" style:family="table-cell">
      <style:table-cell-properties fo:padding="0.097cm" fo:border-left="0.05pt solid #000000" fo:border-right="none" fo:border-top="0.05pt solid #000000" fo:border-bottom="0.05pt solid #000000"/>
    </style:style>
    <style:style style:name="Tabla28.B1" style:family="table-cell">
      <style:table-cell-properties fo:padding="0.097cm" fo:border="0.05pt solid #000000"/>
    </style:style>
    <style:style style:name="Tabla29" style:family="table">
      <style:table-properties style:width="16.612cm" table:align="margins"/>
    </style:style>
    <style:style style:name="Tabla29.A" style:family="table-column">
      <style:table-column-properties style:column-width="3.201cm" style:rel-column-width="12629*"/>
    </style:style>
    <style:style style:name="Tabla29.B" style:family="table-column">
      <style:table-column-properties style:column-width="3.443cm" style:rel-column-width="13582*"/>
    </style:style>
    <style:style style:name="Tabla29.C" style:family="table-column">
      <style:table-column-properties style:column-width="3.321cm" style:rel-column-width="13102*"/>
    </style:style>
    <style:style style:name="Tabla29.D" style:family="table-column">
      <style:table-column-properties style:column-width="3.323cm" style:rel-column-width="13109*"/>
    </style:style>
    <style:style style:name="Tabla29.E" style:family="table-column">
      <style:table-column-properties style:column-width="3.323cm" style:rel-column-width="13113*"/>
    </style:style>
    <style:style style:name="Tabla29.A1" style:family="table-cell">
      <style:table-cell-properties fo:padding="0.097cm" fo:border-left="0.05pt solid #000000" fo:border-right="none" fo:border-top="0.05pt solid #000000" fo:border-bottom="0.05pt solid #000000"/>
    </style:style>
    <style:style style:name="Tabla29.E1" style:family="table-cell">
      <style:table-cell-properties fo:padding="0.097cm" fo:border="0.05pt solid #000000"/>
    </style:style>
    <style:style style:name="Tabla29.2" style:family="table-row">
      <style:table-row-properties style:min-row-height="1.725cm"/>
    </style:style>
    <style:style style:name="Tabla29.A2" style:family="table-cell">
      <style:table-cell-properties fo:padding="0.097cm" fo:border-left="0.05pt solid #000000" fo:border-right="none" fo:border-top="none" fo:border-bottom="0.05pt solid #000000"/>
    </style:style>
    <style:style style:name="Tabla29.E2" style:family="table-cell">
      <style:table-cell-properties fo:padding="0.097cm" fo:border-left="0.05pt solid #000000" fo:border-right="0.05pt solid #000000" fo:border-top="none" fo:border-bottom="0.05pt solid #000000"/>
    </style:style>
    <style:style style:name="Tabla30" style:family="table">
      <style:table-properties style:width="16.806cm" table:align="margins"/>
    </style:style>
    <style:style style:name="Tabla30.A" style:family="table-column">
      <style:table-column-properties style:column-width="3.307cm" style:rel-column-width="12896*"/>
    </style:style>
    <style:style style:name="Tabla30.B" style:family="table-column">
      <style:table-column-properties style:column-width="13.499cm" style:rel-column-width="52639*"/>
    </style:style>
    <style:style style:name="Tabla30.A1" style:family="table-cell">
      <style:table-cell-properties fo:padding="0.097cm" fo:border-left="0.05pt solid #000000" fo:border-right="none" fo:border-top="0.05pt solid #000000" fo:border-bottom="0.05pt solid #000000"/>
    </style:style>
    <style:style style:name="Tabla30.B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min-row-height="0.609cm"/>
    </style:style>
    <style:style style:name="Tabla31.A1" style:family="table-cell">
      <style:table-cell-properties fo:padding="0.097cm" fo:border="0.05pt solid #000000"/>
    </style:style>
    <style:style style:name="Tabla31.A2" style:family="table-cell">
      <style:table-cell-properties fo:padding="0.097cm" fo:border-left="0.05pt solid #000000" fo:border-right="0.05pt solid #000000" fo:border-top="none" fo:border-bottom="0.05pt solid #000000"/>
    </style:style>
    <style:style style:name="Tabla32" style:family="table">
      <style:table-properties style:width="16.806cm" table:align="margins"/>
    </style:style>
    <style:style style:name="Tabla32.A" style:family="table-column">
      <style:table-column-properties style:column-width="16.806cm" style:rel-column-width="65535*"/>
    </style:style>
    <style:style style:name="Tabla32.A1" style:family="table-cell">
      <style:table-cell-properties fo:padding="0.097cm" fo:border="0.05pt solid #000000"/>
    </style:style>
    <style:style style:name="Tabla32.A2" style:family="table-cell">
      <style:table-cell-properties fo:padding="0.097cm" fo:border-left="0.05pt solid #000000" fo:border-right="0.05pt solid #000000" fo:border-top="none" fo:border-bottom="0.05pt solid #000000"/>
    </style:style>
    <style:style style:name="Tabla33" style:family="table">
      <style:table-properties style:width="16.612cm" table:align="margins"/>
    </style:style>
    <style:style style:name="Tabla33.A" style:family="table-column">
      <style:table-column-properties style:column-width="3.201cm" style:rel-column-width="12629*"/>
    </style:style>
    <style:style style:name="Tabla33.B" style:family="table-column">
      <style:table-column-properties style:column-width="5.105cm" style:rel-column-width="20137*"/>
    </style:style>
    <style:style style:name="Tabla33.C" style:family="table-column">
      <style:table-column-properties style:column-width="4.152cm" style:rel-column-width="16380*"/>
    </style:style>
    <style:style style:name="Tabla33.D" style:family="table-column">
      <style:table-column-properties style:column-width="4.154cm" style:rel-column-width="16389*"/>
    </style:style>
    <style:style style:name="Tabla33.A1" style:family="table-cell">
      <style:table-cell-properties fo:padding="0.097cm" fo:border-left="0.05pt solid #000000" fo:border-right="none" fo:border-top="0.05pt solid #000000" fo:border-bottom="0.05pt solid #000000"/>
    </style:style>
    <style:style style:name="Tabla33.D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D2" style:family="table-cell">
      <style:table-cell-properties fo:padding="0.097cm" fo:border-left="0.05pt solid #000000" fo:border-right="0.05pt solid #000000" fo:border-top="none" fo:border-bottom="0.05pt solid #000000"/>
    </style:style>
    <style:style style:name="Tabla34" style:family="table">
      <style:table-properties style:width="16.612cm" table:align="margins"/>
    </style:style>
    <style:style style:name="Tabla34.A" style:family="table-column">
      <style:table-column-properties style:column-width="3.228cm" style:rel-column-width="12734*"/>
    </style:style>
    <style:style style:name="Tabla34.B" style:family="table-column">
      <style:table-column-properties style:column-width="13.384cm" style:rel-column-width="52801*"/>
    </style:style>
    <style:style style:name="Tabla34.A1" style:family="table-cell">
      <style:table-cell-properties fo:padding="0.097cm" fo:border-left="0.05pt solid #000000" fo:border-right="none" fo:border-top="0.05pt solid #000000" fo:border-bottom="0.05pt solid #000000"/>
    </style:style>
    <style:style style:name="Tabla34.B1" style:family="table-cell">
      <style:table-cell-properties fo:padding="0.097cm" fo:border="0.05pt solid #000000"/>
    </style:style>
    <style:style style:name="Tabla35" style:family="table">
      <style:table-properties style:width="16.612cm" table:align="margins"/>
    </style:style>
    <style:style style:name="Tabla35.A" style:family="table-column">
      <style:table-column-properties style:column-width="3.201cm" style:rel-column-width="12629*"/>
    </style:style>
    <style:style style:name="Tabla35.B" style:family="table-column">
      <style:table-column-properties style:column-width="3.443cm" style:rel-column-width="13582*"/>
    </style:style>
    <style:style style:name="Tabla35.C" style:family="table-column">
      <style:table-column-properties style:column-width="3.321cm" style:rel-column-width="13102*"/>
    </style:style>
    <style:style style:name="Tabla35.D" style:family="table-column">
      <style:table-column-properties style:column-width="3.323cm" style:rel-column-width="13109*"/>
    </style:style>
    <style:style style:name="Tabla35.E" style:family="table-column">
      <style:table-column-properties style:column-width="3.323cm" style:rel-column-width="13113*"/>
    </style:style>
    <style:style style:name="Tabla35.A1" style:family="table-cell">
      <style:table-cell-properties fo:padding="0.097cm" fo:border-left="0.05pt solid #000000" fo:border-right="none" fo:border-top="0.05pt solid #000000" fo:border-bottom="0.05pt solid #000000"/>
    </style:style>
    <style:style style:name="Tabla35.E1" style:family="table-cell">
      <style:table-cell-properties fo:padding="0.097cm" fo:border="0.05pt solid #000000"/>
    </style:style>
    <style:style style:name="Tabla35.2" style:family="table-row">
      <style:table-row-properties style:min-row-height="1.725cm"/>
    </style:style>
    <style:style style:name="Tabla35.A2" style:family="table-cell">
      <style:table-cell-properties fo:padding="0.097cm" fo:border-left="0.05pt solid #000000" fo:border-right="none" fo:border-top="none" fo:border-bottom="0.05pt solid #000000"/>
    </style:style>
    <style:style style:name="Tabla35.E2" style:family="table-cell">
      <style:table-cell-properties fo:padding="0.097cm" fo:border-left="0.05pt solid #000000" fo:border-right="0.05pt solid #000000" fo:border-top="none" fo:border-bottom="0.05pt solid #000000"/>
    </style:style>
    <style:style style:name="Tabla36" style:family="table">
      <style:table-properties style:width="16.806cm" table:align="margins"/>
    </style:style>
    <style:style style:name="Tabla36.A" style:family="table-column">
      <style:table-column-properties style:column-width="3.307cm" style:rel-column-width="12896*"/>
    </style:style>
    <style:style style:name="Tabla36.B" style:family="table-column">
      <style:table-column-properties style:column-width="13.499cm" style:rel-column-width="52639*"/>
    </style:style>
    <style:style style:name="Tabla36.A1" style:family="table-cell">
      <style:table-cell-properties fo:padding="0.097cm" fo:border-left="0.05pt solid #000000" fo:border-right="none" fo:border-top="0.05pt solid #000000" fo:border-bottom="0.05pt solid #000000"/>
    </style:style>
    <style:style style:name="Tabla36.B1" style:family="table-cell">
      <style:table-cell-properties fo:padding="0.097cm" fo:border="0.05pt solid #000000"/>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1" style:family="table-row">
      <style:table-row-properties style:min-row-height="0.609cm"/>
    </style:style>
    <style:style style:name="Tabla37.A1" style:family="table-cell">
      <style:table-cell-properties fo:padding="0.097cm" fo:border="0.05pt solid #000000"/>
    </style:style>
    <style:style style:name="Tabla37.A2" style:family="table-cell">
      <style:table-cell-properties fo:padding="0.097cm" fo:border-left="0.05pt solid #000000" fo:border-right="0.05pt solid #000000" fo:border-top="none" fo:border-bottom="0.05pt solid #000000"/>
    </style:style>
    <style:style style:name="Tabla38" style:family="table">
      <style:table-properties style:width="16.806cm" table:align="margins"/>
    </style:style>
    <style:style style:name="Tabla38.A" style:family="table-column">
      <style:table-column-properties style:column-width="16.806cm" style:rel-column-width="65535*"/>
    </style:style>
    <style:style style:name="Tabla38.A1" style:family="table-cell">
      <style:table-cell-properties fo:padding="0.097cm" fo:border="0.05pt solid #000000"/>
    </style:style>
    <style:style style:name="Tabla38.A2" style:family="table-cell">
      <style:table-cell-properties fo:padding="0.097cm" fo:border-left="0.05pt solid #000000" fo:border-right="0.05pt solid #000000" fo:border-top="none" fo:border-bottom="0.05pt solid #000000"/>
    </style:style>
    <style:style style:name="Tabla39" style:family="table">
      <style:table-properties style:width="16.612cm" table:align="margins"/>
    </style:style>
    <style:style style:name="Tabla39.A" style:family="table-column">
      <style:table-column-properties style:column-width="3.201cm" style:rel-column-width="12629*"/>
    </style:style>
    <style:style style:name="Tabla39.B" style:family="table-column">
      <style:table-column-properties style:column-width="5.105cm" style:rel-column-width="20137*"/>
    </style:style>
    <style:style style:name="Tabla39.C" style:family="table-column">
      <style:table-column-properties style:column-width="4.152cm" style:rel-column-width="16380*"/>
    </style:style>
    <style:style style:name="Tabla39.D" style:family="table-column">
      <style:table-column-properties style:column-width="4.154cm" style:rel-column-width="16389*"/>
    </style:style>
    <style:style style:name="Tabla39.A1" style:family="table-cell">
      <style:table-cell-properties fo:padding="0.097cm" fo:border-left="0.05pt solid #000000" fo:border-right="none" fo:border-top="0.05pt solid #000000" fo:border-bottom="0.05pt solid #000000"/>
    </style:style>
    <style:style style:name="Tabla39.D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D2" style:family="table-cell">
      <style:table-cell-properties fo:padding="0.097cm" fo:border-left="0.05pt solid #000000" fo:border-right="0.05pt solid #000000" fo:border-top="none" fo:border-bottom="0.05pt solid #000000"/>
    </style:style>
    <style:style style:name="Tabla40" style:family="table">
      <style:table-properties style:width="16.612cm" table:align="margins"/>
    </style:style>
    <style:style style:name="Tabla40.A" style:family="table-column">
      <style:table-column-properties style:column-width="3.228cm" style:rel-column-width="12734*"/>
    </style:style>
    <style:style style:name="Tabla40.B" style:family="table-column">
      <style:table-column-properties style:column-width="13.384cm" style:rel-column-width="52801*"/>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1" style:family="table">
      <style:table-properties style:width="16.612cm" table:align="margins"/>
    </style:style>
    <style:style style:name="Tabla41.A" style:family="table-column">
      <style:table-column-properties style:column-width="3.201cm" style:rel-column-width="12629*"/>
    </style:style>
    <style:style style:name="Tabla41.B" style:family="table-column">
      <style:table-column-properties style:column-width="3.443cm" style:rel-column-width="13582*"/>
    </style:style>
    <style:style style:name="Tabla41.C" style:family="table-column">
      <style:table-column-properties style:column-width="3.321cm" style:rel-column-width="13102*"/>
    </style:style>
    <style:style style:name="Tabla41.D" style:family="table-column">
      <style:table-column-properties style:column-width="3.323cm" style:rel-column-width="13109*"/>
    </style:style>
    <style:style style:name="Tabla41.E" style:family="table-column">
      <style:table-column-properties style:column-width="3.323cm" style:rel-column-width="13113*"/>
    </style:style>
    <style:style style:name="Tabla41.A1" style:family="table-cell">
      <style:table-cell-properties fo:padding="0.097cm" fo:border-left="0.05pt solid #000000" fo:border-right="none" fo:border-top="0.05pt solid #000000" fo:border-bottom="0.05pt solid #000000"/>
    </style:style>
    <style:style style:name="Tabla41.E1" style:family="table-cell">
      <style:table-cell-properties fo:padding="0.097cm" fo:border="0.05pt solid #000000"/>
    </style:style>
    <style:style style:name="Tabla41.2" style:family="table-row">
      <style:table-row-properties style:min-row-height="1.725cm"/>
    </style:style>
    <style:style style:name="Tabla41.A2" style:family="table-cell">
      <style:table-cell-properties fo:padding="0.097cm" fo:border-left="0.05pt solid #000000" fo:border-right="none" fo:border-top="none" fo:border-bottom="0.05pt solid #000000"/>
    </style:style>
    <style:style style:name="Tabla41.E2" style:family="table-cell">
      <style:table-cell-properties fo:padding="0.097cm" fo:border-left="0.05pt solid #000000" fo:border-right="0.05pt solid #000000" fo:border-top="none" fo:border-bottom="0.05pt solid #000000"/>
    </style:style>
    <style:style style:name="Tabla42" style:family="table">
      <style:table-properties style:width="16.806cm" table:align="margins"/>
    </style:style>
    <style:style style:name="Tabla42.A" style:family="table-column">
      <style:table-column-properties style:column-width="3.307cm" style:rel-column-width="12896*"/>
    </style:style>
    <style:style style:name="Tabla42.B" style:family="table-column">
      <style:table-column-properties style:column-width="13.499cm" style:rel-column-width="52639*"/>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1" style:family="table-row">
      <style:table-row-properties style:min-row-height="0.609cm"/>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6.806cm" table:align="margins"/>
    </style:style>
    <style:style style:name="Tabla44.A" style:family="table-column">
      <style:table-column-properties style:column-width="16.806cm" style:rel-column-width="65535*"/>
    </style:style>
    <style:style style:name="Tabla44.A1" style:family="table-cell">
      <style:table-cell-properties fo:padding="0.097cm" fo:border="0.05pt solid #000000"/>
    </style:style>
    <style:style style:name="Tabla44.A2" style:family="table-cell">
      <style:table-cell-properties fo:padding="0.097cm" fo:border-left="0.05pt solid #000000" fo:border-right="0.05pt solid #000000" fo:border-top="none" fo:border-bottom="0.05pt solid #000000"/>
    </style:style>
    <style:style style:name="Tabla45" style:family="table">
      <style:table-properties style:width="16.612cm" table:align="margins"/>
    </style:style>
    <style:style style:name="Tabla45.A" style:family="table-column">
      <style:table-column-properties style:column-width="3.201cm" style:rel-column-width="12629*"/>
    </style:style>
    <style:style style:name="Tabla45.B" style:family="table-column">
      <style:table-column-properties style:column-width="5.105cm" style:rel-column-width="20137*"/>
    </style:style>
    <style:style style:name="Tabla45.C" style:family="table-column">
      <style:table-column-properties style:column-width="4.152cm" style:rel-column-width="16380*"/>
    </style:style>
    <style:style style:name="Tabla45.D" style:family="table-column">
      <style:table-column-properties style:column-width="4.154cm" style:rel-column-width="16389*"/>
    </style:style>
    <style:style style:name="Tabla45.A1" style:family="table-cell">
      <style:table-cell-properties fo:padding="0.097cm" fo:border-left="0.05pt solid #000000" fo:border-right="none" fo:border-top="0.05pt solid #000000" fo:border-bottom="0.05pt solid #000000"/>
    </style:style>
    <style:style style:name="Tabla45.D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D2" style:family="table-cell">
      <style:table-cell-properties fo:padding="0.097cm" fo:border-left="0.05pt solid #000000" fo:border-right="0.05pt solid #000000" fo:border-top="none" fo:border-bottom="0.05pt solid #000000"/>
    </style:style>
    <style:style style:name="Tabla46" style:family="table">
      <style:table-properties style:width="16.612cm" table:align="margins"/>
    </style:style>
    <style:style style:name="Tabla46.A" style:family="table-column">
      <style:table-column-properties style:column-width="3.228cm" style:rel-column-width="12734*"/>
    </style:style>
    <style:style style:name="Tabla46.B" style:family="table-column">
      <style:table-column-properties style:column-width="13.384cm" style:rel-column-width="52801*"/>
    </style:style>
    <style:style style:name="Tabla46.A1" style:family="table-cell">
      <style:table-cell-properties fo:padding="0.097cm" fo:border-left="0.05pt solid #000000" fo:border-right="none" fo:border-top="0.05pt solid #000000" fo:border-bottom="0.05pt solid #000000"/>
    </style:style>
    <style:style style:name="Tabla46.B1" style:family="table-cell">
      <style:table-cell-properties fo:padding="0.097cm" fo:border="0.05pt solid #000000"/>
    </style:style>
    <style:style style:name="Tabla47" style:family="table">
      <style:table-properties style:width="16.612cm" table:align="margins"/>
    </style:style>
    <style:style style:name="Tabla47.A" style:family="table-column">
      <style:table-column-properties style:column-width="3.201cm" style:rel-column-width="12629*"/>
    </style:style>
    <style:style style:name="Tabla47.B" style:family="table-column">
      <style:table-column-properties style:column-width="3.443cm" style:rel-column-width="13582*"/>
    </style:style>
    <style:style style:name="Tabla47.C" style:family="table-column">
      <style:table-column-properties style:column-width="3.321cm" style:rel-column-width="13102*"/>
    </style:style>
    <style:style style:name="Tabla47.D" style:family="table-column">
      <style:table-column-properties style:column-width="3.323cm" style:rel-column-width="13109*"/>
    </style:style>
    <style:style style:name="Tabla47.E" style:family="table-column">
      <style:table-column-properties style:column-width="3.323cm" style:rel-column-width="13113*"/>
    </style:style>
    <style:style style:name="Tabla47.A1" style:family="table-cell">
      <style:table-cell-properties fo:padding="0.097cm" fo:border-left="0.05pt solid #000000" fo:border-right="none" fo:border-top="0.05pt solid #000000" fo:border-bottom="0.05pt solid #000000"/>
    </style:style>
    <style:style style:name="Tabla47.E1" style:family="table-cell">
      <style:table-cell-properties fo:padding="0.097cm" fo:border="0.05pt solid #000000"/>
    </style:style>
    <style:style style:name="Tabla47.2" style:family="table-row">
      <style:table-row-properties style:min-row-height="1.725cm"/>
    </style:style>
    <style:style style:name="Tabla47.A2" style:family="table-cell">
      <style:table-cell-properties fo:padding="0.097cm" fo:border-left="0.05pt solid #000000" fo:border-right="none" fo:border-top="none" fo:border-bottom="0.05pt solid #000000"/>
    </style:style>
    <style:style style:name="Tabla47.E2" style:family="table-cell">
      <style:table-cell-properties fo:padding="0.097cm" fo:border-left="0.05pt solid #000000" fo:border-right="0.05pt solid #000000" fo:border-top="none" fo:border-bottom="0.05pt solid #000000"/>
    </style:style>
    <style:style style:name="Tabla48" style:family="table">
      <style:table-properties style:width="16.806cm" table:align="margins"/>
    </style:style>
    <style:style style:name="Tabla48.A" style:family="table-column">
      <style:table-column-properties style:column-width="3.307cm" style:rel-column-width="12896*"/>
    </style:style>
    <style:style style:name="Tabla48.B" style:family="table-column">
      <style:table-column-properties style:column-width="13.499cm" style:rel-column-width="52639*"/>
    </style:style>
    <style:style style:name="Tabla48.A1" style:family="table-cell">
      <style:table-cell-properties fo:padding="0.097cm" fo:border-left="0.05pt solid #000000" fo:border-right="none" fo:border-top="0.05pt solid #000000" fo:border-bottom="0.05pt solid #000000"/>
    </style:style>
    <style:style style:name="Tabla48.B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B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min-row-height="0.609cm"/>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6.806cm" table:align="margins"/>
    </style:style>
    <style:style style:name="Tabla50.A" style:family="table-column">
      <style:table-column-properties style:column-width="16.806cm" style:rel-column-width="65535*"/>
    </style:style>
    <style:style style:name="Tabla50.A1" style:family="table-cell">
      <style:table-cell-properties fo:padding="0.097cm" fo:border="0.05pt solid #000000"/>
    </style:style>
    <style:style style:name="Tabla50.A2" style:family="table-cell">
      <style:table-cell-properties fo:padding="0.097cm" fo:border-left="0.05pt solid #000000" fo:border-right="0.05pt solid #000000" fo:border-top="none" fo:border-bottom="0.05pt solid #000000"/>
    </style:style>
    <style:style style:name="Tabla51" style:family="table">
      <style:table-properties style:width="16.612cm" table:align="margins"/>
    </style:style>
    <style:style style:name="Tabla51.A" style:family="table-column">
      <style:table-column-properties style:column-width="3.201cm" style:rel-column-width="12629*"/>
    </style:style>
    <style:style style:name="Tabla51.B" style:family="table-column">
      <style:table-column-properties style:column-width="5.105cm" style:rel-column-width="20137*"/>
    </style:style>
    <style:style style:name="Tabla51.C" style:family="table-column">
      <style:table-column-properties style:column-width="4.152cm" style:rel-column-width="16380*"/>
    </style:style>
    <style:style style:name="Tabla51.D" style:family="table-column">
      <style:table-column-properties style:column-width="4.154cm" style:rel-column-width="16389*"/>
    </style:style>
    <style:style style:name="Tabla51.A1" style:family="table-cell">
      <style:table-cell-properties fo:padding="0.097cm" fo:border-left="0.05pt solid #000000" fo:border-right="none" fo:border-top="0.05pt solid #000000" fo:border-bottom="0.05pt solid #000000"/>
    </style:style>
    <style:style style:name="Tabla51.D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D2" style:family="table-cell">
      <style:table-cell-properties fo:padding="0.097cm" fo:border-left="0.05pt solid #000000" fo:border-right="0.05pt solid #000000" fo:border-top="none" fo:border-bottom="0.05pt solid #000000"/>
    </style:style>
    <style:style style:name="Tabla52" style:family="table">
      <style:table-properties style:width="16.612cm" table:align="margins"/>
    </style:style>
    <style:style style:name="Tabla52.A" style:family="table-column">
      <style:table-column-properties style:column-width="3.228cm" style:rel-column-width="12734*"/>
    </style:style>
    <style:style style:name="Tabla52.B" style:family="table-column">
      <style:table-column-properties style:column-width="13.384cm" style:rel-column-width="52801*"/>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3" style:family="table">
      <style:table-properties style:width="16.612cm" table:align="margins"/>
    </style:style>
    <style:style style:name="Tabla53.A" style:family="table-column">
      <style:table-column-properties style:column-width="3.201cm" style:rel-column-width="12629*"/>
    </style:style>
    <style:style style:name="Tabla53.B" style:family="table-column">
      <style:table-column-properties style:column-width="3.443cm" style:rel-column-width="13582*"/>
    </style:style>
    <style:style style:name="Tabla53.C" style:family="table-column">
      <style:table-column-properties style:column-width="3.321cm" style:rel-column-width="13102*"/>
    </style:style>
    <style:style style:name="Tabla53.D" style:family="table-column">
      <style:table-column-properties style:column-width="3.323cm" style:rel-column-width="13109*"/>
    </style:style>
    <style:style style:name="Tabla53.E" style:family="table-column">
      <style:table-column-properties style:column-width="3.323cm" style:rel-column-width="13113*"/>
    </style:style>
    <style:style style:name="Tabla53.A1" style:family="table-cell">
      <style:table-cell-properties fo:padding="0.097cm" fo:border-left="0.05pt solid #000000" fo:border-right="none" fo:border-top="0.05pt solid #000000" fo:border-bottom="0.05pt solid #000000"/>
    </style:style>
    <style:style style:name="Tabla53.E1" style:family="table-cell">
      <style:table-cell-properties fo:padding="0.097cm" fo:border="0.05pt solid #000000"/>
    </style:style>
    <style:style style:name="Tabla53.2" style:family="table-row">
      <style:table-row-properties style:min-row-height="5.112cm"/>
    </style:style>
    <style:style style:name="Tabla53.A2" style:family="table-cell">
      <style:table-cell-properties fo:padding="0.097cm" fo:border-left="0.05pt solid #000000" fo:border-right="none" fo:border-top="none" fo:border-bottom="0.05pt solid #000000"/>
    </style:style>
    <style:style style:name="Tabla53.E2" style:family="table-cell">
      <style:table-cell-properties fo:padding="0.097cm" fo:border-left="0.05pt solid #000000" fo:border-right="0.05pt solid #000000" fo:border-top="none" fo:border-bottom="0.05pt solid #000000"/>
    </style:style>
    <style:style style:name="Tabla54" style:family="table">
      <style:table-properties style:width="16.806cm" table:align="margins"/>
    </style:style>
    <style:style style:name="Tabla54.A" style:family="table-column">
      <style:table-column-properties style:column-width="3.307cm" style:rel-column-width="12896*"/>
    </style:style>
    <style:style style:name="Tabla54.B" style:family="table-column">
      <style:table-column-properties style:column-width="13.499cm" style:rel-column-width="52639*"/>
    </style:style>
    <style:style style:name="Tabla54.A1" style:family="table-cell">
      <style:table-cell-properties fo:padding="0.097cm" fo:border-left="0.05pt solid #000000" fo:border-right="none" fo:border-top="0.05pt solid #000000" fo:border-bottom="0.05pt solid #000000"/>
    </style:style>
    <style:style style:name="Tabla54.B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1" style:family="table-row">
      <style:table-row-properties style:min-row-height="0.609cm"/>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bla56" style:family="table">
      <style:table-properties style:width="16.806cm" table:align="margins"/>
    </style:style>
    <style:style style:name="Tabla56.A" style:family="table-column">
      <style:table-column-properties style:column-width="16.806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57" style:family="table">
      <style:table-properties style:width="16.612cm" table:align="margins"/>
    </style:style>
    <style:style style:name="Tabla57.A" style:family="table-column">
      <style:table-column-properties style:column-width="3.201cm" style:rel-column-width="12629*"/>
    </style:style>
    <style:style style:name="Tabla57.B" style:family="table-column">
      <style:table-column-properties style:column-width="5.105cm" style:rel-column-width="20137*"/>
    </style:style>
    <style:style style:name="Tabla57.C" style:family="table-column">
      <style:table-column-properties style:column-width="4.152cm" style:rel-column-width="16380*"/>
    </style:style>
    <style:style style:name="Tabla57.D" style:family="table-column">
      <style:table-column-properties style:column-width="4.154cm" style:rel-column-width="16389*"/>
    </style:style>
    <style:style style:name="Tabla57.A1" style:family="table-cell">
      <style:table-cell-properties fo:padding="0.097cm" fo:border-left="0.05pt solid #000000" fo:border-right="none" fo:border-top="0.05pt solid #000000" fo:border-bottom="0.05pt solid #000000"/>
    </style:style>
    <style:style style:name="Tabla57.D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D2" style:family="table-cell">
      <style:table-cell-properties fo:padding="0.097cm" fo:border-left="0.05pt solid #000000" fo:border-right="0.05pt solid #000000" fo:border-top="none" fo:border-bottom="0.05pt solid #000000"/>
    </style:style>
    <style:style style:name="Tabla58" style:family="table">
      <style:table-properties style:width="16.612cm" table:align="margins"/>
    </style:style>
    <style:style style:name="Tabla58.A" style:family="table-column">
      <style:table-column-properties style:column-width="3.228cm" style:rel-column-width="12734*"/>
    </style:style>
    <style:style style:name="Tabla58.B" style:family="table-column">
      <style:table-column-properties style:column-width="13.384cm" style:rel-column-width="52801*"/>
    </style:style>
    <style:style style:name="Tabla58.A1" style:family="table-cell">
      <style:table-cell-properties fo:padding="0.097cm" fo:border-left="0.05pt solid #000000" fo:border-right="none" fo:border-top="0.05pt solid #000000" fo:border-bottom="0.05pt solid #000000"/>
    </style:style>
    <style:style style:name="Tabla58.B1" style:family="table-cell">
      <style:table-cell-properties fo:padding="0.097cm" fo:border="0.05pt solid #000000"/>
    </style:style>
    <style:style style:name="Tabla59" style:family="table">
      <style:table-properties style:width="16.612cm" table:align="margins"/>
    </style:style>
    <style:style style:name="Tabla59.A" style:family="table-column">
      <style:table-column-properties style:column-width="3.201cm" style:rel-column-width="12629*"/>
    </style:style>
    <style:style style:name="Tabla59.B" style:family="table-column">
      <style:table-column-properties style:column-width="3.443cm" style:rel-column-width="13582*"/>
    </style:style>
    <style:style style:name="Tabla59.C" style:family="table-column">
      <style:table-column-properties style:column-width="3.321cm" style:rel-column-width="13102*"/>
    </style:style>
    <style:style style:name="Tabla59.D" style:family="table-column">
      <style:table-column-properties style:column-width="3.323cm" style:rel-column-width="13109*"/>
    </style:style>
    <style:style style:name="Tabla59.E" style:family="table-column">
      <style:table-column-properties style:column-width="3.323cm" style:rel-column-width="13113*"/>
    </style:style>
    <style:style style:name="Tabla59.A1" style:family="table-cell">
      <style:table-cell-properties fo:padding="0.097cm" fo:border-left="0.05pt solid #000000" fo:border-right="none" fo:border-top="0.05pt solid #000000" fo:border-bottom="0.05pt solid #000000"/>
    </style:style>
    <style:style style:name="Tabla59.E1" style:family="table-cell">
      <style:table-cell-properties fo:padding="0.097cm" fo:border="0.05pt solid #000000"/>
    </style:style>
    <style:style style:name="Tabla59.2" style:family="table-row">
      <style:table-row-properties style:min-row-height="5.112cm"/>
    </style:style>
    <style:style style:name="Tabla59.A2" style:family="table-cell">
      <style:table-cell-properties fo:padding="0.097cm" fo:border-left="0.05pt solid #000000" fo:border-right="none" fo:border-top="none" fo:border-bottom="0.05pt solid #000000"/>
    </style:style>
    <style:style style:name="Tabla59.E2" style:family="table-cell">
      <style:table-cell-properties fo:padding="0.097cm" fo:border-left="0.05pt solid #000000" fo:border-right="0.05pt solid #000000" fo:border-top="none" fo:border-bottom="0.05pt solid #000000"/>
    </style:style>
    <style:style style:name="Tabla60" style:family="table">
      <style:table-properties style:width="16.806cm" table:align="margins"/>
    </style:style>
    <style:style style:name="Tabla60.A" style:family="table-column">
      <style:table-column-properties style:column-width="3.307cm" style:rel-column-width="12896*"/>
    </style:style>
    <style:style style:name="Tabla60.B" style:family="table-column">
      <style:table-column-properties style:column-width="13.499cm" style:rel-column-width="52639*"/>
    </style:style>
    <style:style style:name="Tabla60.A1" style:family="table-cell">
      <style:table-cell-properties fo:padding="0.097cm" fo:border-left="0.05pt solid #000000" fo:border-right="none" fo:border-top="0.05pt solid #000000" fo:border-bottom="0.05pt solid #000000"/>
    </style:style>
    <style:style style:name="Tabla60.B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B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min-row-height="0.609cm"/>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6.806cm" table:align="margins"/>
    </style:style>
    <style:style style:name="Tabla62.A" style:family="table-column">
      <style:table-column-properties style:column-width="16.806cm" style:rel-column-width="65535*"/>
    </style:style>
    <style:style style:name="Tabla62.A1" style:family="table-cell">
      <style:table-cell-properties fo:padding="0.097cm" fo:border="0.05pt solid #000000"/>
    </style:style>
    <style:style style:name="Tabla62.A2" style:family="table-cell">
      <style:table-cell-properties fo:padding="0.097cm" fo:border-left="0.05pt solid #000000" fo:border-right="0.05pt solid #000000" fo:border-top="none" fo:border-bottom="0.05pt solid #000000"/>
    </style:style>
    <style:style style:name="Tabla63" style:family="table">
      <style:table-properties style:width="16.612cm" table:align="margins"/>
    </style:style>
    <style:style style:name="Tabla63.A" style:family="table-column">
      <style:table-column-properties style:column-width="3.201cm" style:rel-column-width="12629*"/>
    </style:style>
    <style:style style:name="Tabla63.B" style:family="table-column">
      <style:table-column-properties style:column-width="5.105cm" style:rel-column-width="20137*"/>
    </style:style>
    <style:style style:name="Tabla63.C" style:family="table-column">
      <style:table-column-properties style:column-width="4.152cm" style:rel-column-width="16380*"/>
    </style:style>
    <style:style style:name="Tabla63.D" style:family="table-column">
      <style:table-column-properties style:column-width="4.154cm" style:rel-column-width="16389*"/>
    </style:style>
    <style:style style:name="Tabla63.A1" style:family="table-cell">
      <style:table-cell-properties fo:padding="0.097cm" fo:border-left="0.05pt solid #000000" fo:border-right="none" fo:border-top="0.05pt solid #000000" fo:border-bottom="0.05pt solid #000000"/>
    </style:style>
    <style:style style:name="Tabla63.D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D2" style:family="table-cell">
      <style:table-cell-properties fo:padding="0.097cm" fo:border-left="0.05pt solid #000000" fo:border-right="0.05pt solid #000000" fo:border-top="none" fo:border-bottom="0.05pt solid #000000"/>
    </style:style>
    <style:style style:name="Tabla64" style:family="table">
      <style:table-properties style:width="16.612cm" table:align="margins"/>
    </style:style>
    <style:style style:name="Tabla64.A" style:family="table-column">
      <style:table-column-properties style:column-width="3.228cm" style:rel-column-width="12734*"/>
    </style:style>
    <style:style style:name="Tabla64.B" style:family="table-column">
      <style:table-column-properties style:column-width="13.384cm" style:rel-column-width="52801*"/>
    </style:style>
    <style:style style:name="Tabla64.A1" style:family="table-cell">
      <style:table-cell-properties fo:padding="0.097cm" fo:border-left="0.05pt solid #000000" fo:border-right="none" fo:border-top="0.05pt solid #000000" fo:border-bottom="0.05pt solid #000000"/>
    </style:style>
    <style:style style:name="Tabla64.B1" style:family="table-cell">
      <style:table-cell-properties fo:padding="0.097cm" fo:border="0.05pt solid #000000"/>
    </style:style>
    <style:style style:name="Tabla65" style:family="table">
      <style:table-properties style:width="16.612cm" table:align="margins"/>
    </style:style>
    <style:style style:name="Tabla65.A" style:family="table-column">
      <style:table-column-properties style:column-width="3.201cm" style:rel-column-width="12629*"/>
    </style:style>
    <style:style style:name="Tabla65.B" style:family="table-column">
      <style:table-column-properties style:column-width="3.443cm" style:rel-column-width="13582*"/>
    </style:style>
    <style:style style:name="Tabla65.C" style:family="table-column">
      <style:table-column-properties style:column-width="3.321cm" style:rel-column-width="13102*"/>
    </style:style>
    <style:style style:name="Tabla65.D" style:family="table-column">
      <style:table-column-properties style:column-width="3.323cm" style:rel-column-width="13109*"/>
    </style:style>
    <style:style style:name="Tabla65.E" style:family="table-column">
      <style:table-column-properties style:column-width="3.323cm" style:rel-column-width="13113*"/>
    </style:style>
    <style:style style:name="Tabla65.A1" style:family="table-cell">
      <style:table-cell-properties fo:padding="0.097cm" fo:border-left="0.05pt solid #000000" fo:border-right="none" fo:border-top="0.05pt solid #000000" fo:border-bottom="0.05pt solid #000000"/>
    </style:style>
    <style:style style:name="Tabla65.E1" style:family="table-cell">
      <style:table-cell-properties fo:padding="0.097cm" fo:border="0.05pt solid #000000"/>
    </style:style>
    <style:style style:name="Tabla65.2" style:family="table-row">
      <style:table-row-properties style:min-row-height="1.725cm"/>
    </style:style>
    <style:style style:name="Tabla65.A2" style:family="table-cell">
      <style:table-cell-properties fo:padding="0.097cm" fo:border-left="0.05pt solid #000000" fo:border-right="none" fo:border-top="none" fo:border-bottom="0.05pt solid #000000"/>
    </style:style>
    <style:style style:name="Tabla65.E2" style:family="table-cell">
      <style:table-cell-properties fo:padding="0.097cm" fo:border-left="0.05pt solid #000000" fo:border-right="0.05pt solid #000000" fo:border-top="none" fo:border-bottom="0.05pt solid #000000"/>
    </style:style>
    <style:style style:name="Tabla66" style:family="table">
      <style:table-properties style:width="16.806cm" table:align="margins"/>
    </style:style>
    <style:style style:name="Tabla66.A" style:family="table-column">
      <style:table-column-properties style:column-width="3.307cm" style:rel-column-width="12896*"/>
    </style:style>
    <style:style style:name="Tabla66.B" style:family="table-column">
      <style:table-column-properties style:column-width="13.499cm" style:rel-column-width="52639*"/>
    </style:style>
    <style:style style:name="Tabla66.A1" style:family="table-cell">
      <style:table-cell-properties fo:padding="0.097cm" fo:border-left="0.05pt solid #000000" fo:border-right="none" fo:border-top="0.05pt solid #000000" fo:border-bottom="0.05pt solid #000000"/>
    </style:style>
    <style:style style:name="Tabla66.B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B2"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1" style:family="table-row">
      <style:table-row-properties style:min-row-height="0.609cm"/>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6.806cm" table:align="margins"/>
    </style:style>
    <style:style style:name="Tabla68.A" style:family="table-column">
      <style:table-column-properties style:column-width="16.806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6.612cm" table:align="margins"/>
    </style:style>
    <style:style style:name="Tabla69.A" style:family="table-column">
      <style:table-column-properties style:column-width="3.201cm" style:rel-column-width="12629*"/>
    </style:style>
    <style:style style:name="Tabla69.B" style:family="table-column">
      <style:table-column-properties style:column-width="5.105cm" style:rel-column-width="20137*"/>
    </style:style>
    <style:style style:name="Tabla69.C" style:family="table-column">
      <style:table-column-properties style:column-width="4.152cm" style:rel-column-width="16380*"/>
    </style:style>
    <style:style style:name="Tabla69.D" style:family="table-column">
      <style:table-column-properties style:column-width="4.154cm" style:rel-column-width="16389*"/>
    </style:style>
    <style:style style:name="Tabla69.A1" style:family="table-cell">
      <style:table-cell-properties fo:padding="0.097cm" fo:border-left="0.05pt solid #000000" fo:border-right="none" fo:border-top="0.05pt solid #000000" fo:border-bottom="0.05pt solid #000000"/>
    </style:style>
    <style:style style:name="Tabla69.D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D2" style:family="table-cell">
      <style:table-cell-properties fo:padding="0.097cm" fo:border-left="0.05pt solid #000000" fo:border-right="0.05pt solid #000000" fo:border-top="none" fo:border-bottom="0.05pt solid #000000"/>
    </style:style>
    <style:style style:name="Tabla70" style:family="table">
      <style:table-properties style:width="16.612cm" table:align="margins"/>
    </style:style>
    <style:style style:name="Tabla70.A" style:family="table-column">
      <style:table-column-properties style:column-width="3.228cm" style:rel-column-width="12734*"/>
    </style:style>
    <style:style style:name="Tabla70.B" style:family="table-column">
      <style:table-column-properties style:column-width="13.384cm" style:rel-column-width="52801*"/>
    </style:style>
    <style:style style:name="Tabla70.A1" style:family="table-cell">
      <style:table-cell-properties fo:padding="0.097cm" fo:border-left="0.05pt solid #000000" fo:border-right="none" fo:border-top="0.05pt solid #000000" fo:border-bottom="0.05pt solid #000000"/>
    </style:style>
    <style:style style:name="Tabla70.B1" style:family="table-cell">
      <style:table-cell-properties fo:padding="0.097cm" fo:border="0.05pt solid #000000"/>
    </style:style>
    <style:style style:name="Tabla71" style:family="table">
      <style:table-properties style:width="16.612cm" table:align="margins"/>
    </style:style>
    <style:style style:name="Tabla71.A" style:family="table-column">
      <style:table-column-properties style:column-width="3.201cm" style:rel-column-width="12629*"/>
    </style:style>
    <style:style style:name="Tabla71.B" style:family="table-column">
      <style:table-column-properties style:column-width="3.443cm" style:rel-column-width="13582*"/>
    </style:style>
    <style:style style:name="Tabla71.C" style:family="table-column">
      <style:table-column-properties style:column-width="3.321cm" style:rel-column-width="13102*"/>
    </style:style>
    <style:style style:name="Tabla71.D" style:family="table-column">
      <style:table-column-properties style:column-width="3.323cm" style:rel-column-width="13109*"/>
    </style:style>
    <style:style style:name="Tabla71.E" style:family="table-column">
      <style:table-column-properties style:column-width="3.323cm" style:rel-column-width="13113*"/>
    </style:style>
    <style:style style:name="Tabla71.A1" style:family="table-cell">
      <style:table-cell-properties fo:padding="0.097cm" fo:border-left="0.05pt solid #000000" fo:border-right="none" fo:border-top="0.05pt solid #000000" fo:border-bottom="0.05pt solid #000000"/>
    </style:style>
    <style:style style:name="Tabla71.E1" style:family="table-cell">
      <style:table-cell-properties fo:padding="0.097cm" fo:border="0.05pt solid #000000"/>
    </style:style>
    <style:style style:name="Tabla71.2" style:family="table-row">
      <style:table-row-properties style:min-row-height="1.725cm"/>
    </style:style>
    <style:style style:name="Tabla71.A2" style:family="table-cell">
      <style:table-cell-properties fo:padding="0.097cm" fo:border-left="0.05pt solid #000000" fo:border-right="none" fo:border-top="none" fo:border-bottom="0.05pt solid #000000"/>
    </style:style>
    <style:style style:name="Tabla71.E2" style:family="table-cell">
      <style:table-cell-properties fo:padding="0.097cm" fo:border-left="0.05pt solid #000000" fo:border-right="0.05pt solid #000000" fo:border-top="none" fo:border-bottom="0.05pt solid #000000"/>
    </style:style>
    <style:style style:name="Tabla72" style:family="table">
      <style:table-properties style:width="16.806cm" table:align="margins"/>
    </style:style>
    <style:style style:name="Tabla72.A" style:family="table-column">
      <style:table-column-properties style:column-width="3.307cm" style:rel-column-width="12896*"/>
    </style:style>
    <style:style style:name="Tabla72.B" style:family="table-column">
      <style:table-column-properties style:column-width="13.499cm" style:rel-column-width="52639*"/>
    </style:style>
    <style:style style:name="Tabla72.A1" style:family="table-cell">
      <style:table-cell-properties fo:padding="0.097cm" fo:border-left="0.05pt solid #000000" fo:border-right="none" fo:border-top="0.05pt solid #000000" fo:border-bottom="0.05pt solid #000000"/>
    </style:style>
    <style:style style:name="Tabla72.B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B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1" style:family="table-row">
      <style:table-row-properties style:min-row-height="0.609cm"/>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6.806cm" table:align="margins"/>
    </style:style>
    <style:style style:name="Tabla74.A" style:family="table-column">
      <style:table-column-properties style:column-width="16.806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6.612cm" table:align="margins"/>
    </style:style>
    <style:style style:name="Tabla75.A" style:family="table-column">
      <style:table-column-properties style:column-width="3.201cm" style:rel-column-width="12629*"/>
    </style:style>
    <style:style style:name="Tabla75.B" style:family="table-column">
      <style:table-column-properties style:column-width="5.105cm" style:rel-column-width="20137*"/>
    </style:style>
    <style:style style:name="Tabla75.C" style:family="table-column">
      <style:table-column-properties style:column-width="4.152cm" style:rel-column-width="16380*"/>
    </style:style>
    <style:style style:name="Tabla75.D" style:family="table-column">
      <style:table-column-properties style:column-width="4.154cm" style:rel-column-width="16389*"/>
    </style:style>
    <style:style style:name="Tabla75.A1" style:family="table-cell">
      <style:table-cell-properties fo:padding="0.097cm" fo:border-left="0.05pt solid #000000" fo:border-right="none" fo:border-top="0.05pt solid #000000" fo:border-bottom="0.05pt solid #000000"/>
    </style:style>
    <style:style style:name="Tabla75.D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D2" style:family="table-cell">
      <style:table-cell-properties fo:padding="0.097cm" fo:border-left="0.05pt solid #000000" fo:border-right="0.05pt solid #000000" fo:border-top="none" fo:border-bottom="0.05pt solid #000000"/>
    </style:style>
    <style:style style:name="Tabla76" style:family="table">
      <style:table-properties style:width="16.612cm" table:align="margins"/>
    </style:style>
    <style:style style:name="Tabla76.A" style:family="table-column">
      <style:table-column-properties style:column-width="3.228cm" style:rel-column-width="12734*"/>
    </style:style>
    <style:style style:name="Tabla76.B" style:family="table-column">
      <style:table-column-properties style:column-width="13.384cm" style:rel-column-width="52801*"/>
    </style:style>
    <style:style style:name="Tabla76.A1" style:family="table-cell">
      <style:table-cell-properties fo:padding="0.097cm" fo:border-left="0.05pt solid #000000" fo:border-right="none" fo:border-top="0.05pt solid #000000" fo:border-bottom="0.05pt solid #000000"/>
    </style:style>
    <style:style style:name="Tabla76.B1" style:family="table-cell">
      <style:table-cell-properties fo:padding="0.097cm" fo:border="0.05pt solid #000000"/>
    </style:style>
    <style:style style:name="Tabla77" style:family="table">
      <style:table-properties style:width="16.612cm" table:align="margins"/>
    </style:style>
    <style:style style:name="Tabla77.A" style:family="table-column">
      <style:table-column-properties style:column-width="3.201cm" style:rel-column-width="12629*"/>
    </style:style>
    <style:style style:name="Tabla77.B" style:family="table-column">
      <style:table-column-properties style:column-width="3.443cm" style:rel-column-width="13582*"/>
    </style:style>
    <style:style style:name="Tabla77.C" style:family="table-column">
      <style:table-column-properties style:column-width="3.321cm" style:rel-column-width="13102*"/>
    </style:style>
    <style:style style:name="Tabla77.D" style:family="table-column">
      <style:table-column-properties style:column-width="3.323cm" style:rel-column-width="13109*"/>
    </style:style>
    <style:style style:name="Tabla77.E" style:family="table-column">
      <style:table-column-properties style:column-width="3.323cm" style:rel-column-width="13113*"/>
    </style:style>
    <style:style style:name="Tabla77.A1" style:family="table-cell">
      <style:table-cell-properties fo:padding="0.097cm" fo:border-left="0.05pt solid #000000" fo:border-right="none" fo:border-top="0.05pt solid #000000" fo:border-bottom="0.05pt solid #000000"/>
    </style:style>
    <style:style style:name="Tabla77.E1" style:family="table-cell">
      <style:table-cell-properties fo:padding="0.097cm" fo:border="0.05pt solid #000000"/>
    </style:style>
    <style:style style:name="Tabla77.2" style:family="table-row">
      <style:table-row-properties style:min-row-height="1.725cm"/>
    </style:style>
    <style:style style:name="Tabla77.A2" style:family="table-cell">
      <style:table-cell-properties fo:padding="0.097cm" fo:border-left="0.05pt solid #000000" fo:border-right="none" fo:border-top="none" fo:border-bottom="0.05pt solid #000000"/>
    </style:style>
    <style:style style:name="Tabla77.E2" style:family="table-cell">
      <style:table-cell-properties fo:padding="0.097cm" fo:border-left="0.05pt solid #000000" fo:border-right="0.05pt solid #000000" fo:border-top="none" fo:border-bottom="0.05pt solid #000000"/>
    </style:style>
    <style:style style:name="Tabla78" style:family="table">
      <style:table-properties style:width="16.806cm" table:align="margins"/>
    </style:style>
    <style:style style:name="Tabla78.A" style:family="table-column">
      <style:table-column-properties style:column-width="3.307cm" style:rel-column-width="12896*"/>
    </style:style>
    <style:style style:name="Tabla78.B" style:family="table-column">
      <style:table-column-properties style:column-width="13.499cm" style:rel-column-width="52639*"/>
    </style:style>
    <style:style style:name="Tabla78.A1" style:family="table-cell">
      <style:table-cell-properties fo:padding="0.097cm" fo:border-left="0.05pt solid #000000" fo:border-right="none" fo:border-top="0.05pt solid #000000" fo:border-bottom="0.05pt solid #000000"/>
    </style:style>
    <style:style style:name="Tabla78.B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1863" officeooo:paragraph-rsid="00101863"/>
    </style:style>
    <style:style style:name="P2" style:family="paragraph" style:parent-style-name="Standard">
      <style:paragraph-properties fo:text-align="center" style:justify-single-word="false"/>
      <style:text-properties fo:font-size="36pt" style:text-underline-style="solid" style:text-underline-width="auto" style:text-underline-color="font-color" officeooo:rsid="00101863" officeooo:paragraph-rsid="00101863" style:font-size-asian="36pt" style:font-size-complex="36pt"/>
    </style:style>
    <style:style style:name="P3" style:family="paragraph" style:parent-style-name="Standard">
      <style:paragraph-properties fo:text-align="center" style:justify-single-word="false"/>
      <style:text-properties fo:font-size="36pt" style:text-underline-style="none" officeooo:rsid="00101863" officeooo:paragraph-rsid="00101863" style:font-size-asian="36pt" style:font-size-complex="36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officeooo:rsid="00101863" officeooo:paragraph-rsid="00101863" style:font-size-asian="10.5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101863" officeooo:paragraph-rsid="00101863"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01863" officeooo:paragraph-rsid="00107a63"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01863" officeooo:paragraph-rsid="0013dbb7"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01863" officeooo:paragraph-rsid="00101863"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13dbb7" officeooo:paragraph-rsid="0013dbb7"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1fdd1" officeooo:paragraph-rsid="0011fdd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3a7b4" officeooo:paragraph-rsid="0013a7b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5bd42" officeooo:paragraph-rsid="0015bd4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officeooo:rsid="00101863" officeooo:paragraph-rsid="00101863" style:font-size-asian="10.5pt" style:font-size-complex="12pt"/>
    </style:style>
    <style:style style:name="P14" style:family="paragraph" style:parent-style-name="Standard">
      <style:paragraph-properties fo:text-align="start" style:justify-single-word="false"/>
      <style:text-properties fo:font-size="12pt" style:text-underline-style="none" fo:font-weight="normal" officeooo:rsid="00101863" officeooo:paragraph-rsid="0010186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01863" officeooo:paragraph-rsid="00107a6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01863" officeooo:paragraph-rsid="0034ae08"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101863" officeooo:paragraph-rsid="0010186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07a63" officeooo:paragraph-rsid="0010186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3dbb7" officeooo:paragraph-rsid="0013dbb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1fdd1" officeooo:paragraph-rsid="0011fdd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3a7b4" officeooo:paragraph-rsid="0013a7b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5bd42" officeooo:paragraph-rsid="0015bd4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188f1c" officeooo:paragraph-rsid="00188f1c"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188f1c" officeooo:paragraph-rsid="0024818b"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88f1c" officeooo:paragraph-rsid="00281510"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188f1c" officeooo:paragraph-rsid="002a589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188f1c" officeooo:paragraph-rsid="002be176"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188f1c" officeooo:paragraph-rsid="002e79e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188f1c" officeooo:paragraph-rsid="002fceb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1a2991" officeooo:paragraph-rsid="001a2991"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1a2991" officeooo:paragraph-rsid="0024818b"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1a2991" officeooo:paragraph-rsid="0028151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1a2991" officeooo:paragraph-rsid="002a589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1c1f5c" officeooo:paragraph-rsid="001c1f5c"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1b2111" officeooo:paragraph-rsid="001b2111"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2192ca" officeooo:paragraph-rsid="002192ca"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2192ca" officeooo:paragraph-rsid="002247e8"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33442f" officeooo:paragraph-rsid="0033442f"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bold" officeooo:rsid="0015bd42" officeooo:paragraph-rsid="0015bd42"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style:text-underline-style="none" fo:font-weight="bold" officeooo:rsid="001b2111" officeooo:paragraph-rsid="001b2111"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style:text-underline-style="none" fo:font-weight="bold" officeooo:rsid="001c1f5c" officeooo:paragraph-rsid="001c1f5c"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style:text-underline-style="none" fo:font-weight="bold" officeooo:rsid="0035726e" officeooo:paragraph-rsid="003636af"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style:text-underline-style="none" fo:font-weight="bold" officeooo:rsid="0035726e" officeooo:paragraph-rsid="0039ed59"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24pt" style:text-underline-style="solid" style:text-underline-width="auto" style:text-underline-color="font-color" fo:font-weight="bold" officeooo:rsid="0011fdd1" officeooo:paragraph-rsid="0011fdd1" style:font-size-asian="21pt" style:font-weight-asian="bold" style:font-size-complex="24pt" style:font-weight-complex="bold"/>
    </style:style>
    <style:style style:name="P45" style:family="paragraph" style:parent-style-name="Standard">
      <style:paragraph-properties fo:text-align="start" style:justify-single-word="false"/>
      <style:text-properties fo:font-size="24pt" style:text-underline-style="none" fo:font-weight="bold" officeooo:rsid="00101863" officeooo:paragraph-rsid="00101863" style:font-size-asian="24pt" style:font-weight-asian="bold" style:font-size-complex="24pt" style:font-weight-complex="bold"/>
    </style:style>
    <style:style style:name="P46" style:family="paragraph" style:parent-style-name="Standard">
      <style:paragraph-properties fo:text-align="start" style:justify-single-word="false"/>
      <style:text-properties fo:font-size="24pt" style:text-underline-style="none" fo:font-weight="bold" officeooo:rsid="0015bd42" officeooo:paragraph-rsid="0015bd42" style:font-size-asian="24pt" style:font-weight-asian="bold" style:font-size-complex="24pt" style:font-weight-complex="bold"/>
    </style:style>
    <style:style style:name="P47" style:family="paragraph" style:parent-style-name="Standard">
      <style:paragraph-properties fo:text-align="start" style:justify-single-word="false"/>
      <style:text-properties fo:font-size="24pt" style:text-underline-style="none" fo:font-weight="bold" officeooo:rsid="00188f1c" officeooo:paragraph-rsid="00188f1c" style:font-size-asian="24pt" style:font-weight-asian="bold" style:font-size-complex="24pt" style:font-weight-complex="bold"/>
    </style:style>
    <style:style style:name="P48" style:family="paragraph" style:parent-style-name="Standard">
      <style:paragraph-properties fo:text-align="start" style:justify-single-word="false"/>
      <style:text-properties fo:font-size="24pt" style:text-underline-style="none" fo:font-weight="bold" officeooo:rsid="001c1f5c" officeooo:paragraph-rsid="001c1f5c" style:font-size-asian="24pt" style:font-weight-asian="bold" style:font-size-complex="24pt" style:font-weight-complex="bold"/>
    </style:style>
    <style:style style:name="P49" style:family="paragraph" style:parent-style-name="Standard">
      <style:paragraph-properties fo:text-align="start" style:justify-single-word="false"/>
      <style:text-properties fo:font-size="24pt" style:text-underline-style="none" fo:font-weight="bold" officeooo:rsid="002192ca" officeooo:paragraph-rsid="002192ca" style:font-size-asian="24pt" style:font-weight-asian="bold" style:font-size-complex="24pt" style:font-weight-complex="bold"/>
    </style:style>
    <style:style style:name="P50" style:family="paragraph" style:parent-style-name="Standard">
      <style:paragraph-properties fo:text-align="start" style:justify-single-word="false"/>
      <style:text-properties fo:font-size="24pt" style:text-underline-style="none" fo:font-weight="bold" officeooo:rsid="002192ca" officeooo:paragraph-rsid="002247e8" style:font-size-asian="24pt" style:font-weight-asian="bold" style:font-size-complex="24pt" style:font-weight-complex="bold"/>
    </style:style>
    <style:style style:name="P51" style:family="paragraph" style:parent-style-name="Standard">
      <style:paragraph-properties fo:text-align="start" style:justify-single-word="false"/>
      <style:text-properties fo:font-size="24pt" style:text-underline-style="none" fo:font-weight="bold" officeooo:rsid="0011fdd1" officeooo:paragraph-rsid="0011fdd1" style:font-size-asian="21pt" style:font-weight-asian="bold" style:font-size-complex="24pt" style:font-weight-complex="bold"/>
    </style:style>
    <style:style style:name="P52" style:family="paragraph" style:parent-style-name="Standard">
      <style:paragraph-properties fo:text-align="start" style:justify-single-word="false"/>
      <style:text-properties fo:font-size="24pt" style:text-underline-style="none" fo:font-weight="bold" officeooo:rsid="0015bd42" officeooo:paragraph-rsid="0015bd42" style:font-size-asian="21pt" style:font-weight-asian="bold" style:font-size-complex="24pt" style:font-weight-complex="bold"/>
    </style:style>
    <style:style style:name="P53" style:family="paragraph" style:parent-style-name="Standard">
      <style:paragraph-properties fo:text-align="start" style:justify-single-word="false"/>
      <style:text-properties fo:font-size="24pt" style:text-underline-style="none" fo:font-weight="bold" officeooo:rsid="001b2111" officeooo:paragraph-rsid="001b2111" style:font-size-asian="21pt" style:font-weight-asian="bold" style:font-size-complex="24pt" style:font-weight-complex="bold"/>
    </style:style>
    <style:style style:name="P54" style:family="paragraph" style:parent-style-name="Standard">
      <style:paragraph-properties fo:text-align="start" style:justify-single-word="false"/>
      <style:text-properties fo:font-size="24pt" style:text-underline-style="none" fo:font-weight="bold" officeooo:rsid="0023320d" officeooo:paragraph-rsid="0023320d" style:font-size-asian="21pt" style:font-weight-asian="bold" style:font-size-complex="24pt" style:font-weight-complex="bold"/>
    </style:style>
    <style:style style:name="P55" style:family="paragraph" style:parent-style-name="Standard">
      <style:paragraph-properties fo:text-align="start" style:justify-single-word="false"/>
      <style:text-properties fo:font-size="24pt" style:text-underline-style="none" fo:font-weight="bold" officeooo:rsid="0024818b" officeooo:paragraph-rsid="0024818b" style:font-size-asian="21pt" style:font-weight-asian="bold" style:font-size-complex="24pt" style:font-weight-complex="bold"/>
    </style:style>
    <style:style style:name="P56" style:family="paragraph" style:parent-style-name="Standard">
      <style:paragraph-properties fo:text-align="start" style:justify-single-word="false"/>
      <style:text-properties fo:font-size="24pt" style:text-underline-style="none" fo:font-weight="bold" officeooo:rsid="0024818b" officeooo:paragraph-rsid="00281510" style:font-size-asian="21pt" style:font-weight-asian="bold" style:font-size-complex="24pt" style:font-weight-complex="bold"/>
    </style:style>
    <style:style style:name="P57" style:family="paragraph" style:parent-style-name="Standard">
      <style:paragraph-properties fo:text-align="start" style:justify-single-word="false"/>
      <style:text-properties fo:font-size="24pt" style:text-underline-style="none" fo:font-weight="bold" officeooo:rsid="0024818b" officeooo:paragraph-rsid="002e79e2" style:font-size-asian="21pt" style:font-weight-asian="bold" style:font-size-complex="24pt" style:font-weight-complex="bold"/>
    </style:style>
    <style:style style:name="P58" style:family="paragraph" style:parent-style-name="Standard">
      <style:paragraph-properties fo:text-align="start" style:justify-single-word="false"/>
      <style:text-properties fo:font-size="24pt" style:text-underline-style="none" fo:font-weight="bold" officeooo:rsid="0024818b" officeooo:paragraph-rsid="00343972" style:font-size-asian="21pt" style:font-weight-asian="bold" style:font-size-complex="24pt" style:font-weight-complex="bold"/>
    </style:style>
    <style:style style:name="P59" style:family="paragraph" style:parent-style-name="Standard">
      <style:paragraph-properties fo:text-align="start" style:justify-single-word="false"/>
      <style:text-properties fo:font-size="24pt" style:text-underline-style="none" fo:font-weight="bold" officeooo:rsid="0024818b" officeooo:paragraph-rsid="0035726e" style:font-size-asian="21pt" style:font-weight-asian="bold" style:font-size-complex="24pt" style:font-weight-complex="bold"/>
    </style:style>
    <style:style style:name="P60" style:family="paragraph" style:parent-style-name="Standard">
      <style:paragraph-properties fo:text-align="start" style:justify-single-word="false"/>
      <style:text-properties officeooo:paragraph-rsid="002192ca"/>
    </style:style>
    <style:style style:name="P61" style:family="paragraph" style:parent-style-name="Standard">
      <style:paragraph-properties fo:text-align="start" style:justify-single-word="false"/>
      <style:text-properties officeooo:rsid="002247e8" officeooo:paragraph-rsid="002247e8"/>
    </style:style>
    <style:style style:name="P62" style:family="paragraph" style:parent-style-name="Standard">
      <style:paragraph-properties fo:text-align="start" style:justify-single-word="false"/>
      <style:text-properties fo:font-size="20pt" style:text-underline-style="none" fo:font-weight="bold" officeooo:rsid="002192ca" officeooo:paragraph-rsid="002247e8" style:font-size-asian="20pt" style:font-weight-asian="bold" style:font-size-complex="20pt" style:font-weight-complex="bold"/>
    </style:style>
    <style:style style:name="P63" style:family="paragraph" style:parent-style-name="Standard">
      <style:text-properties officeooo:paragraph-rsid="002fceb2"/>
    </style:style>
    <style:style style:name="P64" style:family="paragraph" style:parent-style-name="Standard">
      <style:text-properties officeooo:paragraph-rsid="0031c60d"/>
    </style:style>
    <style:style style:name="P65" style:family="paragraph" style:parent-style-name="Standard">
      <style:text-properties officeooo:paragraph-rsid="0035726e"/>
    </style:style>
    <style:style style:name="P66" style:family="paragraph" style:parent-style-name="Standard">
      <style:text-properties officeooo:paragraph-rsid="003636af"/>
    </style:style>
    <style:style style:name="P67" style:family="paragraph" style:parent-style-name="Standard">
      <style:text-properties officeooo:paragraph-rsid="0038337f"/>
    </style:style>
    <style:style style:name="P68" style:family="paragraph" style:parent-style-name="Standard">
      <style:text-properties officeooo:paragraph-rsid="0039ed59"/>
    </style:style>
    <style:style style:name="P69" style:family="paragraph" style:parent-style-name="Table_20_Contents">
      <style:paragraph-properties fo:text-align="start" style:justify-single-word="false"/>
      <style:text-properties fo:font-size="12pt" style:font-size-asian="10.5pt" style:font-size-complex="12pt"/>
    </style:style>
    <style:style style:name="P70" style:family="paragraph" style:parent-style-name="Table_20_Contents">
      <style:paragraph-properties fo:text-align="start" style:justify-single-word="false"/>
      <style:text-properties fo:font-size="12pt" officeooo:paragraph-rsid="0024818b" style:font-size-asian="10.5pt" style:font-size-complex="12pt"/>
    </style:style>
    <style:style style:name="P71" style:family="paragraph" style:parent-style-name="Table_20_Contents">
      <style:paragraph-properties fo:text-align="start" style:justify-single-word="false"/>
      <style:text-properties fo:font-size="12pt" officeooo:paragraph-rsid="00281510" style:font-size-asian="10.5pt" style:font-size-complex="12pt"/>
    </style:style>
    <style:style style:name="P72" style:family="paragraph" style:parent-style-name="Table_20_Contents">
      <style:paragraph-properties fo:text-align="start" style:justify-single-word="false"/>
      <style:text-properties fo:font-size="12pt" officeooo:paragraph-rsid="002a5892" style:font-size-asian="10.5pt" style:font-size-complex="12pt"/>
    </style:style>
    <style:style style:name="P73" style:family="paragraph" style:parent-style-name="Table_20_Contents">
      <style:paragraph-properties fo:text-align="start" style:justify-single-word="false"/>
      <style:text-properties fo:font-size="12pt" officeooo:paragraph-rsid="002be176" style:font-size-asian="10.5pt" style:font-size-complex="12pt"/>
    </style:style>
    <style:style style:name="P74" style:family="paragraph" style:parent-style-name="Table_20_Contents">
      <style:paragraph-properties fo:text-align="start" style:justify-single-word="false"/>
      <style:text-properties fo:font-size="12pt" officeooo:paragraph-rsid="002e79e2" style:font-size-asian="10.5pt" style:font-size-complex="12pt"/>
    </style:style>
    <style:style style:name="P75" style:family="paragraph" style:parent-style-name="Table_20_Contents">
      <style:paragraph-properties fo:text-align="start" style:justify-single-word="false"/>
      <style:text-properties fo:font-size="12pt" officeooo:paragraph-rsid="002fceb2" style:font-size-asian="10.5pt" style:font-size-complex="12pt"/>
    </style:style>
    <style:style style:name="P76" style:family="paragraph" style:parent-style-name="Table_20_Contents">
      <style:paragraph-properties fo:text-align="start" style:justify-single-word="false"/>
      <style:text-properties fo:font-size="12pt" officeooo:paragraph-rsid="0031c60d" style:font-size-asian="10.5pt" style:font-size-complex="12pt"/>
    </style:style>
    <style:style style:name="P77" style:family="paragraph" style:parent-style-name="Table_20_Contents">
      <style:paragraph-properties fo:text-align="start" style:justify-single-word="false"/>
      <style:text-properties fo:font-size="12pt" officeooo:paragraph-rsid="0035726e" style:font-size-asian="10.5pt" style:font-size-complex="12pt"/>
    </style:style>
    <style:style style:name="P78" style:family="paragraph" style:parent-style-name="Table_20_Contents">
      <style:paragraph-properties fo:text-align="start" style:justify-single-word="false"/>
      <style:text-properties fo:font-size="12pt" officeooo:paragraph-rsid="003636af" style:font-size-asian="10.5pt" style:font-size-complex="12pt"/>
    </style:style>
    <style:style style:name="P79" style:family="paragraph" style:parent-style-name="Table_20_Contents">
      <style:paragraph-properties fo:text-align="start" style:justify-single-word="false"/>
      <style:text-properties fo:font-size="12pt" officeooo:paragraph-rsid="0039ed59" style:font-size-asian="10.5pt" style:font-size-complex="12pt"/>
    </style:style>
    <style:style style:name="P80" style:family="paragraph" style:parent-style-name="Table_20_Contents">
      <style:paragraph-properties fo:text-align="start" style:justify-single-word="false"/>
      <style:text-properties fo:font-size="12pt" officeooo:rsid="0015bd42" officeooo:paragraph-rsid="0015bd42" style:font-size-asian="10.5pt" style:font-size-complex="12pt"/>
    </style:style>
    <style:style style:name="P81" style:family="paragraph" style:parent-style-name="Table_20_Contents">
      <style:paragraph-properties fo:text-align="start" style:justify-single-word="false"/>
      <style:text-properties fo:font-size="12pt" officeooo:rsid="0016e704" officeooo:paragraph-rsid="0016e704" style:font-size-asian="10.5pt" style:font-size-complex="12pt"/>
    </style:style>
    <style:style style:name="P82" style:family="paragraph" style:parent-style-name="Table_20_Contents">
      <style:paragraph-properties fo:text-align="start" style:justify-single-word="false"/>
      <style:text-properties fo:font-size="12pt" officeooo:rsid="00188f1c" officeooo:paragraph-rsid="00188f1c" style:font-size-asian="10.5pt" style:font-size-complex="12pt"/>
    </style:style>
    <style:style style:name="P83" style:family="paragraph" style:parent-style-name="Table_20_Contents">
      <style:paragraph-properties fo:text-align="center" style:justify-single-word="false"/>
      <style:text-properties fo:font-size="12pt" officeooo:rsid="001a2991" officeooo:paragraph-rsid="001a2991" style:font-size-asian="10.5pt" style:font-size-complex="12pt"/>
    </style:style>
    <style:style style:name="P84" style:family="paragraph" style:parent-style-name="Table_20_Contents">
      <style:paragraph-properties fo:text-align="center" style:justify-single-word="false"/>
      <style:text-properties fo:font-size="12pt" officeooo:rsid="001acc83" officeooo:paragraph-rsid="001acc83" style:font-size-asian="10.5pt" style:font-size-complex="12pt"/>
    </style:style>
    <style:style style:name="P85" style:family="paragraph" style:parent-style-name="Table_20_Contents">
      <style:paragraph-properties fo:text-align="center" style:justify-single-word="false"/>
      <style:text-properties fo:font-size="12pt" officeooo:rsid="0024818b" officeooo:paragraph-rsid="0024818b" style:font-size-asian="10.5pt" style:font-size-complex="12pt"/>
    </style:style>
    <style:style style:name="P86" style:family="paragraph" style:parent-style-name="Table_20_Contents">
      <style:paragraph-properties fo:text-align="center" style:justify-single-word="false"/>
      <style:text-properties fo:font-size="12pt" officeooo:rsid="0024818b" officeooo:paragraph-rsid="00281510" style:font-size-asian="10.5pt" style:font-size-complex="12pt"/>
    </style:style>
    <style:style style:name="P87" style:family="paragraph" style:parent-style-name="Table_20_Contents">
      <style:paragraph-properties fo:text-align="center" style:justify-single-word="false"/>
      <style:text-properties fo:font-size="12pt" officeooo:rsid="0024818b" officeooo:paragraph-rsid="002a5892" style:font-size-asian="10.5pt" style:font-size-complex="12pt"/>
    </style:style>
    <style:style style:name="P88" style:family="paragraph" style:parent-style-name="Table_20_Contents">
      <style:paragraph-properties fo:text-align="center" style:justify-single-word="false"/>
      <style:text-properties fo:font-size="12pt" officeooo:rsid="0024818b" officeooo:paragraph-rsid="002be176" style:font-size-asian="10.5pt" style:font-size-complex="12pt"/>
    </style:style>
    <style:style style:name="P89" style:family="paragraph" style:parent-style-name="Table_20_Contents">
      <style:paragraph-properties fo:text-align="center" style:justify-single-word="false"/>
      <style:text-properties fo:font-size="12pt" officeooo:rsid="0024818b" officeooo:paragraph-rsid="002e79e2" style:font-size-asian="10.5pt" style:font-size-complex="12pt"/>
    </style:style>
    <style:style style:name="P90" style:family="paragraph" style:parent-style-name="Table_20_Contents">
      <style:paragraph-properties fo:text-align="center" style:justify-single-word="false"/>
      <style:text-properties fo:font-size="12pt" officeooo:rsid="0024818b" officeooo:paragraph-rsid="002fceb2" style:font-size-asian="10.5pt" style:font-size-complex="12pt"/>
    </style:style>
    <style:style style:name="P91" style:family="paragraph" style:parent-style-name="Table_20_Contents">
      <style:paragraph-properties fo:text-align="center" style:justify-single-word="false"/>
      <style:text-properties fo:font-size="12pt" officeooo:rsid="0024818b" officeooo:paragraph-rsid="0031c60d" style:font-size-asian="10.5pt" style:font-size-complex="12pt"/>
    </style:style>
    <style:style style:name="P92" style:family="paragraph" style:parent-style-name="Table_20_Contents">
      <style:paragraph-properties fo:text-align="center" style:justify-single-word="false"/>
      <style:text-properties fo:font-size="12pt" officeooo:rsid="0024818b" officeooo:paragraph-rsid="0035726e" style:font-size-asian="10.5pt" style:font-size-complex="12pt"/>
    </style:style>
    <style:style style:name="P93" style:family="paragraph" style:parent-style-name="Table_20_Contents">
      <style:paragraph-properties fo:text-align="center" style:justify-single-word="false"/>
      <style:text-properties fo:font-size="12pt" officeooo:rsid="0024818b" officeooo:paragraph-rsid="003636af" style:font-size-asian="10.5pt" style:font-size-complex="12pt"/>
    </style:style>
    <style:style style:name="P94" style:family="paragraph" style:parent-style-name="Table_20_Contents">
      <style:paragraph-properties fo:text-align="center" style:justify-single-word="false"/>
      <style:text-properties fo:font-size="12pt" officeooo:rsid="0024818b" officeooo:paragraph-rsid="0039ed59" style:font-size-asian="10.5pt" style:font-size-complex="12pt"/>
    </style:style>
    <style:style style:name="P95" style:family="paragraph" style:parent-style-name="Table_20_Contents">
      <style:paragraph-properties fo:text-align="center" style:justify-single-word="false"/>
      <style:text-properties fo:font-size="12pt" officeooo:rsid="00265c31" officeooo:paragraph-rsid="00265c31" style:font-size-asian="10.5pt" style:font-size-complex="12pt"/>
    </style:style>
    <style:style style:name="P96" style:family="paragraph" style:parent-style-name="Table_20_Contents">
      <style:paragraph-properties fo:text-align="center" style:justify-single-word="false"/>
      <style:text-properties fo:font-size="12pt" officeooo:rsid="00265c31" officeooo:paragraph-rsid="00281510" style:font-size-asian="10.5pt" style:font-size-complex="12pt"/>
    </style:style>
    <style:style style:name="P97" style:family="paragraph" style:parent-style-name="Table_20_Contents">
      <style:paragraph-properties fo:text-align="center" style:justify-single-word="false"/>
      <style:text-properties fo:font-size="12pt" officeooo:rsid="00265c31" officeooo:paragraph-rsid="002a5892" style:font-size-asian="10.5pt" style:font-size-complex="12pt"/>
    </style:style>
    <style:style style:name="P98" style:family="paragraph" style:parent-style-name="Table_20_Contents">
      <style:paragraph-properties fo:text-align="center" style:justify-single-word="false"/>
      <style:text-properties fo:font-size="12pt" officeooo:rsid="00265c31" officeooo:paragraph-rsid="002be176" style:font-size-asian="10.5pt" style:font-size-complex="12pt"/>
    </style:style>
    <style:style style:name="P99" style:family="paragraph" style:parent-style-name="Table_20_Contents">
      <style:paragraph-properties fo:text-align="center" style:justify-single-word="false"/>
      <style:text-properties fo:font-size="12pt" officeooo:rsid="00265c31" officeooo:paragraph-rsid="002e79e2" style:font-size-asian="10.5pt" style:font-size-complex="12pt"/>
    </style:style>
    <style:style style:name="P100" style:family="paragraph" style:parent-style-name="Table_20_Contents">
      <style:paragraph-properties fo:text-align="center" style:justify-single-word="false"/>
      <style:text-properties fo:font-size="12pt" officeooo:rsid="00265c31" officeooo:paragraph-rsid="002fceb2" style:font-size-asian="10.5pt" style:font-size-complex="12pt"/>
    </style:style>
    <style:style style:name="P101" style:family="paragraph" style:parent-style-name="Table_20_Contents">
      <style:paragraph-properties fo:text-align="center" style:justify-single-word="false"/>
      <style:text-properties fo:font-size="12pt" officeooo:rsid="00265c31" officeooo:paragraph-rsid="0031c60d" style:font-size-asian="10.5pt" style:font-size-complex="12pt"/>
    </style:style>
    <style:style style:name="P102" style:family="paragraph" style:parent-style-name="Table_20_Contents">
      <style:paragraph-properties fo:text-align="center" style:justify-single-word="false"/>
      <style:text-properties fo:font-size="12pt" officeooo:rsid="00265c31" officeooo:paragraph-rsid="0035726e" style:font-size-asian="10.5pt" style:font-size-complex="12pt"/>
    </style:style>
    <style:style style:name="P103" style:family="paragraph" style:parent-style-name="Table_20_Contents">
      <style:paragraph-properties fo:text-align="center" style:justify-single-word="false"/>
      <style:text-properties fo:font-size="12pt" officeooo:rsid="00265c31" officeooo:paragraph-rsid="003636af" style:font-size-asian="10.5pt" style:font-size-complex="12pt"/>
    </style:style>
    <style:style style:name="P104" style:family="paragraph" style:parent-style-name="Table_20_Contents">
      <style:paragraph-properties fo:text-align="center" style:justify-single-word="false"/>
      <style:text-properties fo:font-size="12pt" officeooo:rsid="00265c31" officeooo:paragraph-rsid="0039ed59" style:font-size-asian="10.5pt" style:font-size-complex="12pt"/>
    </style:style>
    <style:style style:name="P105" style:family="paragraph" style:parent-style-name="Table_20_Contents">
      <style:paragraph-properties fo:text-align="center" style:justify-single-word="false"/>
      <style:text-properties fo:font-size="12pt" officeooo:rsid="00281510" officeooo:paragraph-rsid="00281510" style:font-size-asian="10.5pt" style:font-size-complex="12pt"/>
    </style:style>
    <style:style style:name="P106" style:family="paragraph" style:parent-style-name="Table_20_Contents">
      <style:paragraph-properties fo:text-align="center" style:justify-single-word="false"/>
      <style:text-properties fo:font-size="12pt" officeooo:rsid="0028f675" officeooo:paragraph-rsid="0028f675" style:font-size-asian="10.5pt" style:font-size-complex="12pt"/>
    </style:style>
    <style:style style:name="P107" style:family="paragraph" style:parent-style-name="Table_20_Contents">
      <style:paragraph-properties fo:text-align="center" style:justify-single-word="false"/>
      <style:text-properties fo:font-size="12pt" officeooo:rsid="002a38b9" officeooo:paragraph-rsid="002a38b9" style:font-size-asian="10.5pt" style:font-size-complex="12pt"/>
    </style:style>
    <style:style style:name="P108" style:family="paragraph" style:parent-style-name="Table_20_Contents">
      <style:paragraph-properties fo:text-align="start" style:justify-single-word="false"/>
      <style:text-properties fo:font-size="12pt" officeooo:rsid="002a38b9" officeooo:paragraph-rsid="002a38b9" style:font-size-asian="10.5pt" style:font-size-complex="12pt"/>
    </style:style>
    <style:style style:name="P109" style:family="paragraph" style:parent-style-name="Table_20_Contents">
      <style:paragraph-properties fo:text-align="start" style:justify-single-word="false"/>
      <style:text-properties fo:font-size="12pt" officeooo:rsid="002a38b9" officeooo:paragraph-rsid="002a5892" style:font-size-asian="10.5pt" style:font-size-complex="12pt"/>
    </style:style>
    <style:style style:name="P110" style:family="paragraph" style:parent-style-name="Table_20_Contents">
      <style:paragraph-properties fo:text-align="start" style:justify-single-word="false"/>
      <style:text-properties fo:font-size="12pt" officeooo:rsid="002a38b9" officeooo:paragraph-rsid="002be176" style:font-size-asian="10.5pt" style:font-size-complex="12pt"/>
    </style:style>
    <style:style style:name="P111" style:family="paragraph" style:parent-style-name="Table_20_Contents">
      <style:paragraph-properties fo:text-align="start" style:justify-single-word="false"/>
      <style:text-properties fo:font-size="12pt" officeooo:rsid="002a38b9" officeooo:paragraph-rsid="002e79e2" style:font-size-asian="10.5pt" style:font-size-complex="12pt"/>
    </style:style>
    <style:style style:name="P112" style:family="paragraph" style:parent-style-name="Table_20_Contents">
      <style:paragraph-properties fo:text-align="start" style:justify-single-word="false"/>
      <style:text-properties fo:font-size="12pt" officeooo:rsid="002a38b9" officeooo:paragraph-rsid="002fceb2" style:font-size-asian="10.5pt" style:font-size-complex="12pt"/>
    </style:style>
    <style:style style:name="P113" style:family="paragraph" style:parent-style-name="Table_20_Contents">
      <style:paragraph-properties fo:text-align="start" style:justify-single-word="false"/>
      <style:text-properties fo:font-size="12pt" officeooo:rsid="002a38b9" officeooo:paragraph-rsid="0031c60d" style:font-size-asian="10.5pt" style:font-size-complex="12pt"/>
    </style:style>
    <style:style style:name="P114" style:family="paragraph" style:parent-style-name="Table_20_Contents">
      <style:paragraph-properties fo:text-align="start" style:justify-single-word="false"/>
      <style:text-properties fo:font-size="12pt" officeooo:rsid="002a38b9" officeooo:paragraph-rsid="0035726e" style:font-size-asian="10.5pt" style:font-size-complex="12pt"/>
    </style:style>
    <style:style style:name="P115" style:family="paragraph" style:parent-style-name="Table_20_Contents">
      <style:paragraph-properties fo:text-align="start" style:justify-single-word="false"/>
      <style:text-properties fo:font-size="12pt" officeooo:rsid="002a38b9" officeooo:paragraph-rsid="003636af" style:font-size-asian="10.5pt" style:font-size-complex="12pt"/>
    </style:style>
    <style:style style:name="P116" style:family="paragraph" style:parent-style-name="Table_20_Contents">
      <style:paragraph-properties fo:text-align="start" style:justify-single-word="false"/>
      <style:text-properties fo:font-size="12pt" officeooo:rsid="002a38b9" officeooo:paragraph-rsid="0039ed59" style:font-size-asian="10.5pt" style:font-size-complex="12pt"/>
    </style:style>
    <style:style style:name="P117" style:family="paragraph" style:parent-style-name="Table_20_Contents">
      <style:paragraph-properties fo:text-align="center" style:justify-single-word="false"/>
      <style:text-properties fo:font-size="12pt" officeooo:rsid="002a5892" officeooo:paragraph-rsid="002a5892" style:font-size-asian="10.5pt" style:font-size-complex="12pt"/>
    </style:style>
    <style:style style:name="P118" style:family="paragraph" style:parent-style-name="Table_20_Contents">
      <style:paragraph-properties fo:text-align="center" style:justify-single-word="false"/>
      <style:text-properties fo:font-size="12pt" officeooo:rsid="002a5892" officeooo:paragraph-rsid="002be176" style:font-size-asian="10.5pt" style:font-size-complex="12pt"/>
    </style:style>
    <style:style style:name="P119" style:family="paragraph" style:parent-style-name="Table_20_Contents">
      <style:paragraph-properties fo:text-align="center" style:justify-single-word="false"/>
      <style:text-properties fo:font-size="12pt" officeooo:rsid="002a5892" officeooo:paragraph-rsid="003727cc" style:font-size-asian="10.5pt" style:font-size-complex="12pt"/>
    </style:style>
    <style:style style:name="P120" style:family="paragraph" style:parent-style-name="Table_20_Contents">
      <style:paragraph-properties fo:text-align="center" style:justify-single-word="false"/>
      <style:text-properties fo:font-size="12pt" officeooo:rsid="002cac40" officeooo:paragraph-rsid="002cac40" style:font-size-asian="10.5pt" style:font-size-complex="12pt"/>
    </style:style>
    <style:style style:name="P121" style:family="paragraph" style:parent-style-name="Table_20_Contents">
      <style:paragraph-properties fo:text-align="center" style:justify-single-word="false"/>
      <style:text-properties fo:font-size="12pt" officeooo:rsid="002e79e2" officeooo:paragraph-rsid="002e79e2" style:font-size-asian="10.5pt" style:font-size-complex="12pt"/>
    </style:style>
    <style:style style:name="P122" style:family="paragraph" style:parent-style-name="Table_20_Contents">
      <style:paragraph-properties fo:text-align="center" style:justify-single-word="false"/>
      <style:text-properties fo:font-size="12pt" officeooo:rsid="002e79e2" officeooo:paragraph-rsid="002fceb2" style:font-size-asian="10.5pt" style:font-size-complex="12pt"/>
    </style:style>
    <style:style style:name="P123" style:family="paragraph" style:parent-style-name="Table_20_Contents">
      <style:paragraph-properties fo:text-align="center" style:justify-single-word="false"/>
      <style:text-properties fo:font-size="12pt" officeooo:rsid="002e79e2" officeooo:paragraph-rsid="0031c60d" style:font-size-asian="10.5pt" style:font-size-complex="12pt"/>
    </style:style>
    <style:style style:name="P124" style:family="paragraph" style:parent-style-name="Table_20_Contents">
      <style:paragraph-properties fo:text-align="center" style:justify-single-word="false"/>
      <style:text-properties fo:font-size="12pt" officeooo:rsid="002e79e2" officeooo:paragraph-rsid="0035726e" style:font-size-asian="10.5pt" style:font-size-complex="12pt"/>
    </style:style>
    <style:style style:name="P125" style:family="paragraph" style:parent-style-name="Table_20_Contents">
      <style:paragraph-properties fo:text-align="center" style:justify-single-word="false"/>
      <style:text-properties fo:font-size="12pt" officeooo:rsid="002e79e2" officeooo:paragraph-rsid="003636af" style:font-size-asian="10.5pt" style:font-size-complex="12pt"/>
    </style:style>
    <style:style style:name="P126" style:family="paragraph" style:parent-style-name="Table_20_Contents">
      <style:paragraph-properties fo:text-align="center" style:justify-single-word="false"/>
      <style:text-properties fo:font-size="12pt" officeooo:rsid="002e79e2" officeooo:paragraph-rsid="0039ed59" style:font-size-asian="10.5pt" style:font-size-complex="12pt"/>
    </style:style>
    <style:style style:name="P127" style:family="paragraph" style:parent-style-name="Table_20_Contents">
      <style:paragraph-properties fo:text-align="center" style:justify-single-word="false"/>
      <style:text-properties fo:font-size="12pt" officeooo:rsid="002fceb2" officeooo:paragraph-rsid="002fceb2" style:font-size-asian="10.5pt" style:font-size-complex="12pt"/>
    </style:style>
    <style:style style:name="P128" style:family="paragraph" style:parent-style-name="Table_20_Contents">
      <style:paragraph-properties fo:text-align="center" style:justify-single-word="false"/>
      <style:text-properties fo:font-size="12pt" officeooo:rsid="00302c39" officeooo:paragraph-rsid="00302c39" style:font-size-asian="10.5pt" style:font-size-complex="12pt"/>
    </style:style>
    <style:style style:name="P129" style:family="paragraph" style:parent-style-name="Table_20_Contents">
      <style:paragraph-properties fo:text-align="center" style:justify-single-word="false"/>
      <style:text-properties fo:font-size="12pt" officeooo:rsid="00302c39" officeooo:paragraph-rsid="0031c60d" style:font-size-asian="10.5pt" style:font-size-complex="12pt"/>
    </style:style>
    <style:style style:name="P130" style:family="paragraph" style:parent-style-name="Table_20_Contents">
      <style:paragraph-properties fo:text-align="center" style:justify-single-word="false"/>
      <style:text-properties fo:font-size="12pt" officeooo:rsid="00302c39" officeooo:paragraph-rsid="0035726e" style:font-size-asian="10.5pt" style:font-size-complex="12pt"/>
    </style:style>
    <style:style style:name="P131" style:family="paragraph" style:parent-style-name="Table_20_Contents">
      <style:paragraph-properties fo:text-align="center" style:justify-single-word="false"/>
      <style:text-properties fo:font-size="12pt" officeooo:rsid="00302c39" officeooo:paragraph-rsid="003636af" style:font-size-asian="10.5pt" style:font-size-complex="12pt"/>
    </style:style>
    <style:style style:name="P132" style:family="paragraph" style:parent-style-name="Table_20_Contents">
      <style:paragraph-properties fo:text-align="center" style:justify-single-word="false"/>
      <style:text-properties fo:font-size="12pt" officeooo:rsid="00302c39" officeooo:paragraph-rsid="0039ed59" style:font-size-asian="10.5pt" style:font-size-complex="12pt"/>
    </style:style>
    <style:style style:name="P133" style:family="paragraph" style:parent-style-name="Table_20_Contents">
      <style:paragraph-properties fo:text-align="center" style:justify-single-word="false"/>
      <style:text-properties fo:font-size="12pt" officeooo:rsid="0031c60d" officeooo:paragraph-rsid="0031c60d" style:font-size-asian="10.5pt" style:font-size-complex="12pt"/>
    </style:style>
    <style:style style:name="P134" style:family="paragraph" style:parent-style-name="Table_20_Contents">
      <style:paragraph-properties fo:text-align="center" style:justify-single-word="false"/>
      <style:text-properties fo:font-size="12pt" officeooo:rsid="0031c60d" officeooo:paragraph-rsid="003636af" style:font-size-asian="10.5pt" style:font-size-complex="12pt"/>
    </style:style>
    <style:style style:name="P135" style:family="paragraph" style:parent-style-name="Table_20_Contents">
      <style:paragraph-properties fo:text-align="center" style:justify-single-word="false"/>
      <style:text-properties fo:font-size="12pt" officeooo:rsid="0035726e" officeooo:paragraph-rsid="0035726e" style:font-size-asian="10.5pt" style:font-size-complex="12pt"/>
    </style:style>
    <style:style style:name="P136" style:family="paragraph" style:parent-style-name="Table_20_Contents">
      <style:paragraph-properties fo:text-align="center" style:justify-single-word="false"/>
      <style:text-properties fo:font-size="12pt" officeooo:rsid="003636af" officeooo:paragraph-rsid="003636af" style:font-size-asian="10.5pt" style:font-size-complex="12pt"/>
    </style:style>
    <style:style style:name="P137" style:family="paragraph" style:parent-style-name="Table_20_Contents">
      <style:paragraph-properties fo:text-align="center" style:justify-single-word="false"/>
      <style:text-properties fo:font-size="12pt" officeooo:rsid="003636af" officeooo:paragraph-rsid="0039ed59" style:font-size-asian="10.5pt" style:font-size-complex="12pt"/>
    </style:style>
    <style:style style:name="P138" style:family="paragraph" style:parent-style-name="Table_20_Contents">
      <style:paragraph-properties fo:text-align="center" style:justify-single-word="false"/>
      <style:text-properties fo:font-size="12pt" officeooo:rsid="0036f8c6" officeooo:paragraph-rsid="0036f8c6" style:font-size-asian="10.5pt" style:font-size-complex="12pt"/>
    </style:style>
    <style:style style:name="P139" style:family="paragraph" style:parent-style-name="Table_20_Contents">
      <style:paragraph-properties fo:text-align="center" style:justify-single-word="false"/>
      <style:text-properties fo:font-size="12pt" officeooo:rsid="0039ed59" officeooo:paragraph-rsid="0039ed59" style:font-size-asian="10.5pt" style:font-size-complex="12pt"/>
    </style:style>
    <style:style style:name="P140" style:family="paragraph" style:parent-style-name="Table_20_Contents">
      <style:paragraph-properties fo:text-align="center" style:justify-single-word="false"/>
      <style:text-properties fo:font-size="12pt" fo:font-weight="bold" officeooo:rsid="001a2991" officeooo:paragraph-rsid="001a2991" style:font-size-asian="10.5pt" style:font-weight-asian="bold" style:font-size-complex="12pt" style:font-weight-complex="bold"/>
    </style:style>
    <style:style style:name="P141" style:family="paragraph" style:parent-style-name="Table_20_Contents">
      <style:paragraph-properties fo:text-align="center" style:justify-single-word="false"/>
      <style:text-properties fo:font-size="12pt" fo:font-weight="bold" officeooo:rsid="001a2991" officeooo:paragraph-rsid="0024818b" style:font-size-asian="10.5pt" style:font-weight-asian="bold" style:font-size-complex="12pt" style:font-weight-complex="bold"/>
    </style:style>
    <style:style style:name="P142" style:family="paragraph" style:parent-style-name="Table_20_Contents">
      <style:paragraph-properties fo:text-align="center" style:justify-single-word="false"/>
      <style:text-properties fo:font-size="12pt" fo:font-weight="bold" officeooo:rsid="001a2991" officeooo:paragraph-rsid="00281510" style:font-size-asian="10.5pt" style:font-weight-asian="bold" style:font-size-complex="12pt" style:font-weight-complex="bold"/>
    </style:style>
    <style:style style:name="P143" style:family="paragraph" style:parent-style-name="Table_20_Contents">
      <style:paragraph-properties fo:text-align="center" style:justify-single-word="false"/>
      <style:text-properties fo:font-size="12pt" fo:font-weight="bold" officeooo:rsid="001a2991" officeooo:paragraph-rsid="002a5892" style:font-size-asian="10.5pt" style:font-weight-asian="bold" style:font-size-complex="12pt" style:font-weight-complex="bold"/>
    </style:style>
    <style:style style:name="P144" style:family="paragraph" style:parent-style-name="Table_20_Contents">
      <style:paragraph-properties fo:text-align="center" style:justify-single-word="false"/>
      <style:text-properties fo:font-size="12pt" fo:font-weight="bold" officeooo:rsid="001a2991" officeooo:paragraph-rsid="002be176" style:font-size-asian="10.5pt" style:font-weight-asian="bold" style:font-size-complex="12pt" style:font-weight-complex="bold"/>
    </style:style>
    <style:style style:name="P145" style:family="paragraph" style:parent-style-name="Table_20_Contents">
      <style:paragraph-properties fo:text-align="center" style:justify-single-word="false"/>
      <style:text-properties fo:font-size="12pt" fo:font-weight="bold" officeooo:rsid="001a2991" officeooo:paragraph-rsid="002e79e2" style:font-size-asian="10.5pt" style:font-weight-asian="bold" style:font-size-complex="12pt" style:font-weight-complex="bold"/>
    </style:style>
    <style:style style:name="P146" style:family="paragraph" style:parent-style-name="Table_20_Contents">
      <style:paragraph-properties fo:text-align="center" style:justify-single-word="false"/>
      <style:text-properties fo:font-size="12pt" fo:font-weight="bold" officeooo:rsid="001a2991" officeooo:paragraph-rsid="002fceb2" style:font-size-asian="10.5pt" style:font-weight-asian="bold" style:font-size-complex="12pt" style:font-weight-complex="bold"/>
    </style:style>
    <style:style style:name="P147" style:family="paragraph" style:parent-style-name="Table_20_Contents">
      <style:paragraph-properties fo:text-align="center" style:justify-single-word="false"/>
      <style:text-properties fo:font-size="12pt" fo:font-weight="bold" officeooo:rsid="001a2991" officeooo:paragraph-rsid="0031c60d" style:font-size-asian="10.5pt" style:font-weight-asian="bold" style:font-size-complex="12pt" style:font-weight-complex="bold"/>
    </style:style>
    <style:style style:name="P148" style:family="paragraph" style:parent-style-name="Table_20_Contents">
      <style:paragraph-properties fo:text-align="center" style:justify-single-word="false"/>
      <style:text-properties fo:font-size="12pt" fo:font-weight="bold" officeooo:rsid="001a2991" officeooo:paragraph-rsid="0035726e" style:font-size-asian="10.5pt" style:font-weight-asian="bold" style:font-size-complex="12pt" style:font-weight-complex="bold"/>
    </style:style>
    <style:style style:name="P149" style:family="paragraph" style:parent-style-name="Table_20_Contents">
      <style:paragraph-properties fo:text-align="center" style:justify-single-word="false"/>
      <style:text-properties fo:font-size="12pt" fo:font-weight="bold" officeooo:rsid="001a2991" officeooo:paragraph-rsid="003636af" style:font-size-asian="10.5pt" style:font-weight-asian="bold" style:font-size-complex="12pt" style:font-weight-complex="bold"/>
    </style:style>
    <style:style style:name="P150" style:family="paragraph" style:parent-style-name="Table_20_Contents">
      <style:paragraph-properties fo:text-align="center" style:justify-single-word="false"/>
      <style:text-properties fo:font-size="12pt" fo:font-weight="bold" officeooo:rsid="001a2991" officeooo:paragraph-rsid="0039ed59" style:font-size-asian="10.5pt" style:font-weight-asian="bold" style:font-size-complex="12pt" style:font-weight-complex="bold"/>
    </style:style>
    <style:style style:name="P151" style:family="paragraph" style:parent-style-name="Table_20_Contents">
      <style:paragraph-properties fo:text-align="center" style:justify-single-word="false"/>
      <style:text-properties fo:font-size="12pt" fo:font-weight="bold" officeooo:rsid="00265c31" officeooo:paragraph-rsid="00265c31" style:font-size-asian="10.5pt" style:font-weight-asian="bold" style:font-size-complex="12pt" style:font-weight-complex="bold"/>
    </style:style>
    <style:style style:name="P152" style:family="paragraph" style:parent-style-name="Table_20_Contents">
      <style:paragraph-properties fo:text-align="center" style:justify-single-word="false"/>
      <style:text-properties fo:font-size="12pt" fo:font-weight="bold" officeooo:rsid="00265c31" officeooo:paragraph-rsid="00281510" style:font-size-asian="10.5pt" style:font-weight-asian="bold" style:font-size-complex="12pt" style:font-weight-complex="bold"/>
    </style:style>
    <style:style style:name="P153" style:family="paragraph" style:parent-style-name="Table_20_Contents">
      <style:paragraph-properties fo:text-align="center" style:justify-single-word="false"/>
      <style:text-properties fo:font-size="12pt" fo:font-weight="bold" officeooo:rsid="00265c31" officeooo:paragraph-rsid="002a5892" style:font-size-asian="10.5pt" style:font-weight-asian="bold" style:font-size-complex="12pt" style:font-weight-complex="bold"/>
    </style:style>
    <style:style style:name="P154" style:family="paragraph" style:parent-style-name="Table_20_Contents">
      <style:paragraph-properties fo:text-align="center" style:justify-single-word="false"/>
      <style:text-properties fo:font-size="12pt" fo:font-weight="bold" officeooo:rsid="00265c31" officeooo:paragraph-rsid="002be176" style:font-size-asian="10.5pt" style:font-weight-asian="bold" style:font-size-complex="12pt" style:font-weight-complex="bold"/>
    </style:style>
    <style:style style:name="P155" style:family="paragraph" style:parent-style-name="Table_20_Contents">
      <style:paragraph-properties fo:text-align="center" style:justify-single-word="false"/>
      <style:text-properties fo:font-size="12pt" fo:font-weight="bold" officeooo:rsid="00265c31" officeooo:paragraph-rsid="002e79e2" style:font-size-asian="10.5pt" style:font-weight-asian="bold" style:font-size-complex="12pt" style:font-weight-complex="bold"/>
    </style:style>
    <style:style style:name="P156" style:family="paragraph" style:parent-style-name="Table_20_Contents">
      <style:paragraph-properties fo:text-align="center" style:justify-single-word="false"/>
      <style:text-properties fo:font-size="12pt" fo:font-weight="bold" officeooo:rsid="00265c31" officeooo:paragraph-rsid="002fceb2" style:font-size-asian="10.5pt" style:font-weight-asian="bold" style:font-size-complex="12pt" style:font-weight-complex="bold"/>
    </style:style>
    <style:style style:name="P157" style:family="paragraph" style:parent-style-name="Table_20_Contents">
      <style:paragraph-properties fo:text-align="center" style:justify-single-word="false"/>
      <style:text-properties fo:font-size="12pt" fo:font-weight="bold" officeooo:rsid="00265c31" officeooo:paragraph-rsid="0031c60d" style:font-size-asian="10.5pt" style:font-weight-asian="bold" style:font-size-complex="12pt" style:font-weight-complex="bold"/>
    </style:style>
    <style:style style:name="P158" style:family="paragraph" style:parent-style-name="Table_20_Contents">
      <style:paragraph-properties fo:text-align="center" style:justify-single-word="false"/>
      <style:text-properties fo:font-size="12pt" fo:font-weight="bold" officeooo:rsid="00265c31" officeooo:paragraph-rsid="0035726e" style:font-size-asian="10.5pt" style:font-weight-asian="bold" style:font-size-complex="12pt" style:font-weight-complex="bold"/>
    </style:style>
    <style:style style:name="P159" style:family="paragraph" style:parent-style-name="Table_20_Contents">
      <style:paragraph-properties fo:text-align="center" style:justify-single-word="false"/>
      <style:text-properties fo:font-size="12pt" fo:font-weight="bold" officeooo:rsid="00265c31" officeooo:paragraph-rsid="003636af" style:font-size-asian="10.5pt" style:font-weight-asian="bold" style:font-size-complex="12pt" style:font-weight-complex="bold"/>
    </style:style>
    <style:style style:name="P160" style:family="paragraph" style:parent-style-name="Table_20_Contents">
      <style:paragraph-properties fo:text-align="center" style:justify-single-word="false"/>
      <style:text-properties fo:font-size="12pt" fo:font-weight="bold" officeooo:rsid="00265c31" officeooo:paragraph-rsid="0039ed59" style:font-size-asian="10.5pt" style:font-weight-asian="bold" style:font-size-complex="12pt" style:font-weight-complex="bold"/>
    </style:style>
    <style:style style:name="P161" style:family="paragraph" style:parent-style-name="Table_20_Contents">
      <style:paragraph-properties fo:text-align="center" style:justify-single-word="false"/>
      <style:text-properties fo:font-size="12pt" style:text-underline-style="none" fo:font-weight="bold" officeooo:rsid="0035726e" officeooo:paragraph-rsid="003636af" style:font-size-asian="10.5pt" style:font-weight-asian="bold" style:font-size-complex="12pt" style:font-weight-complex="bold"/>
    </style:style>
    <style:style style:name="P162" style:family="paragraph" style:parent-style-name="Standard" style:master-page-name="">
      <style:paragraph-properties fo:margin-left="0cm" fo:margin-right="0cm" fo:text-align="start" style:justify-single-word="false" fo:text-indent="0cm" style:auto-text-indent="false" style:page-number="auto"/>
      <style:text-properties fo:font-size="12pt" style:text-underline-style="none" fo:font-weight="normal" officeooo:rsid="001c1f5c" officeooo:paragraph-rsid="001c1f5c" style:font-size-asian="10.5pt" style:font-weight-asian="normal" style:font-size-complex="12pt" style:font-weight-complex="normal"/>
    </style:style>
    <style:style style:name="P163" style:family="paragraph" style:parent-style-name="Standard" style:list-style-name="L1">
      <style:paragraph-properties fo:text-align="start" style:justify-single-word="false"/>
      <style:text-properties officeooo:paragraph-rsid="00107a63"/>
    </style:style>
    <style:style style:name="P164" style:family="paragraph" style:parent-style-name="Standard" style:list-style-name="L1">
      <style:paragraph-properties fo:text-align="start" style:justify-single-word="false"/>
      <style:text-properties officeooo:paragraph-rsid="00101863"/>
    </style:style>
    <style:style style:name="P165" style:family="paragraph" style:parent-style-name="Standard" style:list-style-name="L2">
      <style:paragraph-properties fo:text-align="start" style:justify-single-word="false"/>
      <style:text-properties officeooo:paragraph-rsid="00101863"/>
    </style:style>
    <style:style style:name="P166" style:family="paragraph" style:parent-style-name="Standard" style:list-style-name="L4">
      <style:paragraph-properties fo:text-align="start" style:justify-single-word="false"/>
      <style:text-properties officeooo:paragraph-rsid="001c1f5c"/>
    </style:style>
    <style:style style:name="P167" style:family="paragraph" style:parent-style-name="Standard" style:list-style-name="L5">
      <style:paragraph-properties fo:text-align="start" style:justify-single-word="false"/>
      <style:text-properties officeooo:paragraph-rsid="001c1f5c"/>
    </style:style>
    <style:style style:name="P168" style:family="paragraph" style:parent-style-name="Standard" style:list-style-name="L1">
      <style:paragraph-properties fo:text-align="start" style:justify-single-word="false"/>
      <style:text-properties fo:font-size="12pt" style:text-underline-style="none" fo:font-weight="normal" officeooo:rsid="00101863" officeooo:paragraph-rsid="00107a63" style:font-size-asian="10.5pt" style:font-weight-asian="normal" style:font-size-complex="12pt" style:font-weight-complex="normal"/>
    </style:style>
    <style:style style:name="P169" style:family="paragraph" style:parent-style-name="Standard" style:list-style-name="L3">
      <style:paragraph-properties fo:text-align="start" style:justify-single-word="false"/>
      <style:text-properties fo:font-size="12pt" style:text-underline-style="none" fo:font-weight="normal" officeooo:rsid="0015bd42" officeooo:paragraph-rsid="0015bd42" style:font-size-asian="10.5pt" style:font-weight-asian="normal" style:font-size-complex="12pt" style:font-weight-complex="normal"/>
    </style:style>
    <style:style style:name="P170" style:family="paragraph" style:parent-style-name="Standard" style:list-style-name="L5">
      <style:paragraph-properties fo:text-align="start" style:justify-single-word="false"/>
      <style:text-properties fo:font-size="12pt" style:text-underline-style="none" fo:font-weight="normal" officeooo:rsid="001c1f5c" officeooo:paragraph-rsid="001c1f5c" style:font-size-asian="10.5pt" style:font-weight-asian="normal" style:font-size-complex="12pt" style:font-weight-complex="normal"/>
    </style:style>
    <style:style style:name="P171" style:family="paragraph" style:parent-style-name="Standard" style:list-style-name="L6">
      <style:paragraph-properties fo:text-align="start" style:justify-single-word="false"/>
      <style:text-properties fo:font-size="12pt" style:text-underline-style="none" fo:font-weight="normal" officeooo:rsid="002192ca" officeooo:paragraph-rsid="002192ca"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style:text-underline-style="none" fo:font-weight="normal" officeooo:rsid="003deb8f" officeooo:paragraph-rsid="003deb8f" style:font-size-asian="10.5pt" style:font-weight-asian="normal" style:font-size-complex="12pt" style:font-weight-complex="normal"/>
    </style:style>
    <style:style style:name="P173"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01863" officeooo:paragraph-rsid="00101863" style:font-size-asian="10.5pt" style:font-weight-asian="bold" style:font-size-complex="12pt" style:font-weight-complex="bold"/>
    </style:style>
    <style:style style:name="P174" style:family="paragraph" style:parent-style-name="Table_20_Contents">
      <style:paragraph-properties fo:text-align="center" style:justify-single-word="false"/>
      <style:text-properties fo:font-size="12pt" officeooo:rsid="003deb8f" officeooo:paragraph-rsid="003deb8f" style:font-size-asian="10.5pt" style:font-size-complex="12pt"/>
    </style:style>
    <style:style style:name="P175" style:family="paragraph" style:parent-style-name="Table_20_Contents">
      <style:paragraph-properties fo:text-align="center" style:justify-single-word="false"/>
      <style:text-properties fo:font-size="12pt" officeooo:rsid="00281510" officeooo:paragraph-rsid="003f73d6" style:font-size-asian="10.5pt" style:font-size-complex="12pt"/>
    </style:style>
    <style:style style:name="P176" style:family="paragraph" style:parent-style-name="Table_20_Contents">
      <style:paragraph-properties fo:text-align="center" style:justify-single-word="false"/>
      <style:text-properties fo:font-size="12pt" officeooo:rsid="003f73d6" officeooo:paragraph-rsid="003f73d6" style:font-size-asian="10.5pt" style:font-size-complex="12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07a63" style:font-weight-asian="normal" style:font-weight-complex="normal"/>
    </style:style>
    <style:style style:name="T4" style:family="text">
      <style:text-properties style:text-underline-style="none" fo:font-weight="normal" officeooo:rsid="003a7d10" style:font-weight-asian="normal" style:font-weight-complex="normal"/>
    </style:style>
    <style:style style:name="T5" style:family="text">
      <style:text-properties style:text-underline-style="none" officeooo:rsid="00107a63"/>
    </style:style>
    <style:style style:name="T6" style:family="text">
      <style:text-properties style:text-underline-style="none" fo:font-weight="bold" style:font-weight-asian="bold" style:font-weight-complex="bold"/>
    </style:style>
    <style:style style:name="T7" style:family="text">
      <style:text-properties fo:font-size="12pt" style:text-underline-style="none" fo:font-weight="normal" style:font-size-asian="10.5pt" style:font-weight-asian="normal" style:font-size-complex="12pt" style:font-weight-complex="normal"/>
    </style:style>
    <style:style style:name="T8" style:family="text">
      <style:text-properties fo:font-size="12pt" style:text-underline-style="none" fo:font-weight="normal" officeooo:rsid="00101863" style:font-size-asian="10.5pt" style:font-weight-asian="normal" style:font-size-complex="12pt" style:font-weight-complex="normal"/>
    </style:style>
    <style:style style:name="T9" style:family="text">
      <style:text-properties fo:font-size="12pt" style:text-underline-style="none" fo:font-weight="normal" officeooo:rsid="00107a63" style:font-size-asian="10.5pt" style:font-weight-asian="normal" style:font-size-complex="12pt" style:font-weight-complex="normal"/>
    </style:style>
    <style:style style:name="T10" style:family="text">
      <style:text-properties fo:font-size="12pt" style:text-underline-style="none" fo:font-weight="normal" officeooo:rsid="0011fdd1" style:font-size-asian="10.5pt" style:font-weight-asian="normal" style:font-size-complex="12pt" style:font-weight-complex="normal"/>
    </style:style>
    <style:style style:name="T11" style:family="text">
      <style:text-properties fo:font-size="12pt" style:text-underline-style="none" fo:font-weight="normal" officeooo:rsid="001c1f5c" style:font-size-asian="10.5pt" style:font-weight-asian="normal" style:font-size-complex="12pt" style:font-weight-complex="normal"/>
    </style:style>
    <style:style style:name="T12" style:family="text">
      <style:text-properties fo:font-size="12pt" style:text-underline-style="none" fo:font-weight="normal" officeooo:rsid="001ce402" style:font-size-asian="10.5pt" style:font-weight-asian="normal" style:font-size-complex="12pt" style:font-weight-complex="normal"/>
    </style:style>
    <style:style style:name="T13" style:family="text">
      <style:text-properties fo:font-size="12pt" style:text-underline-style="none" fo:font-weight="normal" officeooo:rsid="001dd618" style:font-size-asian="10.5pt" style:font-weight-asian="normal" style:font-size-complex="12pt" style:font-weight-complex="normal"/>
    </style:style>
    <style:style style:name="T14" style:family="text">
      <style:text-properties fo:font-size="12pt" style:text-underline-style="none" fo:font-weight="normal" officeooo:rsid="002192ca" style:font-size-asian="10.5pt" style:font-weight-asian="normal" style:font-size-complex="12pt" style:font-weight-complex="normal"/>
    </style:style>
    <style:style style:name="T15" style:family="text">
      <style:text-properties fo:font-size="12pt" style:text-underline-style="none" fo:font-weight="normal" officeooo:rsid="003a7d10" style:font-size-asian="10.5pt" style:font-weight-asian="normal" style:font-size-complex="12pt" style:font-weight-complex="normal"/>
    </style:style>
    <style:style style:name="T16" style:family="text">
      <style:text-properties officeooo:rsid="001b2111"/>
    </style:style>
    <style:style style:name="T17" style:family="text">
      <style:text-properties fo:font-weight="normal" style:font-weight-asian="normal" style:font-weight-complex="normal"/>
    </style:style>
    <style:style style:name="T18" style:family="text">
      <style:text-properties fo:font-weight="normal" officeooo:rsid="001dd618" style:font-weight-asian="normal" style:font-weight-complex="normal"/>
    </style:style>
    <style:style style:name="T19" style:family="text">
      <style:text-properties fo:font-weight="normal" officeooo:rsid="0028f675" style:font-weight-asian="normal" style:font-weight-complex="normal"/>
    </style:style>
    <style:style style:name="T20" style:family="text">
      <style:text-properties fo:font-weight="normal" officeooo:rsid="002a38b9" style:font-weight-asian="normal" style:font-weight-complex="normal"/>
    </style:style>
    <style:style style:name="T21" style:family="text">
      <style:text-properties officeooo:rsid="002192ca"/>
    </style:style>
    <style:style style:name="T22" style:family="text">
      <style:text-properties officeooo:rsid="0024818b"/>
    </style:style>
    <style:style style:name="T23" style:family="text">
      <style:text-properties officeooo:rsid="00265c31"/>
    </style:style>
    <style:style style:name="T24" style:family="text">
      <style:text-properties officeooo:rsid="00281510"/>
    </style:style>
    <style:style style:name="T25" style:family="text">
      <style:text-properties officeooo:rsid="0028f675"/>
    </style:style>
    <style:style style:name="T26" style:family="text">
      <style:text-properties officeooo:rsid="002a38b9"/>
    </style:style>
    <style:style style:name="T27" style:family="text">
      <style:text-properties officeooo:rsid="002cac40"/>
    </style:style>
    <style:style style:name="T28" style:family="text">
      <style:text-properties officeooo:rsid="002dabcf"/>
    </style:style>
    <style:style style:name="T29" style:family="text">
      <style:text-properties officeooo:rsid="002fceb2"/>
    </style:style>
    <style:style style:name="T30" style:family="text">
      <style:text-properties officeooo:rsid="0031c60d"/>
    </style:style>
    <style:style style:name="T31" style:family="text">
      <style:text-properties officeooo:rsid="0033442f"/>
    </style:style>
    <style:style style:name="T32" style:family="text">
      <style:text-properties officeooo:rsid="0035726e"/>
    </style:style>
    <style:style style:name="T33" style:family="text">
      <style:text-properties officeooo:rsid="003636af"/>
    </style:style>
    <style:style style:name="T34" style:family="text">
      <style:text-properties officeooo:rsid="0036f8c6"/>
    </style:style>
    <style:style style:name="T35" style:family="text">
      <style:text-properties officeooo:rsid="00376ce2"/>
    </style:style>
    <style:style style:name="T36" style:family="text">
      <style:text-properties officeooo:rsid="0039ed59"/>
    </style:style>
    <style:style style:name="T37" style:family="text">
      <style:text-properties officeooo:rsid="003c577e"/>
    </style:style>
    <style:style style:name="T38" style:family="text">
      <style:text-properties officeooo:rsid="003deb8f"/>
    </style:style>
    <style:style style:name="T39" style:family="text">
      <style:text-properties officeooo:rsid="003f73d6"/>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Nacional de Río Cuarto .</text:p>
      <text:p text:style-name="P1">Facultad de Ciencias Exactas, Fco-Qcas y Naturales. </text:p>
      <text:p text:style-name="P1">Departamento de Computación .</text:p>
      <text:p text:style-name="P1">Ingeniería de Software (Código 3304).</text:p>
      <text:p text:style-name="P1"/>
      <text:p text:style-name="P1"/>
      <text:p text:style-name="P1"><text:tab/></text:p>
      <text:p text:style-name="P2"/>
      <text:p text:style-name="P2"/>
      <text:p text:style-name="P2">Especificación de </text:p>
      <text:p text:style-name="P2">Requisitos de Software</text:p>
      <text:p text:style-name="P4"/>
      <text:p text:style-name="P4"/>
      <text:p text:style-name="P4"/>
      <text:p text:style-name="P3"/>
      <text:p text:style-name="P3"/>
      <text:p text:style-name="P3">Proyecto: CarsApp</text:p>
      <text:p text:style-name="P13"/>
      <text:p text:style-name="P13"/>
      <text:p text:style-name="P13"/>
      <text:p text:style-name="P13"/>
      <text:p text:style-name="P5"/>
      <text:p text:style-name="P5"/>
      <text:p text:style-name="P5"/>
      <text:p text:style-name="P5">Integrantes<text:span text:style-name="T1">:</text:span></text:p>
      <text:p text:style-name="P5"><text:span text:style-name="T1"><text:tab/><text:tab/></text:span><text:span text:style-name="T2">Daniel Andruvetto, DNI: </text:span><text:span text:style-name="T4">37.718.170</text:span></text:p>
      <text:p text:style-name="P14"><text:tab/><text:tab/></text:p>
      <text:p text:style-name="P14"><text:tab/><text:tab/>Eduardo Benmergui, DNI: 11.347.552</text:p>
      <text:p text:style-name="P14"><text:tab/><text:tab/></text:p>
      <text:p text:style-name="P14"><text:tab/><text:tab/>Facundo Molina, DNI: 37.488.945</text:p>
      <text:p text:style-name="P14"><text:tab/><text:tab/></text:p>
      <text:p text:style-name="P14"><text:tab/><text:tab/>Lucas Palacios, DNI: <text:span text:style-name="T23">37.490.668</text:span></text:p>
      <text:p text:style-name="P14"/>
      <text:p text:style-name="P14"/>
      <text:p text:style-name="P14"/>
      <text:p text:style-name="P14"/>
      <text:p text:style-name="P14"/>
      <text:p text:style-name="P17"><text:page-number text:select-page="current">1</text:page-number></text:p>
      <text:p text:style-name="P45"><text:soft-page-break/>Índice </text:p>
      <text:p text:style-name="P14"/>
      <text:p text:style-name="P14">1. Introducción </text:p>
      <text:p text:style-name="P14">1.1. Propósito </text:p>
      <text:p text:style-name="P14">1.2. Alcance </text:p>
      <text:p text:style-name="P14">1.3. Definición, acrónimos y abreviaciones </text:p>
      <text:p text:style-name="P14">1.4. Glosario </text:p>
      <text:p text:style-name="P14">1.5. Referencias </text:p>
      <text:p text:style-name="P14">1.6. Personal involucrado </text:p>
      <text:p text:style-name="P14">1.7. Visión global </text:p>
      <text:p text:style-name="P14">2. Descripción global </text:p>
      <text:p text:style-name="P14">2.1. Perspectiva del producto </text:p>
      <text:p text:style-name="P14">2.2. Funciones del producto </text:p>
      <text:p text:style-name="P14">2.3. Características del usuario </text:p>
      <text:p text:style-name="P14">2.3.1. Perfil de usuario <text:s/>*</text:p>
      <text:p text:style-name="P16">2.3.2. Jerarquía de usuario *</text:p>
      <text:p text:style-name="P14">2.4. Restricciones generales </text:p>
      <text:p text:style-name="P14">2.4.1. Políticas reguladoras </text:p>
      <text:p text:style-name="P16">2.4.2. Limitaciones de hardware *</text:p>
      <text:p text:style-name="P16">2.4.3. Interfaces con otras aplicaciones *</text:p>
      <text:p text:style-name="P16">2.4.4. Funcionamiento paralelo *</text:p>
      <text:p text:style-name="P16">2.4.5. Funcionamiento de auditoria *</text:p>
      <text:p text:style-name="P16">2.4.6. Funciones de control *</text:p>
      <text:p text:style-name="P16">2.4.7. Requisitos del lenguaje *</text:p>
      <text:p text:style-name="P16">2.4.8. Protocolos señalados *</text:p>
      <text:p text:style-name="P16">2.4.9. Credibilidad de la aplicación *</text:p>
      <text:p text:style-name="P16">2.4.10. Consideraciones de seguridad *</text:p>
      <text:p text:style-name="P16">2.5. Suposiciones y dependencias *</text:p>
      <text:p text:style-name="P16">2.6. Prorratear los requisitos *</text:p>
      <text:p text:style-name="P14">3. Requerimientos específicos </text:p>
      <text:p text:style-name="P16">3.1. Requerimientos de interfaces externas *</text:p>
      <text:p text:style-name="P14">3.2. Requerimientos funcionales </text:p>
      <text:p text:style-name="P14">3.2.1. Ingreso a la aplicación </text:p>
      <text:p text:style-name="P38">3.2.2. Administración de users</text:p>
      <text:p text:style-name="P38">3.2.3. Administración de vehicles</text:p>
      <text:p text:style-name="P38">3.2.4. Administración de posts</text:p>
      <text:p text:style-name="P14"/>
      <text:p text:style-name="P14"/>
      <text:p text:style-name="P14"/>
      <text:p text:style-name="P14"/>
      <text:p text:style-name="P14"/>
      <text:p text:style-name="P14"/>
      <text:p text:style-name="P14"/>
      <text:p text:style-name="P14"/>
      <text:p text:style-name="P14"/>
      <text:p text:style-name="P14"/>
      <text:p text:style-name="P8"><text:span text:style-name="T2"/></text:p>
      <text:p text:style-name="P8"><text:span text:style-name="T2"/></text:p>
      <text:p text:style-name="P8"><text:span text:style-name="T2"/></text:p>
      <text:p text:style-name="P8"><text:span text:style-name="T2"><text:tab/></text:span><text:span text:style-name="T2"><text:page-number text:select-page="current">2</text:page-number></text:span></text:p>
      <text:p text:style-name="P45"><text:soft-page-break/><text:span text:style-name="T16">1 </text:span>Introducción </text:p>
      <text:p text:style-name="P45"/>
      <text:p text:style-name="P45">1.1 Propósito </text:p>
      <text:p text:style-name="P14"/>
      <text:p text:style-name="P14"><text:tab/>El presente documento tiene como propósito definir las especificaciones funcionales, no </text:p>
      <text:p text:style-name="P5"><text:span text:style-name="T2">funcionales y del sistema para la implementación de una aplicación Remota que permitirá gestionar avisos de venta de vehículos</text:span><text:span text:style-name="T3">, la cual </text:span><text:span text:style-name="T2">será utilizada por usuarios generales </text:span><text:span text:style-name="T3">mediante una interfaz web</text:span><text:span text:style-name="T2">.</text:span></text:p>
      <text:p text:style-name="P45"/>
      <text:p text:style-name="P45">1.2 Alcance </text:p>
      <text:p text:style-name="P14"/>
      <text:p text:style-name="P6"><text:span text:style-name="T2">Diseño, Desarrollo e Implementación del sistema C</text:span><text:span text:style-name="T3">arsApp</text:span><text:span text:style-name="T2">.</text:span></text:p>
      <text:p text:style-name="P15"/>
      <text:p text:style-name="P5"><text:span text:style-name="T2"><text:tab/></text:span><text:span text:style-name="T3">CarsApp</text:span><text:span text:style-name="T2"> será una aplicación basada en JAVA que funcionará en un entorno </text:span><text:span text:style-name="T3">web</text:span><text:span text:style-name="T2"> que permitirá </text:span><text:span text:style-name="T3">g</text:span><text:span text:style-name="T2">estionar y </text:span><text:span text:style-name="T3">a</text:span><text:span text:style-name="T2">dministrar la información de </text:span><text:span text:style-name="T3">avisos realizados por usuarios sobre la venta de algún vehículo</text:span><text:span text:style-name="T2">, la cual además permite una conexión de multi-usuarios. </text:span></text:p>
      <text:p text:style-name="P15">Ésta aplicación dará apoyo a los siguientes procesos: </text:p>
      <text:list xml:id="list647217933577462094" text:style-name="L1">
        <text:list-item>
          <text:p text:style-name="P163"><text:span text:style-name="T8">Gestionar </text:span><text:span text:style-name="T10">y Administrar</text:span><text:span text:style-name="T8"> </text:span><text:span text:style-name="T9">User</text:span><text:span text:style-name="T10">s</text:span><text:span text:style-name="T9">.</text:span><text:span text:style-name="T8"> </text:span></text:p>
        </text:list-item>
        <text:list-item>
          <text:p text:style-name="P164"><text:span text:style-name="T8">Consultar </text:span><text:span text:style-name="T9">User</text:span><text:span text:style-name="T10">s</text:span><text:span text:style-name="T9">.</text:span><text:span text:style-name="T8"> </text:span></text:p>
        </text:list-item>
        <text:list-item>
          <text:p text:style-name="P164"><text:span text:style-name="T8">Gestionar y Administrar </text:span><text:span text:style-name="T9">Posts.</text:span></text:p>
        </text:list-item>
        <text:list-item>
          <text:p text:style-name="P164"><text:span text:style-name="T8">Consultar P</text:span><text:span text:style-name="T9">osts.</text:span><text:span text:style-name="T8"> </text:span></text:p>
        </text:list-item>
        <text:list-item>
          <text:p text:style-name="P163"><text:span text:style-name="T8">Gestionar </text:span><text:span text:style-name="T9">Vehicles.</text:span></text:p>
        </text:list-item>
        <text:list-item>
          <text:p text:style-name="P163"><text:span text:style-name="T9">Consultar Vehicles.</text:span><text:span text:style-name="T8"> </text:span></text:p>
          <text:p text:style-name="P168"/>
        </text:list-item>
      </text:list>
      <text:p text:style-name="P14">A través del sistema NO se podrá: </text:p>
      <text:list xml:id="list4244009971234053315" text:style-name="L2">
        <text:list-item>
          <text:p text:style-name="P165"><text:span text:style-name="T8">Con</text:span><text:span text:style-name="T9">cretar compras de </text:span><text:span text:style-name="T15">vehículos.</text:span></text:p>
        </text:list-item>
      </text:list>
      <text:p text:style-name="P14"/>
      <text:p text:style-name="P45">1.3 Definiciones, acrónimos y abreviaciones </text:p>
      <text:p text:style-name="P18"/>
      <text:p text:style-name="P9"><text:span text:style-name="T3">A</text:span><text:span text:style-name="T2">dress: Dirección</text:span></text:p>
      <text:p text:style-name="P19">Guest: Usuario invitado</text:p>
      <text:p text:style-name="P5"><text:span text:style-name="T3">Post:</text:span><text:span text:style-name="T2"> </text:span><text:span text:style-name="T3">Aviso</text:span><text:span text:style-name="T2"> </text:span></text:p>
      <text:p text:style-name="P7"><text:span text:style-name="T3">User</text:span><text:span text:style-name="T2">: </text:span><text:span text:style-name="T3">Usuario</text:span><text:span text:style-name="T2"> </text:span></text:p>
      <text:p text:style-name="P5"><text:span text:style-name="T3">Vehicle</text:span><text:span text:style-name="T2">: </text:span><text:span text:style-name="T3">Vehículo</text:span></text:p>
      <text:p text:style-name="P18"/>
      <text:p text:style-name="P44"><text:span text:style-name="T5">1.</text:span><text:span text:style-name="T1">4 Glosario</text:span></text:p>
      <text:p text:style-name="P51"/>
      <text:p text:style-name="P10"><text:span text:style-name="T6">Multi-usuarios</text:span><text:span text:style-name="T1">: En general se le llama multiusuario a la característica de un sistema </text:span></text:p>
      <text:p text:style-name="P20">operativo o programa que permite proveer servicio y procesamiento a múltiples usuarios </text:p>
      <text:p text:style-name="P20">simultáneamente.</text:p>
      <text:p text:style-name="P20"/>
      <text:p text:style-name="P10"><text:span text:style-name="T6">Gestionar</text:span><text:span text:style-name="T1">: Todo lo relacionado con la gestión significa realizar Altas, Bajas, </text:span></text:p>
      <text:p text:style-name="P20">Modificaciones y Consultas de alguna información necesaria por el usuario como por </text:p>
      <text:p text:style-name="P20">ejemplo los Posts.</text:p>
      <text:p text:style-name="P20"><text:soft-page-break/></text:p>
      <text:p text:style-name="P10"><text:span text:style-name="T6">Administrar</text:span><text:span text:style-name="T1">: Se refiere a poder organizar o manipular la información de un User. Por ejemplo, </text:span></text:p>
      <text:p text:style-name="P20">asignarles un Adress.</text:p>
      <text:p text:style-name="P20"/>
      <text:p text:style-name="P11"><text:span text:style-name="T6">Consultar</text:span><text:span text:style-name="T1">: Significa buscar información en la base de datos. Para ello se necesita algun identificador de lo que se desea buscar, como Users, Posts, etc.</text:span></text:p>
      <text:p text:style-name="P21"/>
      <text:p text:style-name="P11"><text:span text:style-name="T6">User</text:span><text:span text:style-name="T1">: Persona que puede ingresar al sistema CarssApp, a través de un proceso de autenticación utilizando nombre y contraseña.</text:span></text:p>
      <text:p text:style-name="P21"/>
      <text:p text:style-name="P12"><text:span text:style-name="T6">Base de Datos</text:span><text:span text:style-name="T1">: Es un conjunto de datos que pertenecen al mismo contexto almacenados </text:span></text:p>
      <text:p text:style-name="P22">sistemáticamente para su posterior uso.</text:p>
      <text:p text:style-name="P22"/>
      <text:p text:style-name="P12"><text:span text:style-name="T6">Aplicación</text:span><text:span text:style-name="T1">: Es un programa informático diseñado para facilitar al usuario la realización </text:span></text:p>
      <text:p text:style-name="P22">de un determinado tipo de trabajo.</text:p>
      <text:p text:style-name="P22"/>
      <text:p text:style-name="P12"><text:span text:style-name="T6">Java</text:span><text:span text:style-name="T1">: Es un lenguaje de programación orientado a objetos. Que permite el desarrollo </text:span></text:p>
      <text:p text:style-name="P22">de una aplicación para algún uso específico.</text:p>
      <text:p text:style-name="P22"/>
      <text:p text:style-name="P12"><text:span text:style-name="T6">Internet</text:span><text:span text:style-name="T1">: Es un método de interconexión descentralizada de redes de computadoras </text:span></text:p>
      <text:p text:style-name="P22">implementado en un conjunto de protocolos denominado TCP/IP.</text:p>
      <text:p text:style-name="P21"/>
      <text:p text:style-name="P46">1.5 Referencias</text:p>
      <text:p text:style-name="P39"/>
      <text:list xml:id="list7642014610347614693" text:style-name="L3">
        <text:list-item>
          <text:p text:style-name="P169">IEEE 830 esp - http://www.ctr.unican.es/asignaturas/is1/IEEE830_esp.pdf </text:p>
        </text:list-item>
      </text:list>
      <text:p text:style-name="P21"/>
      <text:p text:style-name="P52">1.6 Personal Involucrado</text:p>
      <text:p text:style-name="P52"/>
      <table:table table:name="Table1" table:style-name="Table1">
        <table:table-column table:style-name="Table1.A"/>
        <table:table-column table:style-name="Table1.B"/>
        <table:table-row>
          <table:table-cell table:style-name="Table1.A1" office:value-type="string">
            <text:p text:style-name="P80">Nombre</text:p>
          </table:table-cell>
          <table:table-cell table:style-name="Table1.B1" office:value-type="string">
            <text:p text:style-name="P80">Daniel Andruvetto</text:p>
          </table:table-cell>
        </table:table-row>
        <table:table-row>
          <table:table-cell table:style-name="Table1.A2" office:value-type="string">
            <text:p text:style-name="P80">Rol</text:p>
          </table:table-cell>
          <table:table-cell table:style-name="Table1.B2" office:value-type="string">
            <text:p text:style-name="P80">Programador</text:p>
          </table:table-cell>
        </table:table-row>
        <table:table-row>
          <table:table-cell table:style-name="Table1.A2" office:value-type="string">
            <text:p text:style-name="P80">Categoría Profesional</text:p>
          </table:table-cell>
          <table:table-cell table:style-name="Table1.B2" office:value-type="string">
            <text:p text:style-name="P80">Estudiante en Lic. en Ciencias de la Computación.</text:p>
          </table:table-cell>
        </table:table-row>
        <table:table-row>
          <table:table-cell table:style-name="Table1.A2" office:value-type="string">
            <text:p text:style-name="P69"/>
          </table:table-cell>
          <table:table-cell table:style-name="Table1.B2" office:value-type="string">
            <text:p text:style-name="P69"/>
          </table:table-cell>
        </table:table-row>
      </table:table>
      <text:p text:style-name="P22"/>
      <table:table table:name="Table2" table:style-name="Table2">
        <table:table-column table:style-name="Table2.A"/>
        <table:table-column table:style-name="Table2.B"/>
        <table:table-row>
          <table:table-cell table:style-name="Table2.A1" office:value-type="string">
            <text:p text:style-name="P81">Nombre</text:p>
          </table:table-cell>
          <table:table-cell table:style-name="Table2.B1" office:value-type="string">
            <text:p text:style-name="P81">Eduardo Benmergui</text:p>
          </table:table-cell>
        </table:table-row>
        <table:table-row>
          <table:table-cell table:style-name="Table2.A2" office:value-type="string">
            <text:p text:style-name="P81">Rol</text:p>
          </table:table-cell>
          <table:table-cell table:style-name="Table2.B2" office:value-type="string">
            <text:p text:style-name="P81">Programador</text:p>
          </table:table-cell>
        </table:table-row>
        <table:table-row>
          <table:table-cell table:style-name="Table2.A2" office:value-type="string">
            <text:p text:style-name="P81">Categoría Profesional</text:p>
          </table:table-cell>
          <table:table-cell table:style-name="Table2.B2" office:value-type="string">
            <text:p text:style-name="P81">Estudiante en Lic. en Ciencias de la Computación</text:p>
          </table:table-cell>
        </table:table-row>
        <table:table-row>
          <table:table-cell table:style-name="Table2.A2" office:value-type="string">
            <text:p text:style-name="P69"/>
          </table:table-cell>
          <table:table-cell table:style-name="Table2.B2" office:value-type="string">
            <text:p text:style-name="P69"/>
          </table:table-cell>
        </table:table-row>
      </table:table>
      <text:p text:style-name="P22"/>
      <table:table table:name="Table3" table:style-name="Table3">
        <table:table-column table:style-name="Table3.A"/>
        <table:table-column table:style-name="Table3.B"/>
        <table:table-row>
          <table:table-cell table:style-name="Table3.A1" office:value-type="string">
            <text:p text:style-name="P82">Nombre</text:p>
          </table:table-cell>
          <table:table-cell table:style-name="Table3.B1" office:value-type="string">
            <text:p text:style-name="P82">Facundo Molina</text:p>
          </table:table-cell>
        </table:table-row>
        <table:table-row>
          <table:table-cell table:style-name="Table3.A2" office:value-type="string">
            <text:p text:style-name="P82">Rol</text:p>
          </table:table-cell>
          <table:table-cell table:style-name="Table3.B2" office:value-type="string">
            <text:p text:style-name="P82">Programador</text:p>
          </table:table-cell>
        </table:table-row>
        <table:table-row>
          <table:table-cell table:style-name="Table3.A2" office:value-type="string">
            <text:p text:style-name="P82">Categoría Profesional</text:p>
          </table:table-cell>
          <table:table-cell table:style-name="Table3.B2" office:value-type="string">
            <text:p text:style-name="P82">Estudiante en Lic. en Ciencias de la Computación</text:p>
          </table:table-cell>
        </table:table-row>
        <table:table-row>
          <table:table-cell table:style-name="Table3.A2" office:value-type="string">
            <text:p text:style-name="P69"/>
          </table:table-cell>
          <table:table-cell table:style-name="Table3.B2" office:value-type="string">
            <text:p text:style-name="P69"/>
          </table:table-cell>
        </table:table-row>
      </table:table>
      <text:p text:style-name="P22"/>
      <text:p text:style-name="P22"/>
      <text:p text:style-name="P22"><text:soft-page-break/></text:p>
      <text:p text:style-name="P22"/>
      <table:table table:name="Table4" table:style-name="Table4">
        <table:table-column table:style-name="Table4.A"/>
        <table:table-column table:style-name="Table4.B"/>
        <table:table-row>
          <table:table-cell table:style-name="Table4.A1" office:value-type="string">
            <text:p text:style-name="P82">Nombre</text:p>
          </table:table-cell>
          <table:table-cell table:style-name="Table4.B1" office:value-type="string">
            <text:p text:style-name="P82">Lucas Palacios</text:p>
          </table:table-cell>
        </table:table-row>
        <table:table-row>
          <table:table-cell table:style-name="Table4.A2" office:value-type="string">
            <text:p text:style-name="P82">Rol </text:p>
          </table:table-cell>
          <table:table-cell table:style-name="Table4.B2" office:value-type="string">
            <text:p text:style-name="P82">Programador</text:p>
          </table:table-cell>
        </table:table-row>
        <table:table-row>
          <table:table-cell table:style-name="Table4.A2" office:value-type="string">
            <text:p text:style-name="P82">Categoría Profesional</text:p>
          </table:table-cell>
          <table:table-cell table:style-name="Table4.B2" office:value-type="string">
            <text:p text:style-name="P82">Estudiante de Lic. en Ciencias de la Computación</text:p>
          </table:table-cell>
        </table:table-row>
        <table:table-row>
          <table:table-cell table:style-name="Table4.A2" office:value-type="string">
            <text:p text:style-name="P69"/>
          </table:table-cell>
          <table:table-cell table:style-name="Table4.B2" office:value-type="string">
            <text:p text:style-name="P69"/>
          </table:table-cell>
        </table:table-row>
      </table:table>
      <text:p text:style-name="P22"/>
      <text:p text:style-name="P22"/>
      <text:p text:style-name="P47">1.7 Visión global</text:p>
      <text:p text:style-name="P30"><text:tab/>En el presente documento se encontrará la información acerca de las </text:p>
      <text:p text:style-name="P30">características del producto de software, interfa<text:span text:style-name="T37">c</text:span>es del usuario, interfa<text:span text:style-name="T37">c</text:span>es del </text:p>
      <text:p text:style-name="P30">sistema, características de los usuarios, descripción de los requerimientos </text:p>
      <text:p text:style-name="P30">funcionales, no funcionales y del sistema, los cuales se representaran mediante el </text:p>
      <text:p text:style-name="P30">siguiente formato:</text:p>
      <text:p text:style-name="P30"/>
      <table:table table:name="Table5" table:style-name="Table5">
        <table:table-column table:style-name="Table5.A"/>
        <table:table-row table:style-name="Table5.1">
          <table:table-cell table:style-name="Table5.A1" office:value-type="string">
            <text:p text:style-name="P140">SRS-Especificación de Requerimientos</text:p>
          </table:table-cell>
        </table:table-row>
        <table:table-row>
          <table:table-cell table:style-name="Table5.A2" office:value-type="string">
            <table:table table:name="Table7" table:style-name="Table7">
              <table:table-column table:style-name="Table7.A"/>
              <table:table-row>
                <table:table-cell table:style-name="Table7.A1" office:value-type="string">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40">Código</text:p>
                      </table:table-cell>
                      <table:table-cell table:style-name="Table8.A1" office:value-type="string">
                        <text:p text:style-name="P140">Nombre</text:p>
                      </table:table-cell>
                      <table:table-cell table:style-name="Table8.A1" office:value-type="string">
                        <text:p text:style-name="P140">Fecha</text:p>
                      </table:table-cell>
                      <table:table-cell table:style-name="Table8.D1" office:value-type="string">
                        <text:p text:style-name="P140">Grado de necesidad</text:p>
                      </table:table-cell>
                    </table:table-row>
                    <table:table-row>
                      <table:table-cell table:style-name="Table8.A2" office:value-type="string">
                        <text:p text:style-name="P83">Referencia de requerimiento</text:p>
                      </table:table-cell>
                      <table:table-cell table:style-name="Table8.A2" office:value-type="string">
                        <text:p text:style-name="P83">Nombre del <text:span text:style-name="T37">requerimiento</text:span></text:p>
                      </table:table-cell>
                      <table:table-cell table:style-name="Table8.A2" office:value-type="string">
                        <text:p text:style-name="P83">Fecha de Especificación</text:p>
                      </table:table-cell>
                      <table:table-cell table:style-name="Table8.D2" office:value-type="string">
                        <text:p text:style-name="P83">Importancia del requerimiento</text:p>
                      </table:table-cell>
                    </table:table-row>
                  </table:table>
                  <text:p text:style-name="P69"/>
                </table:table-cell>
              </table:table-row>
              <table:table-row>
                <table:table-cell table:style-name="Table7.A2" office:value-type="string">
                  <table:table table:name="Table9" table:style-name="Table9">
                    <table:table-column table:style-name="Table9.A"/>
                    <table:table-column table:style-name="Table9.B"/>
                    <table:table-row>
                      <table:table-cell table:style-name="Table9.A1" office:value-type="string">
                        <text:p text:style-name="P140">Descripción</text:p>
                      </table:table-cell>
                      <table:table-cell table:style-name="Table9.B1" office:value-type="string">
                        <text:p text:style-name="P83">Descripción del requerimiento</text:p>
                      </table:table-cell>
                    </table:table-row>
                  </table:table>
                  <text:p text:style-name="P69"/>
                </table:table-cell>
              </table:table-row>
              <table:table-row>
                <table:table-cell table:style-name="Table7.A2" office:value-type="string">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40">Entrada</text:p>
                      </table:table-cell>
                      <table:table-cell table:style-name="Table10.A1" office:value-type="string">
                        <text:p text:style-name="P140">Fuente </text:p>
                      </table:table-cell>
                      <table:table-cell table:style-name="Table10.A1" office:value-type="string">
                        <text:p text:style-name="P140">Salida </text:p>
                      </table:table-cell>
                      <table:table-cell table:style-name="Table10.A1" office:value-type="string">
                        <text:p text:style-name="P140">Destino</text:p>
                      </table:table-cell>
                      <table:table-cell table:style-name="Table10.E1" office:value-type="string">
                        <text:p text:style-name="P140">Restricciones</text:p>
                      </table:table-cell>
                    </table:table-row>
                    <table:table-row>
                      <table:table-cell table:style-name="Table10.A2" office:value-type="string">
                        <text:p text:style-name="P83">Entradas del Requerimiento</text:p>
                      </table:table-cell>
                      <table:table-cell table:style-name="Table10.A2" office:value-type="string">
                        <text:p text:style-name="P83">Fuentes de las entradas</text:p>
                      </table:table-cell>
                      <table:table-cell table:style-name="Table10.A2" office:value-type="string">
                        <text:p text:style-name="P83">Salidas del Requerimiento</text:p>
                      </table:table-cell>
                      <table:table-cell table:style-name="Table10.A2" office:value-type="string">
                        <text:p text:style-name="P83">Donde se lleva la salida</text:p>
                      </table:table-cell>
                      <table:table-cell table:style-name="Table10.E2" office:value-type="string">
                        <text:p text:style-name="P83">Restricciones a tener en cuenta</text:p>
                      </table:table-cell>
                    </table:table-row>
                  </table:table>
                  <text:p text:style-name="P69"/>
                </table:table-cell>
              </table:table-row>
            </table:table>
            <text:p text:style-name="P69"/>
            <table:table table:name="Table6" table:style-name="Table6">
              <table:table-column table:style-name="Table6.A"/>
              <table:table-column table:style-name="Table6.B"/>
              <table:table-row>
                <table:table-cell table:style-name="Table6.A1" office:value-type="string">
                  <text:p text:style-name="P140">Proceso</text:p>
                </table:table-cell>
                <table:table-cell table:style-name="Table6.B1" office:value-type="string">
                  <text:p text:style-name="P83">Descripción detallada de las actividades que realiza el requerimiento.</text:p>
                </table:table-cell>
              </table:table-row>
              <table:table-row>
                <table:table-cell table:style-name="Table6.A2" office:value-type="string">
                  <text:p text:style-name="P140">Efecto Colateral</text:p>
                </table:table-cell>
                <table:table-cell table:style-name="Table6.B2" office:value-type="string">
                  <text:p text:style-name="P84">Efectos generados a otros procesos o sistemas, si es el caso.</text:p>
                </table:table-cell>
              </table:table-row>
            </table:table>
            <text:p text:style-name="P69"/>
          </table:table-cell>
        </table:table-row>
      </table:table>
      <text:p text:style-name="P23"/>
      <text:p text:style-name="P40">Código:</text:p>
      <text:p text:style-name="P35"><text:tab/>RF: Requerimiento Funcional</text:p>
      <text:p text:style-name="P35"><text:tab/>RFN: Requerimiento No Funcional </text:p>
      <text:p text:style-name="P35"><text:tab/>RI: Requerimiento de interfaz</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53">2 Descripción Global</text:p>
      <text:p text:style-name="P53"/>
      <text:p text:style-name="P53">2.1 Perspectiva del Producto</text:p>
      <text:p text:style-name="P34"><text:tab/></text:p>
      <text:p text:style-name="P162"><text:tab/>CarsApp será un<text:span text:style-name="T21">a aplicación web</text:span>, además de trabajar de manera independiente con lo que no interactuar<text:span text:style-name="T38">á</text:span> con otros sistemas.</text:p>
      <text:p text:style-name="P35"/>
      <text:p text:style-name="P48">2.2 Funciones del Producto </text:p>
      <text:p text:style-name="P34"><text:tab/></text:p>
      <text:p text:style-name="P34"><text:tab/>CarsApp permitirá realizar las siguientes funciones: </text:p>
      <text:list xml:id="list6251471057435983344" text:style-name="L4">
        <text:list-item>
          <text:p text:style-name="P166"><text:span text:style-name="T11">Administración de Users: El administrador del sistema podrá gestionar </text:span><text:span text:style-name="T13">tanto</text:span></text:p>
        </text:list-item>
      </text:list>
      <text:p text:style-name="P41"><text:span text:style-name="T17"><text:tab/>los usuarios(</text:span><text:span text:style-name="T19">agregar, </text:span><text:span text:style-name="T20">habilitar</text:span><text:span text:style-name="T17">, modificar, </text:span><text:span text:style-name="T20">deshabilitar</text:span><text:span text:style-name="T17">, buscar, listar) </text:span><text:span text:style-name="T18">como los invitados(limitar su acceso y acciones)</text:span><text:span text:style-name="T17">. </text:span></text:p>
      <text:list xml:id="list70253940514120699" text:style-name="L5">
        <text:list-item>
          <text:p text:style-name="P170">Administración de Posts: Los usuarios podrán tanto gestionar sus avisos (agregar, modificar, elminar,responder preguntas) como realizar otras acciones sobre otros avisos (buscar, listar, hacer una pregunta).</text:p>
        </text:list-item>
        <text:list-item>
          <text:p text:style-name="P167"><text:span text:style-name="T11">Administración de Vehicles: </text:span><text:span text:style-name="T12">Los usuarios podrán gestionar vehículos (agregar, modificar, eliminar) que luego asignarán a sus avisos.</text:span></text:p>
        </text:list-item>
      </text:list>
      <text:p text:style-name="P35"/>
      <text:p text:style-name="P49">2.3 Característica del usuario </text:p>
      <text:p text:style-name="P36"><text:tab/>CarsApp contendrá 3 tipos de usuarios que interactúan: Users, Guest o Administrador. </text:p>
      <text:p text:style-name="P36"><text:tab/>Cada usuario tendrá un perfil específico para que su interacción con el sistema sea </text:p>
      <text:p text:style-name="P36">correcta y no conlleve a fallos: </text:p>
      <text:list xml:id="list5291714570280330322" text:style-name="L6">
        <text:list-item>
          <text:p text:style-name="P171">User: Usuario que puede hacer uso de todas las funcionalidades que provee el sistema, tanto como agregar,modificar,eliminar Vehicles, Posts, etc.</text:p>
        </text:list-item>
        <text:list-item>
          <text:p text:style-name="P171">Guest: Usuario que solo puede consultar informaci<text:span text:style-name="T38">ó</text:span>n del sistema, de acuerdo a los permisos que al administrador otorgue.</text:p>
        </text:list-item>
        <text:list-item>
          <text:p text:style-name="P171">Administrador del Sistema: Usuario con gran conocimiento en el manejo del sistema , encargado de manejar el sistema con gran responsabilidad sobre los criterios de permisos sobre los usuarios.</text:p>
        </text:list-item>
      </text:list>
      <text:p text:style-name="P60"/>
      <text:p text:style-name="P50">2.4 Restricciones generales </text:p>
      <text:p text:style-name="P37"/>
      <text:p text:style-name="P62">Políticas Reguladoras </text:p>
      <text:p text:style-name="P37"><text:tab/>La aplicación se desarrollara mediante software de licencia abierta por lo tanto no se </text:p>
      <text:p text:style-name="P37">deberá pagar por el uso de: servidor WEB (APACHE), Sistema de Gestión de Base de </text:p>
      <text:p text:style-name="P61"><text:span text:style-name="T14">Datos (</text:span><text:span text:style-name="T7">My</text:span><text:span text:style-name="T14">SQL) y el lenguaje de programación (JAVA), por lo tanto, la utilización </text:span></text:p>
      <text:p text:style-name="P37">de estos programas se hará mediante las políticas establecidas por este tipo de </text:p>
      <text:p text:style-name="P37">licenciamiento.</text:p>
      <text:p text:style-name="P61"/>
      <text:p text:style-name="P61"/>
      <text:p text:style-name="P61"/>
      <text:p text:style-name="P61"/>
      <text:p text:style-name="P61"><text:soft-page-break/></text:p>
      <text:p text:style-name="P50">3 Requerimientos específicos</text:p>
      <text:p text:style-name="P35"/>
      <text:p text:style-name="P54">3.1 <text:span text:style-name="T22">Requerimientos de interfaces externas</text:span></text:p>
      <text:p text:style-name="P172"/>
      <text:p text:style-name="P172"><text:tab/>El sistema CarsApp no tendrá interconexión con otros sistemas de información, por lo</text:p>
      <text:p text:style-name="P172">tanto no es necesaria la utilización de interfaz alguna.</text:p>
      <text:p text:style-name="P172">La relación con un servidor Web, DNS y Gestor de Base de Datos se hará a través de</text:p>
      <text:p text:style-name="P172">los archivos de configuración de estos.</text:p>
      <text:p text:style-name="P55"/>
      <text:p text:style-name="P55">3.2 Requerimientos funcionales</text:p>
      <text:p text:style-name="P55"/>
      <text:p text:style-name="P55">3.2.1 Ingreso a la aplicación</text:p>
      <text:p text:style-name="P55"/>
      <text:p text:style-name="P31"/>
      <table:table table:name="Tabla1" table:style-name="Tabla1">
        <table:table-column table:style-name="Tabla1.A"/>
        <table:table-row table:style-name="Tabla1.1">
          <table:table-cell table:style-name="Tabla1.A1" office:value-type="string">
            <text:p text:style-name="P151">Carsapp</text:p>
            <text:p text:style-name="P141">SRS-Especificación de Requerimientos</text:p>
          </table:table-cell>
        </table:table-row>
        <table:table-row>
          <table:table-cell table:style-name="Tabla1.A2" office:value-type="string">
            <table:table table:name="Tabla2" table:style-name="Tabla2">
              <table:table-column table:style-name="Tabla2.A"/>
              <table:table-row>
                <table:table-cell table:style-name="Tabla2.A1" office:value-type="string">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41">Código</text:p>
                      </table:table-cell>
                      <table:table-cell table:style-name="Tabla3.A1" office:value-type="string">
                        <text:p text:style-name="P141">Nombre</text:p>
                      </table:table-cell>
                      <table:table-cell table:style-name="Tabla3.A1" office:value-type="string">
                        <text:p text:style-name="P141">Fecha</text:p>
                      </table:table-cell>
                      <table:table-cell table:style-name="Tabla3.D1" office:value-type="string">
                        <text:p text:style-name="P141">Grado de necesidad</text:p>
                      </table:table-cell>
                    </table:table-row>
                    <table:table-row>
                      <table:table-cell table:style-name="Tabla3.A2" office:value-type="string">
                        <text:p text:style-name="P128">RF.IP 01</text:p>
                      </table:table-cell>
                      <table:table-cell table:style-name="Tabla3.A2" office:value-type="string">
                        <text:p text:style-name="P85">Ingreso a la aplicación</text:p>
                      </table:table-cell>
                      <table:table-cell table:style-name="Tabla3.A2" office:value-type="string">
                        <text:p text:style-name="P85">05/05/2014</text:p>
                      </table:table-cell>
                      <table:table-cell table:style-name="Tabla3.D2" office:value-type="string">
                        <text:p text:style-name="P95">Esencial</text:p>
                      </table:table-cell>
                    </table:table-row>
                  </table:table>
                  <text:p text:style-name="P70"/>
                </table:table-cell>
              </table:table-row>
              <table:table-row>
                <table:table-cell table:style-name="Tabla2.A2" office:value-type="string">
                  <table:table table:name="Tabla4" table:style-name="Tabla4">
                    <table:table-column table:style-name="Tabla4.A"/>
                    <table:table-column table:style-name="Tabla4.B"/>
                    <table:table-row>
                      <table:table-cell table:style-name="Tabla4.A1" office:value-type="string">
                        <text:p text:style-name="P141">Descripción</text:p>
                      </table:table-cell>
                      <table:table-cell table:style-name="Tabla4.B1" office:value-type="string">
                        <text:p text:style-name="P95">El sistema debe permitir el ingreso de users a la aplicación <text:span text:style-name="T32">a través de una interfaz web.</text:span></text:p>
                      </table:table-cell>
                    </table:table-row>
                  </table:table>
                  <text:p text:style-name="P70"/>
                </table:table-cell>
              </table:table-row>
              <table:table-row>
                <table:table-cell table:style-name="Tabla2.A2" office:value-type="string">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141">Entrada</text:p>
                      </table:table-cell>
                      <table:table-cell table:style-name="Tabla5.A1" office:value-type="string">
                        <text:p text:style-name="P141">Fuente </text:p>
                      </table:table-cell>
                      <table:table-cell table:style-name="Tabla5.A1" office:value-type="string">
                        <text:p text:style-name="P141">Salida </text:p>
                      </table:table-cell>
                      <table:table-cell table:style-name="Tabla5.A1" office:value-type="string">
                        <text:p text:style-name="P141">Destino</text:p>
                      </table:table-cell>
                      <table:table-cell table:style-name="Tabla5.E1" office:value-type="string">
                        <text:p text:style-name="P141">Restricciones</text:p>
                      </table:table-cell>
                    </table:table-row>
                    <table:table-row>
                      <table:table-cell table:style-name="Tabla5.A2" office:value-type="string">
                        <text:p text:style-name="P95">User del sistema</text:p>
                      </table:table-cell>
                      <table:table-cell table:style-name="Tabla5.A2" office:value-type="string">
                        <text:p text:style-name="P95">Formulario de ingreso al sistema</text:p>
                      </table:table-cell>
                      <table:table-cell table:style-name="Tabla5.A2" office:value-type="string">
                        <text:p text:style-name="P95">Usuario con permiso validado o denegado</text:p>
                      </table:table-cell>
                      <table:table-cell table:style-name="Tabla5.A2" office:value-type="string">
                        <text:p text:style-name="P95">Interfaz web</text:p>
                      </table:table-cell>
                      <table:table-cell table:style-name="Tabla5.E2" office:value-type="string">
                        <text:p text:style-name="P95">Solo para users registrados</text:p>
                      </table:table-cell>
                    </table:table-row>
                  </table:table>
                  <text:p text:style-name="P70"/>
                </table:table-cell>
              </table:table-row>
            </table:table>
            <text:p text:style-name="P70"/>
            <table:table table:name="Tabla6" table:style-name="Tabla6">
              <table:table-column table:style-name="Tabla6.A"/>
              <table:table-column table:style-name="Tabla6.B"/>
              <table:table-row>
                <table:table-cell table:style-name="Tabla6.A1" office:value-type="string">
                  <text:p text:style-name="P141">Proceso</text:p>
                </table:table-cell>
                <table:table-cell table:style-name="Tabla6.B1" office:value-type="string">
                  <text:p text:style-name="P95">El sistema deberá controlar si el u<text:span text:style-name="T24">suario</text:span> y contraseña son correctos y en caso de que eso ocurra mostrar la pantalla principal para que dicho usuario efectúe la función deseada.</text:p>
                </table:table-cell>
              </table:table-row>
              <table:table-row>
                <table:table-cell table:style-name="Tabla6.A2" office:value-type="string">
                  <text:p text:style-name="P141">Efecto Colateral</text:p>
                </table:table-cell>
                <table:table-cell table:style-name="Tabla6.B2" office:value-type="string">
                  <text:p text:style-name="P174">No Aplica</text:p>
                </table:table-cell>
              </table:table-row>
            </table:table>
            <text:p text:style-name="P70"/>
          </table:table-cell>
        </table:table-row>
      </table:table>
      <text:p text:style-name="P24"/>
      <text:p text:style-name="P24"/>
      <text:p text:style-name="P56"/>
      <text:p text:style-name="P56">3.2.<text:span text:style-name="T31">2</text:span> <text:span text:style-name="T24">Administración de users</text:span></text:p>
      <text:p text:style-name="P56"/>
      <text:p text:style-name="P32"/>
      <table:table table:name="Tabla7" table:style-name="Tabla7">
        <table:table-column table:style-name="Tabla7.A"/>
        <table:table-row table:style-name="Tabla7.1">
          <table:table-cell table:style-name="Tabla7.A1" office:value-type="string">
            <text:p text:style-name="P152">Carsapp</text:p>
            <text:p text:style-name="P142"><text:soft-page-break/>SRS-Especificación de Requerimientos</text:p>
          </table:table-cell>
        </table:table-row>
        <table:table-row>
          <table:table-cell table:style-name="Tabla7.A2" office:value-type="string">
            <table:table table:name="Tabla8" table:style-name="Tabla8">
              <table:table-column table:style-name="Tabla8.A"/>
              <table:table-row>
                <table:table-cell table:style-name="Tabla8.A1" office:value-type="string">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142">Código</text:p>
                      </table:table-cell>
                      <table:table-cell table:style-name="Tabla9.A1" office:value-type="string">
                        <text:p text:style-name="P142">Nombre</text:p>
                      </table:table-cell>
                      <table:table-cell table:style-name="Tabla9.A1" office:value-type="string">
                        <text:p text:style-name="P142">Fecha</text:p>
                      </table:table-cell>
                      <table:table-cell table:style-name="Tabla9.D1" office:value-type="string">
                        <text:p text:style-name="P142">Grado de necesidad</text:p>
                      </table:table-cell>
                    </table:table-row>
                    <table:table-row>
                      <table:table-cell table:style-name="Tabla9.A2" office:value-type="string">
                        <text:p text:style-name="P128">RF.AU 01</text:p>
                      </table:table-cell>
                      <table:table-cell table:style-name="Tabla9.A2" office:value-type="string">
                        <text:p text:style-name="P105">Creación de usuarios</text:p>
                      </table:table-cell>
                      <table:table-cell table:style-name="Tabla9.A2" office:value-type="string">
                        <text:p text:style-name="P86">05/05/2014</text:p>
                      </table:table-cell>
                      <table:table-cell table:style-name="Tabla9.D2" office:value-type="string">
                        <text:p text:style-name="P96">Esencial</text:p>
                      </table:table-cell>
                    </table:table-row>
                  </table:table>
                  <text:p text:style-name="P71"/>
                </table:table-cell>
              </table:table-row>
              <table:table-row>
                <table:table-cell table:style-name="Tabla8.A2" office:value-type="string">
                  <table:table table:name="Tabla10" table:style-name="Tabla10">
                    <table:table-column table:style-name="Tabla10.A"/>
                    <table:table-column table:style-name="Tabla10.B"/>
                    <table:table-row>
                      <table:table-cell table:style-name="Tabla10.A1" office:value-type="string">
                        <text:p text:style-name="P142">Descripción</text:p>
                      </table:table-cell>
                      <table:table-cell table:style-name="Tabla10.B1" office:value-type="string">
                        <text:p text:style-name="P96">El sistema debe permi<text:span text:style-name="T26">tir la creación de usuarios</text:span></text:p>
                      </table:table-cell>
                    </table:table-row>
                  </table:table>
                  <text:p text:style-name="P71"/>
                </table:table-cell>
              </table:table-row>
              <table:table-row>
                <table:table-cell table:style-name="Tabla8.A2" office:value-type="string">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office:value-type="string">
                        <text:p text:style-name="P142">Entrada</text:p>
                      </table:table-cell>
                      <table:table-cell table:style-name="Tabla11.A1" office:value-type="string">
                        <text:p text:style-name="P142">Fuente </text:p>
                      </table:table-cell>
                      <table:table-cell table:style-name="Tabla11.A1" office:value-type="string">
                        <text:p text:style-name="P142">Salida </text:p>
                      </table:table-cell>
                      <table:table-cell table:style-name="Tabla11.A1" office:value-type="string">
                        <text:p text:style-name="P142">Destino</text:p>
                      </table:table-cell>
                      <table:table-cell table:style-name="Tabla11.E1" office:value-type="string">
                        <text:p text:style-name="P142">Restricciones</text:p>
                      </table:table-cell>
                    </table:table-row>
                    <table:table-row>
                      <table:table-cell table:style-name="Tabla11.A2" office:value-type="string">
                        <text:p text:style-name="P105">Datos del usuario: Nombre, apellido, DNI, dirección, teléfono, nombre de us<text:span text:style-name="T25">uario</text:span> y password.</text:p>
                      </table:table-cell>
                      <table:table-cell table:style-name="Tabla11.A2" office:value-type="string">
                        <text:p text:style-name="P96">Formulario de ingreso <text:span text:style-name="T24">de datos</text:span></text:p>
                      </table:table-cell>
                      <table:table-cell table:style-name="Tabla11.A2" office:value-type="string">
                        <text:p text:style-name="P105">Nuevo usuario del sistema, con permisos para acceder a él.</text:p>
                      </table:table-cell>
                      <table:table-cell table:style-name="Tabla11.A2" office:value-type="string">
                        <text:p text:style-name="P105">Base de datos</text:p>
                      </table:table-cell>
                      <table:table-cell table:style-name="Tabla11.E2" office:value-type="string">
                        <text:p text:style-name="P105">No debe quedar campos incompletos y no se puede repetir el nombre de us<text:span text:style-name="T25">uario</text:span> de uno ya existente.</text:p>
                      </table:table-cell>
                    </table:table-row>
                  </table:table>
                  <text:p text:style-name="P71"/>
                </table:table-cell>
              </table:table-row>
            </table:table>
            <text:p text:style-name="P71"/>
            <table:table table:name="Tabla12" table:style-name="Tabla12">
              <table:table-column table:style-name="Tabla12.A"/>
              <table:table-column table:style-name="Tabla12.B"/>
              <table:table-row>
                <table:table-cell table:style-name="Tabla12.A1" office:value-type="string">
                  <text:p text:style-name="P142">Proceso</text:p>
                </table:table-cell>
                <table:table-cell table:style-name="Tabla12.B1" office:value-type="string">
                  <text:p text:style-name="P175">El usuario deberá completar los campos que solicita el formulario. El sistema deberá corroborar que no haya campos vacíos y que el user no <text:span text:style-name="T25">pertenezca</text:span> al mismo. Una vez finalizado el chequeo, el sistema almacenara al us<text:span text:style-name="T25">uario</text:span> en la base de datos y le presentará una pantalla con la <text:span text:style-name="T25">confirmación</text:span> de los datos ingresados. <text:span text:style-name="T39">Caso contrario n</text:span>o se almacena en la base de datos <text:span text:style-name="T39">y se</text:span> vuelve a dar la posibilidad de completar el formulario.</text:p>
                </table:table-cell>
              </table:table-row>
              <table:table-row>
                <table:table-cell table:style-name="Tabla12.A2" office:value-type="string">
                  <text:p text:style-name="P142">Efecto Colateral</text:p>
                </table:table-cell>
                <table:table-cell table:style-name="Tabla12.B2" office:value-type="string">
                  <text:p text:style-name="P176">No Aplica</text:p>
                </table:table-cell>
              </table:table-row>
            </table:table>
            <text:p text:style-name="P71"/>
          </table:table-cell>
        </table:table-row>
      </table:table>
      <text:p text:style-name="P25"/>
      <text:p text:style-name="P25"/>
      <text:p text:style-name="P25"/>
      <text:p text:style-name="P32"/>
      <table:table table:name="Tabla13" table:style-name="Tabla13">
        <table:table-column table:style-name="Tabla13.A"/>
        <table:table-row table:style-name="Tabla13.1">
          <table:table-cell table:style-name="Tabla13.A1" office:value-type="string">
            <text:p text:style-name="P152">Carsapp</text:p>
            <text:p text:style-name="P142">SRS-Especificación de Requerimientos</text:p>
          </table:table-cell>
        </table:table-row>
        <table:table-row>
          <table:table-cell table:style-name="Tabla13.A2" office:value-type="string">
            <table:table table:name="Tabla14" table:style-name="Tabla14">
              <table:table-column table:style-name="Tabla14.A"/>
              <table:table-row>
                <table:table-cell table:style-name="Tabla14.A1" office:value-type="string">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142">Código</text:p>
                      </table:table-cell>
                      <table:table-cell table:style-name="Tabla15.A1" office:value-type="string">
                        <text:p text:style-name="P142">Nombre</text:p>
                      </table:table-cell>
                      <table:table-cell table:style-name="Tabla15.A1" office:value-type="string">
                        <text:p text:style-name="P142">Fecha</text:p>
                      </table:table-cell>
                      <table:table-cell table:style-name="Tabla15.D1" office:value-type="string">
                        <text:p text:style-name="P142">Grado de necesidad</text:p>
                      </table:table-cell>
                    </table:table-row>
                    <table:table-row>
                      <table:table-cell table:style-name="Tabla15.A2" office:value-type="string">
                        <text:p text:style-name="P128">RF.AU 02</text:p>
                      </table:table-cell>
                      <table:table-cell table:style-name="Tabla15.A2" office:value-type="string">
                        <text:p text:style-name="P106">Habilitar, modificar o deshabilitar usuarios</text:p>
                      </table:table-cell>
                      <table:table-cell table:style-name="Tabla15.A2" office:value-type="string">
                        <text:p text:style-name="P86">05/05/2014</text:p>
                      </table:table-cell>
                      <table:table-cell table:style-name="Tabla15.D2" office:value-type="string">
                        <text:p text:style-name="P96">Esencial</text:p>
                      </table:table-cell>
                    </table:table-row>
                  </table:table>
                  <text:p text:style-name="P71"/>
                </table:table-cell>
              </table:table-row>
              <table:table-row>
                <table:table-cell table:style-name="Tabla14.A2" office:value-type="string">
                  <table:table table:name="Tabla16" table:style-name="Tabla16">
                    <table:table-column table:style-name="Tabla16.A"/>
                    <table:table-column table:style-name="Tabla16.B"/>
                    <table:table-row>
                      <table:table-cell table:style-name="Tabla16.A1" office:value-type="string">
                        <text:p text:style-name="P142">Descripción</text:p>
                      </table:table-cell>
                      <table:table-cell table:style-name="Tabla16.B1" office:value-type="string">
                        <text:p text:style-name="P96">El sistema debe permitir <text:span text:style-name="T26">habilitar, modificar o deshabilitar usuarios</text:span></text:p>
                      </table:table-cell>
                    </table:table-row>
                  </table:table>
                  <text:p text:style-name="P71"/>
                </table:table-cell>
              </table:table-row>
              <table:table-row>
                <table:table-cell table:style-name="Tabla14.A2" office:value-type="string">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office:value-type="string">
                        <text:p text:style-name="P142">Entrada</text:p>
                      </table:table-cell>
                      <table:table-cell table:style-name="Tabla17.A1" office:value-type="string">
                        <text:p text:style-name="P142">Fuente </text:p>
                      </table:table-cell>
                      <table:table-cell table:style-name="Tabla17.A1" office:value-type="string">
                        <text:p text:style-name="P142">Salida </text:p>
                      </table:table-cell>
                      <table:table-cell table:style-name="Tabla17.A1" office:value-type="string">
                        <text:p text:style-name="P142">Destino</text:p>
                      </table:table-cell>
                      <table:table-cell table:style-name="Tabla17.E1" office:value-type="string">
                        <text:p text:style-name="P142">Restricciones</text:p>
                      </table:table-cell>
                    </table:table-row>
                    <table:table-row table:style-name="Tabla17.2">
                      <table:table-cell table:style-name="Tabla17.A2" office:value-type="string">
                        <text:p text:style-name="P107">Identificación de usuario</text:p>
                      </table:table-cell>
                      <table:table-cell table:style-name="Tabla17.A2" office:value-type="string">
                        <text:p text:style-name="P96">Formulario de ingreso <text:span text:style-name="T26">de datos</text:span></text:p>
                      </table:table-cell>
                      <table:table-cell table:style-name="Tabla17.A2" office:value-type="string">
                        <text:p text:style-name="P96">Usuario <text:span text:style-name="T26">habilitado o deshabilitado</text:span></text:p>
                      </table:table-cell>
                      <table:table-cell table:style-name="Tabla17.A2" office:value-type="string">
                        <text:p text:style-name="P107">Propiedad del usuario modificada</text:p>
                      </table:table-cell>
                      <table:table-cell table:style-name="Tabla17.E2" office:value-type="string">
                        <text:p text:style-name="P107">El administrador no podrá ser deshabilitado, ya que es el que maneja el sistema</text:p>
                      </table:table-cell>
                    </table:table-row>
                  </table:table>
                  <text:p text:style-name="P71"/>
                </table:table-cell>
              </table:table-row>
            </table:table>
            <text:p text:style-name="P108"/>
            <table:table table:name="Tabla18" table:style-name="Tabla18">
              <table:table-column table:style-name="Tabla18.A"/>
              <table:table-column table:style-name="Tabla18.B"/>
              <table:table-row>
                <table:table-cell table:style-name="Tabla18.A1" office:value-type="string">
                  <text:p text:style-name="P142">Proceso</text:p>
                </table:table-cell>
                <table:table-cell table:style-name="Tabla18.B1" office:value-type="string">
                  <text:p text:style-name="P107">El administrador podrá buscar un usuario para habilitarlo, deshabilitarlo o modificar algún dato del mismo. Junto al nombre del usuario se encontrará un casilla para seleccionar la opción que se desee. Una vez elegida la opción, el administrador deberá efectuar la confirmación.</text:p>
                </table:table-cell>
              </table:table-row>
              <table:table-row>
                <table:table-cell table:style-name="Tabla18.A2" office:value-type="string">
                  <text:p text:style-name="P142">Efecto Colateral</text:p>
                </table:table-cell>
                <table:table-cell table:style-name="Tabla18.B2" office:value-type="string">
                  <text:p text:style-name="P107">Usuario deshabilitado no puede entrar al sistema</text:p>
                </table:table-cell>
              </table:table-row>
            </table:table>
            <text:p text:style-name="P71"/>
          </table:table-cell>
        </table:table-row>
      </table:table>
      <text:p text:style-name="P25"/>
      <text:p text:style-name="P25"><text:soft-page-break/></text:p>
      <text:p text:style-name="P25"/>
      <text:p text:style-name="P25"/>
      <text:p text:style-name="P25"/>
      <text:p text:style-name="P33"/>
      <table:table table:name="Tabla19" table:style-name="Tabla19">
        <table:table-column table:style-name="Tabla19.A"/>
        <table:table-row table:style-name="Tabla19.1">
          <table:table-cell table:style-name="Tabla19.A1" office:value-type="string">
            <text:p text:style-name="P153">Carsapp</text:p>
            <text:p text:style-name="P143">SRS-Especificación de Requerimientos</text:p>
          </table:table-cell>
        </table:table-row>
        <table:table-row>
          <table:table-cell table:style-name="Tabla19.A2" office:value-type="string">
            <table:table table:name="Tabla20" table:style-name="Tabla20">
              <table:table-column table:style-name="Tabla20.A"/>
              <table:table-row>
                <table:table-cell table:style-name="Tabla20.A1" office:value-type="string">
                  <table:table table:name="Tabla21" table:style-name="Tabla21">
                    <table:table-column table:style-name="Tabla21.A"/>
                    <table:table-column table:style-name="Tabla21.B"/>
                    <table:table-column table:style-name="Tabla21.C"/>
                    <table:table-column table:style-name="Tabla21.D"/>
                    <table:table-row>
                      <table:table-cell table:style-name="Tabla21.A1" office:value-type="string">
                        <text:p text:style-name="P143">Código</text:p>
                      </table:table-cell>
                      <table:table-cell table:style-name="Tabla21.A1" office:value-type="string">
                        <text:p text:style-name="P143">Nombre</text:p>
                      </table:table-cell>
                      <table:table-cell table:style-name="Tabla21.A1" office:value-type="string">
                        <text:p text:style-name="P143">Fecha</text:p>
                      </table:table-cell>
                      <table:table-cell table:style-name="Tabla21.D1" office:value-type="string">
                        <text:p text:style-name="P143">Grado de necesidad</text:p>
                      </table:table-cell>
                    </table:table-row>
                    <table:table-row>
                      <table:table-cell table:style-name="Tabla21.A2" office:value-type="string">
                        <text:p text:style-name="P128">RF.AU 03</text:p>
                      </table:table-cell>
                      <table:table-cell table:style-name="Tabla21.A2" office:value-type="string">
                        <text:p text:style-name="P117">Buscar usuario</text:p>
                      </table:table-cell>
                      <table:table-cell table:style-name="Tabla21.A2" office:value-type="string">
                        <text:p text:style-name="P87">05/05/2014</text:p>
                      </table:table-cell>
                      <table:table-cell table:style-name="Tabla21.D2" office:value-type="string">
                        <text:p text:style-name="P97">Esencial</text:p>
                      </table:table-cell>
                    </table:table-row>
                  </table:table>
                  <text:p text:style-name="P72"/>
                </table:table-cell>
              </table:table-row>
              <table:table-row>
                <table:table-cell table:style-name="Tabla20.A2" office:value-type="string">
                  <table:table table:name="Tabla22" table:style-name="Tabla22">
                    <table:table-column table:style-name="Tabla22.A"/>
                    <table:table-column table:style-name="Tabla22.B"/>
                    <table:table-row>
                      <table:table-cell table:style-name="Tabla22.A1" office:value-type="string">
                        <text:p text:style-name="P143">Descripción</text:p>
                      </table:table-cell>
                      <table:table-cell table:style-name="Tabla22.B1" office:value-type="string">
                        <text:p text:style-name="P117">Búsqueda de uno o mas usuarios</text:p>
                      </table:table-cell>
                    </table:table-row>
                  </table:table>
                  <text:p text:style-name="P72"/>
                </table:table-cell>
              </table:table-row>
              <table:table-row>
                <table:table-cell table:style-name="Tabla20.A2" office:value-type="string">
                  <table:table table:name="Tabla23" table:style-name="Tabla23">
                    <table:table-column table:style-name="Tabla23.A"/>
                    <table:table-column table:style-name="Tabla23.B"/>
                    <table:table-column table:style-name="Tabla23.C"/>
                    <table:table-column table:style-name="Tabla23.D"/>
                    <table:table-column table:style-name="Tabla23.E"/>
                    <table:table-row>
                      <table:table-cell table:style-name="Tabla23.A1" office:value-type="string">
                        <text:p text:style-name="P143">Entrada</text:p>
                      </table:table-cell>
                      <table:table-cell table:style-name="Tabla23.A1" office:value-type="string">
                        <text:p text:style-name="P143">Fuente </text:p>
                      </table:table-cell>
                      <table:table-cell table:style-name="Tabla23.A1" office:value-type="string">
                        <text:p text:style-name="P143">Salida </text:p>
                      </table:table-cell>
                      <table:table-cell table:style-name="Tabla23.A1" office:value-type="string">
                        <text:p text:style-name="P143">Destino</text:p>
                      </table:table-cell>
                      <table:table-cell table:style-name="Tabla23.E1" office:value-type="string">
                        <text:p text:style-name="P143">Restricciones</text:p>
                      </table:table-cell>
                    </table:table-row>
                    <table:table-row table:style-name="Tabla23.2">
                      <table:table-cell table:style-name="Tabla23.A2" office:value-type="string">
                        <text:p text:style-name="P117">Nombre de usuario a buscar</text:p>
                      </table:table-cell>
                      <table:table-cell table:style-name="Tabla23.A2" office:value-type="string">
                        <text:p text:style-name="P117">Base de datos</text:p>
                      </table:table-cell>
                      <table:table-cell table:style-name="Tabla23.A2" office:value-type="string">
                        <text:p text:style-name="P117">Datos y posts del usuario</text:p>
                      </table:table-cell>
                      <table:table-cell table:style-name="Tabla23.A2" office:value-type="string">
                        <text:p text:style-name="P117">Datos del usuario</text:p>
                      </table:table-cell>
                      <table:table-cell table:style-name="Tabla23.E2" office:value-type="string">
                        <text:p text:style-name="P117">Usuarios deshabilitados no pueden hacer uso de esta función.</text:p>
                      </table:table-cell>
                    </table:table-row>
                  </table:table>
                  <text:p text:style-name="P72"/>
                </table:table-cell>
              </table:table-row>
            </table:table>
            <text:p text:style-name="P109"/>
            <table:table table:name="Tabla24" table:style-name="Tabla24">
              <table:table-column table:style-name="Tabla24.A"/>
              <table:table-column table:style-name="Tabla24.B"/>
              <table:table-row>
                <table:table-cell table:style-name="Tabla24.A1" office:value-type="string">
                  <text:p text:style-name="P143">Proceso</text:p>
                </table:table-cell>
                <table:table-cell table:style-name="Tabla24.B1" office:value-type="string">
                  <text:p text:style-name="P117">Se deberá ingresar el nombre de usuario a buscar, o datos relevantes como el nombre, apellido o DNI. El sistema devolverá los posts y datos del mismo.</text:p>
                </table:table-cell>
              </table:table-row>
              <table:table-row>
                <table:table-cell table:style-name="Tabla24.A2" office:value-type="string">
                  <text:p text:style-name="P143">Efecto Colateral</text:p>
                </table:table-cell>
                <table:table-cell table:style-name="Tabla24.B2" office:value-type="string">
                  <text:p text:style-name="P176">No Aplica</text:p>
                </table:table-cell>
              </table:table-row>
            </table:table>
            <text:p text:style-name="P72"/>
          </table:table-cell>
        </table:table-row>
      </table:table>
      <text:p text:style-name="P26"/>
      <text:p text:style-name="P26"/>
      <text:p text:style-name="P26"/>
      <text:p text:style-name="P27"/>
      <table:table table:name="Tabla25" table:style-name="Tabla25">
        <table:table-column table:style-name="Tabla25.A"/>
        <table:table-row table:style-name="Tabla25.1">
          <table:table-cell table:style-name="Tabla25.A1" office:value-type="string">
            <text:p text:style-name="P154">Carsapp</text:p>
            <text:p text:style-name="P144">SRS-Especificación de Requerimientos</text:p>
          </table:table-cell>
        </table:table-row>
        <table:table-row>
          <table:table-cell table:style-name="Tabla25.A2" office:value-type="string">
            <table:table table:name="Tabla26" table:style-name="Tabla26">
              <table:table-column table:style-name="Tabla26.A"/>
              <table:table-row>
                <table:table-cell table:style-name="Tabla26.A1" office:value-type="string">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144">Código</text:p>
                      </table:table-cell>
                      <table:table-cell table:style-name="Tabla27.A1" office:value-type="string">
                        <text:p text:style-name="P144">Nombre</text:p>
                      </table:table-cell>
                      <table:table-cell table:style-name="Tabla27.A1" office:value-type="string">
                        <text:p text:style-name="P144">Fecha</text:p>
                      </table:table-cell>
                      <table:table-cell table:style-name="Tabla27.D1" office:value-type="string">
                        <text:p text:style-name="P144">Grado de necesidad</text:p>
                      </table:table-cell>
                    </table:table-row>
                    <table:table-row>
                      <table:table-cell table:style-name="Tabla27.A2" office:value-type="string">
                        <text:p text:style-name="P128">RF.AU 04</text:p>
                      </table:table-cell>
                      <table:table-cell table:style-name="Tabla27.A2" office:value-type="string">
                        <text:p text:style-name="P118"><text:span text:style-name="T27">Listar</text:span> usuario<text:span text:style-name="T27">s</text:span></text:p>
                      </table:table-cell>
                      <table:table-cell table:style-name="Tabla27.A2" office:value-type="string">
                        <text:p text:style-name="P88">05/05/2014</text:p>
                      </table:table-cell>
                      <table:table-cell table:style-name="Tabla27.D2" office:value-type="string">
                        <text:p text:style-name="P98">Esencial</text:p>
                      </table:table-cell>
                    </table:table-row>
                  </table:table>
                  <text:p text:style-name="P73"/>
                </table:table-cell>
              </table:table-row>
              <table:table-row>
                <table:table-cell table:style-name="Tabla26.A2" office:value-type="string">
                  <table:table table:name="Tabla28" table:style-name="Tabla28">
                    <table:table-column table:style-name="Tabla28.A"/>
                    <table:table-column table:style-name="Tabla28.B"/>
                    <table:table-row>
                      <table:table-cell table:style-name="Tabla28.A1" office:value-type="string">
                        <text:p text:style-name="P144">Descripción</text:p>
                      </table:table-cell>
                      <table:table-cell table:style-name="Tabla28.B1" office:value-type="string">
                        <text:p text:style-name="P120">Listar todos los usuarios registrados en el sistema</text:p>
                      </table:table-cell>
                    </table:table-row>
                  </table:table>
                  <text:p text:style-name="P73"/>
                </table:table-cell>
              </table:table-row>
              <table:table-row>
                <table:table-cell table:style-name="Tabla26.A2" office:value-type="string">
                  <table:table table:name="Tabla29" table:style-name="Tabla29">
                    <table:table-column table:style-name="Tabla29.A"/>
                    <table:table-column table:style-name="Tabla29.B"/>
                    <table:table-column table:style-name="Tabla29.C"/>
                    <table:table-column table:style-name="Tabla29.D"/>
                    <table:table-column table:style-name="Tabla29.E"/>
                    <table:table-row>
                      <table:table-cell table:style-name="Tabla29.A1" office:value-type="string">
                        <text:p text:style-name="P144">Entrada</text:p>
                      </table:table-cell>
                      <table:table-cell table:style-name="Tabla29.A1" office:value-type="string">
                        <text:p text:style-name="P144">Fuente </text:p>
                      </table:table-cell>
                      <table:table-cell table:style-name="Tabla29.A1" office:value-type="string">
                        <text:p text:style-name="P144">Salida </text:p>
                      </table:table-cell>
                      <table:table-cell table:style-name="Tabla29.A1" office:value-type="string">
                        <text:p text:style-name="P144">Destino</text:p>
                      </table:table-cell>
                      <table:table-cell table:style-name="Tabla29.E1" office:value-type="string">
                        <text:p text:style-name="P144">Restricciones</text:p>
                      </table:table-cell>
                    </table:table-row>
                    <table:table-row table:style-name="Tabla29.2">
                      <table:table-cell table:style-name="Tabla29.A2" office:value-type="string">
                        <text:p text:style-name="P120">La opción de listar</text:p>
                      </table:table-cell>
                      <table:table-cell table:style-name="Tabla29.A2" office:value-type="string">
                        <text:p text:style-name="P118">Base de datos</text:p>
                      </table:table-cell>
                      <table:table-cell table:style-name="Tabla29.A2" office:value-type="string">
                        <text:p text:style-name="P120">Nombre de usuarios</text:p>
                      </table:table-cell>
                      <table:table-cell table:style-name="Tabla29.A2" office:value-type="string">
                        <text:p text:style-name="P120">Lista de usuarios</text:p>
                      </table:table-cell>
                      <table:table-cell table:style-name="Tabla29.E2" office:value-type="string">
                        <text:p text:style-name="P120">Solo el administrador puede listar usuarios</text:p>
                      </table:table-cell>
                    </table:table-row>
                  </table:table>
                  <text:p text:style-name="P73"/>
                </table:table-cell>
              </table:table-row>
            </table:table>
            <text:p text:style-name="P110"/>
            <table:table table:name="Tabla30" table:style-name="Tabla30">
              <table:table-column table:style-name="Tabla30.A"/>
              <table:table-column table:style-name="Tabla30.B"/>
              <table:table-row>
                <table:table-cell table:style-name="Tabla30.A1" office:value-type="string">
                  <text:p text:style-name="P144">Proceso</text:p>
                </table:table-cell>
                <table:table-cell table:style-name="Tabla30.B1" office:value-type="string">
                  <text:p text:style-name="P118">Cuando el administrador solicite <text:span text:style-name="T28">listar los usuarios a través del botón correspondiente, el sistema arrojará el listado de los mismos.</text:span></text:p>
                </table:table-cell>
              </table:table-row>
              <table:table-row>
                <table:table-cell table:style-name="Tabla30.A2" office:value-type="string">
                  <text:p text:style-name="P144">Efecto Colateral</text:p>
                </table:table-cell>
                <table:table-cell table:style-name="Tabla30.B2" office:value-type="string">
                  <text:p text:style-name="P176">No Aplica</text:p>
                </table:table-cell>
              </table:table-row>
            </table:table>
            <text:p text:style-name="P73"/>
          </table:table-cell>
        </table:table-row>
      </table:table>
      <text:p text:style-name="P27"/>
      <text:p text:style-name="P27"/>
      <text:p text:style-name="P27"/>
      <text:p text:style-name="P27"/>
      <text:p text:style-name="P57">3.2.<text:span text:style-name="T31">3</text:span> <text:span text:style-name="T24">Administración de vehicles</text:span></text:p>
      <text:p text:style-name="P57"><text:soft-page-break/></text:p>
      <text:p text:style-name="P57"/>
      <text:p text:style-name="P28"/>
      <table:table table:name="Tabla31" table:style-name="Tabla31">
        <table:table-column table:style-name="Tabla31.A"/>
        <table:table-row table:style-name="Tabla31.1">
          <table:table-cell table:style-name="Tabla31.A1" office:value-type="string">
            <text:p text:style-name="P155">Carsapp</text:p>
            <text:p text:style-name="P145">SRS-Especificación de Requerimientos</text:p>
          </table:table-cell>
        </table:table-row>
        <table:table-row>
          <table:table-cell table:style-name="Tabla31.A2" office:value-type="string">
            <table:table table:name="Tabla32" table:style-name="Tabla32">
              <table:table-column table:style-name="Tabla32.A"/>
              <table:table-row>
                <table:table-cell table:style-name="Tabla32.A1" office:value-type="string">
                  <table:table table:name="Tabla33" table:style-name="Tabla33">
                    <table:table-column table:style-name="Tabla33.A"/>
                    <table:table-column table:style-name="Tabla33.B"/>
                    <table:table-column table:style-name="Tabla33.C"/>
                    <table:table-column table:style-name="Tabla33.D"/>
                    <table:table-row>
                      <table:table-cell table:style-name="Tabla33.A1" office:value-type="string">
                        <text:p text:style-name="P145">Código</text:p>
                      </table:table-cell>
                      <table:table-cell table:style-name="Tabla33.A1" office:value-type="string">
                        <text:p text:style-name="P145">Nombre</text:p>
                      </table:table-cell>
                      <table:table-cell table:style-name="Tabla33.A1" office:value-type="string">
                        <text:p text:style-name="P145">Fecha</text:p>
                      </table:table-cell>
                      <table:table-cell table:style-name="Tabla33.D1" office:value-type="string">
                        <text:p text:style-name="P145">Grado de necesidad</text:p>
                      </table:table-cell>
                    </table:table-row>
                    <table:table-row>
                      <table:table-cell table:style-name="Tabla33.A2" office:value-type="string">
                        <text:p text:style-name="P128">RF.AV 01</text:p>
                      </table:table-cell>
                      <table:table-cell table:style-name="Tabla33.A2" office:value-type="string">
                        <text:p text:style-name="P121">Agregar vehículo</text:p>
                      </table:table-cell>
                      <table:table-cell table:style-name="Tabla33.A2" office:value-type="string">
                        <text:p text:style-name="P89">05/05/2014</text:p>
                      </table:table-cell>
                      <table:table-cell table:style-name="Tabla33.D2" office:value-type="string">
                        <text:p text:style-name="P99">Esencial</text:p>
                      </table:table-cell>
                    </table:table-row>
                  </table:table>
                  <text:p text:style-name="P74"/>
                </table:table-cell>
              </table:table-row>
              <table:table-row>
                <table:table-cell table:style-name="Tabla32.A2" office:value-type="string">
                  <table:table table:name="Tabla34" table:style-name="Tabla34">
                    <table:table-column table:style-name="Tabla34.A"/>
                    <table:table-column table:style-name="Tabla34.B"/>
                    <table:table-row>
                      <table:table-cell table:style-name="Tabla34.A1" office:value-type="string">
                        <text:p text:style-name="P145">Descripción</text:p>
                      </table:table-cell>
                      <table:table-cell table:style-name="Tabla34.B1" office:value-type="string">
                        <text:p text:style-name="P121">El sistema debe permitir agregar un vehículo</text:p>
                      </table:table-cell>
                    </table:table-row>
                  </table:table>
                  <text:p text:style-name="P74"/>
                </table:table-cell>
              </table:table-row>
              <table:table-row>
                <table:table-cell table:style-name="Tabla32.A2" office:value-type="string">
                  <table:table table:name="Tabla35" table:style-name="Tabla35">
                    <table:table-column table:style-name="Tabla35.A"/>
                    <table:table-column table:style-name="Tabla35.B"/>
                    <table:table-column table:style-name="Tabla35.C"/>
                    <table:table-column table:style-name="Tabla35.D"/>
                    <table:table-column table:style-name="Tabla35.E"/>
                    <table:table-row>
                      <table:table-cell table:style-name="Tabla35.A1" office:value-type="string">
                        <text:p text:style-name="P145">Entrada</text:p>
                      </table:table-cell>
                      <table:table-cell table:style-name="Tabla35.A1" office:value-type="string">
                        <text:p text:style-name="P145">Fuente </text:p>
                      </table:table-cell>
                      <table:table-cell table:style-name="Tabla35.A1" office:value-type="string">
                        <text:p text:style-name="P145">Salida </text:p>
                      </table:table-cell>
                      <table:table-cell table:style-name="Tabla35.A1" office:value-type="string">
                        <text:p text:style-name="P145">Destino</text:p>
                      </table:table-cell>
                      <table:table-cell table:style-name="Tabla35.E1" office:value-type="string">
                        <text:p text:style-name="P145">Restricciones</text:p>
                      </table:table-cell>
                    </table:table-row>
                    <table:table-row table:style-name="Tabla35.2">
                      <table:table-cell table:style-name="Tabla35.A2" office:value-type="string">
                        <text:p text:style-name="P121">Datos del vehículo: Nombre, marca, modelo, patente.</text:p>
                      </table:table-cell>
                      <table:table-cell table:style-name="Tabla35.A2" office:value-type="string">
                        <text:p text:style-name="P121">Formulario de ingreso de datos</text:p>
                      </table:table-cell>
                      <table:table-cell table:style-name="Tabla35.A2" office:value-type="string">
                        <text:p text:style-name="P121">Nuevo vehículo</text:p>
                      </table:table-cell>
                      <table:table-cell table:style-name="Tabla35.A2" office:value-type="string">
                        <text:p text:style-name="P121">Base de datos</text:p>
                      </table:table-cell>
                      <table:table-cell table:style-name="Tabla35.E2" office:value-type="string">
                        <text:p text:style-name="P121">Los usuarios no registrados (guests) y no habilitados, no pueden usar esta función</text:p>
                      </table:table-cell>
                    </table:table-row>
                  </table:table>
                  <text:p text:style-name="P74"/>
                </table:table-cell>
              </table:table-row>
            </table:table>
            <text:p text:style-name="P111"/>
            <table:table table:name="Tabla36" table:style-name="Tabla36">
              <table:table-column table:style-name="Tabla36.A"/>
              <table:table-column table:style-name="Tabla36.B"/>
              <table:table-row>
                <table:table-cell table:style-name="Tabla36.A1" office:value-type="string">
                  <text:p text:style-name="P145">Proceso</text:p>
                </table:table-cell>
                <table:table-cell table:style-name="Tabla36.B1" office:value-type="string">
                  <text:p text:style-name="P121">El usuario deberá llenar el formulario de datos, completando los campos solicitados. El sistema corroborará que todo este completo para poder validar el ingreso del nuevo vehículo.</text:p>
                </table:table-cell>
              </table:table-row>
              <table:table-row>
                <table:table-cell table:style-name="Tabla36.A2" office:value-type="string">
                  <text:p text:style-name="P145">Efecto Colateral</text:p>
                </table:table-cell>
                <table:table-cell table:style-name="Tabla36.B2" office:value-type="string">
                  <text:p text:style-name="P121">No aplica</text:p>
                </table:table-cell>
              </table:table-row>
            </table:table>
            <text:p text:style-name="P74"/>
          </table:table-cell>
        </table:table-row>
      </table:table>
      <text:p text:style-name="P28"/>
      <text:p text:style-name="P28"/>
      <text:p text:style-name="P28"/>
      <text:p text:style-name="P29"/>
      <table:table table:name="Tabla37" table:style-name="Tabla37">
        <table:table-column table:style-name="Tabla37.A"/>
        <table:table-row table:style-name="Tabla37.1">
          <table:table-cell table:style-name="Tabla37.A1" office:value-type="string">
            <text:p text:style-name="P156">Carsapp</text:p>
            <text:p text:style-name="P146">SRS-Especificación de Requerimientos</text:p>
          </table:table-cell>
        </table:table-row>
        <table:table-row>
          <table:table-cell table:style-name="Tabla37.A2" office:value-type="string">
            <table:table table:name="Tabla38" table:style-name="Tabla38">
              <table:table-column table:style-name="Tabla38.A"/>
              <table:table-row>
                <table:table-cell table:style-name="Tabla38.A1" office:value-type="string">
                  <table:table table:name="Tabla39" table:style-name="Tabla39">
                    <table:table-column table:style-name="Tabla39.A"/>
                    <table:table-column table:style-name="Tabla39.B"/>
                    <table:table-column table:style-name="Tabla39.C"/>
                    <table:table-column table:style-name="Tabla39.D"/>
                    <table:table-row>
                      <table:table-cell table:style-name="Tabla39.A1" office:value-type="string">
                        <text:p text:style-name="P146">Código</text:p>
                      </table:table-cell>
                      <table:table-cell table:style-name="Tabla39.A1" office:value-type="string">
                        <text:p text:style-name="P146">Nombre</text:p>
                      </table:table-cell>
                      <table:table-cell table:style-name="Tabla39.A1" office:value-type="string">
                        <text:p text:style-name="P146">Fecha</text:p>
                      </table:table-cell>
                      <table:table-cell table:style-name="Tabla39.D1" office:value-type="string">
                        <text:p text:style-name="P146">Grado de necesidad</text:p>
                      </table:table-cell>
                    </table:table-row>
                    <table:table-row>
                      <table:table-cell table:style-name="Tabla39.A2" office:value-type="string">
                        <text:p text:style-name="P128">RF.AV 02</text:p>
                      </table:table-cell>
                      <table:table-cell table:style-name="Tabla39.A2" office:value-type="string">
                        <text:p text:style-name="P122"><text:span text:style-name="T29">Eliminar</text:span> vehículo</text:p>
                      </table:table-cell>
                      <table:table-cell table:style-name="Tabla39.A2" office:value-type="string">
                        <text:p text:style-name="P90">05/05/2014</text:p>
                      </table:table-cell>
                      <table:table-cell table:style-name="Tabla39.D2" office:value-type="string">
                        <text:p text:style-name="P100">Esencial</text:p>
                      </table:table-cell>
                    </table:table-row>
                  </table:table>
                  <text:p text:style-name="P75"/>
                </table:table-cell>
              </table:table-row>
              <table:table-row>
                <table:table-cell table:style-name="Tabla38.A2" office:value-type="string">
                  <table:table table:name="Tabla40" table:style-name="Tabla40">
                    <table:table-column table:style-name="Tabla40.A"/>
                    <table:table-column table:style-name="Tabla40.B"/>
                    <table:table-row>
                      <table:table-cell table:style-name="Tabla40.A1" office:value-type="string">
                        <text:p text:style-name="P146">Descripción</text:p>
                      </table:table-cell>
                      <table:table-cell table:style-name="Tabla40.B1" office:value-type="string">
                        <text:p text:style-name="P122">El sistema debe permitir agregar un vehículo</text:p>
                      </table:table-cell>
                    </table:table-row>
                  </table:table>
                  <text:p text:style-name="P75"/>
                </table:table-cell>
              </table:table-row>
              <table:table-row>
                <table:table-cell table:style-name="Tabla38.A2" office:value-type="string">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146">Entrada</text:p>
                      </table:table-cell>
                      <table:table-cell table:style-name="Tabla41.A1" office:value-type="string">
                        <text:p text:style-name="P146">Fuente </text:p>
                      </table:table-cell>
                      <table:table-cell table:style-name="Tabla41.A1" office:value-type="string">
                        <text:p text:style-name="P146">Salida </text:p>
                      </table:table-cell>
                      <table:table-cell table:style-name="Tabla41.A1" office:value-type="string">
                        <text:p text:style-name="P146">Destino</text:p>
                      </table:table-cell>
                      <table:table-cell table:style-name="Tabla41.E1" office:value-type="string">
                        <text:p text:style-name="P146">Restricciones</text:p>
                      </table:table-cell>
                    </table:table-row>
                    <table:table-row table:style-name="Tabla41.2">
                      <table:table-cell table:style-name="Tabla41.A2" office:value-type="string">
                        <text:p text:style-name="P127">Patente de vehículo</text:p>
                      </table:table-cell>
                      <table:table-cell table:style-name="Tabla41.A2" office:value-type="string">
                        <text:p text:style-name="P127">Vehículos del usuario</text:p>
                      </table:table-cell>
                      <table:table-cell table:style-name="Tabla41.A2" office:value-type="string">
                        <text:p text:style-name="P127">Vehículo eliminado</text:p>
                      </table:table-cell>
                      <table:table-cell table:style-name="Tabla41.A2" office:value-type="string">
                        <text:p text:style-name="P122">Base de datos</text:p>
                      </table:table-cell>
                      <table:table-cell table:style-name="Tabla41.E2" office:value-type="string">
                        <text:p text:style-name="P122">Los usuarios no registrados (guests) y no habilitados, no pueden usar esta función. <text:span text:style-name="T29">El usuario solo puede eliminar sus propios vehículos</text:span></text:p>
                      </table:table-cell>
                    </table:table-row>
                  </table:table>
                  <text:p text:style-name="P75"/>
                </table:table-cell>
              </table:table-row>
            </table:table>
            <text:p text:style-name="P112"/>
            <table:table table:name="Tabla42" table:style-name="Tabla42">
              <table:table-column table:style-name="Tabla42.A"/>
              <table:table-column table:style-name="Tabla42.B"/>
              <table:table-row>
                <table:table-cell table:style-name="Tabla42.A1" office:value-type="string">
                  <text:p text:style-name="P146"><text:soft-page-break/>Proceso</text:p>
                </table:table-cell>
                <table:table-cell table:style-name="Tabla42.B1" office:value-type="string">
                  <text:p text:style-name="P122">El usuario <text:span text:style-name="T29">ingresará la patente del vehículo a deshacer, tendrá que seleccionar la opción eliminar y luego confirmar la operación. El sistema automáticamente lo eliminará de la base de datos.</text:span></text:p>
                </table:table-cell>
              </table:table-row>
              <table:table-row>
                <table:table-cell table:style-name="Tabla42.A2" office:value-type="string">
                  <text:p text:style-name="P146">Efecto Colateral</text:p>
                </table:table-cell>
                <table:table-cell table:style-name="Tabla42.B2" office:value-type="string">
                  <text:p text:style-name="P122">No aplica</text:p>
                </table:table-cell>
              </table:table-row>
            </table:table>
            <text:p text:style-name="P75"/>
          </table:table-cell>
        </table:table-row>
      </table:table>
      <text:p text:style-name="P63"/>
      <text:p text:style-name="P63"/>
      <text:p text:style-name="P63"/>
      <text:p text:style-name="P63"/>
      <text:p text:style-name="P63"/>
      <text:p text:style-name="P64"/>
      <table:table table:name="Tabla43" table:style-name="Tabla43">
        <table:table-column table:style-name="Tabla43.A"/>
        <table:table-row table:style-name="Tabla43.1">
          <table:table-cell table:style-name="Tabla43.A1" office:value-type="string">
            <text:p text:style-name="P157">Carsapp</text:p>
            <text:p text:style-name="P147">SRS-Especificación de Requerimientos</text:p>
          </table:table-cell>
        </table:table-row>
        <table:table-row>
          <table:table-cell table:style-name="Tabla43.A2" office:value-type="string">
            <table:table table:name="Tabla44" table:style-name="Tabla44">
              <table:table-column table:style-name="Tabla44.A"/>
              <table:table-row>
                <table:table-cell table:style-name="Tabla44.A1" office:value-type="string">
                  <table:table table:name="Tabla45" table:style-name="Tabla45">
                    <table:table-column table:style-name="Tabla45.A"/>
                    <table:table-column table:style-name="Tabla45.B"/>
                    <table:table-column table:style-name="Tabla45.C"/>
                    <table:table-column table:style-name="Tabla45.D"/>
                    <table:table-row>
                      <table:table-cell table:style-name="Tabla45.A1" office:value-type="string">
                        <text:p text:style-name="P147">Código</text:p>
                      </table:table-cell>
                      <table:table-cell table:style-name="Tabla45.A1" office:value-type="string">
                        <text:p text:style-name="P147">Nombre</text:p>
                      </table:table-cell>
                      <table:table-cell table:style-name="Tabla45.A1" office:value-type="string">
                        <text:p text:style-name="P147">Fecha</text:p>
                      </table:table-cell>
                      <table:table-cell table:style-name="Tabla45.D1" office:value-type="string">
                        <text:p text:style-name="P147">Grado de necesidad</text:p>
                      </table:table-cell>
                    </table:table-row>
                    <table:table-row>
                      <table:table-cell table:style-name="Tabla45.A2" office:value-type="string">
                        <text:p text:style-name="P129">RF.AV 0<text:span text:style-name="T30">3</text:span></text:p>
                      </table:table-cell>
                      <table:table-cell table:style-name="Tabla45.A2" office:value-type="string">
                        <text:p text:style-name="P123"><text:span text:style-name="T30">Modificar</text:span> vehículo</text:p>
                      </table:table-cell>
                      <table:table-cell table:style-name="Tabla45.A2" office:value-type="string">
                        <text:p text:style-name="P91">05/05/2014</text:p>
                      </table:table-cell>
                      <table:table-cell table:style-name="Tabla45.D2" office:value-type="string">
                        <text:p text:style-name="P101">Esencial</text:p>
                      </table:table-cell>
                    </table:table-row>
                  </table:table>
                  <text:p text:style-name="P76"/>
                </table:table-cell>
              </table:table-row>
              <table:table-row>
                <table:table-cell table:style-name="Tabla44.A2" office:value-type="string">
                  <table:table table:name="Tabla46" table:style-name="Tabla46">
                    <table:table-column table:style-name="Tabla46.A"/>
                    <table:table-column table:style-name="Tabla46.B"/>
                    <table:table-row>
                      <table:table-cell table:style-name="Tabla46.A1" office:value-type="string">
                        <text:p text:style-name="P147">Descripción</text:p>
                      </table:table-cell>
                      <table:table-cell table:style-name="Tabla46.B1" office:value-type="string">
                        <text:p text:style-name="P123">El sistema debe permitir <text:span text:style-name="T30">modificar</text:span> un vehículo</text:p>
                      </table:table-cell>
                    </table:table-row>
                  </table:table>
                  <text:p text:style-name="P76"/>
                </table:table-cell>
              </table:table-row>
              <table:table-row>
                <table:table-cell table:style-name="Tabla44.A2" office:value-type="string">
                  <table:table table:name="Tabla47" table:style-name="Tabla47">
                    <table:table-column table:style-name="Tabla47.A"/>
                    <table:table-column table:style-name="Tabla47.B"/>
                    <table:table-column table:style-name="Tabla47.C"/>
                    <table:table-column table:style-name="Tabla47.D"/>
                    <table:table-column table:style-name="Tabla47.E"/>
                    <table:table-row>
                      <table:table-cell table:style-name="Tabla47.A1" office:value-type="string">
                        <text:p text:style-name="P147">Entrada</text:p>
                      </table:table-cell>
                      <table:table-cell table:style-name="Tabla47.A1" office:value-type="string">
                        <text:p text:style-name="P147">Fuente </text:p>
                      </table:table-cell>
                      <table:table-cell table:style-name="Tabla47.A1" office:value-type="string">
                        <text:p text:style-name="P147">Salida </text:p>
                      </table:table-cell>
                      <table:table-cell table:style-name="Tabla47.A1" office:value-type="string">
                        <text:p text:style-name="P147">Destino</text:p>
                      </table:table-cell>
                      <table:table-cell table:style-name="Tabla47.E1" office:value-type="string">
                        <text:p text:style-name="P147">Restricciones</text:p>
                      </table:table-cell>
                    </table:table-row>
                    <table:table-row table:style-name="Tabla47.2">
                      <table:table-cell table:style-name="Tabla47.A2" office:value-type="string">
                        <text:p text:style-name="P123">Datos del vehículo: Nombre, marca, modelo <text:span text:style-name="T30">o </text:span>patente.</text:p>
                      </table:table-cell>
                      <table:table-cell table:style-name="Tabla47.A2" office:value-type="string">
                        <text:p text:style-name="P123">Formulario de ingreso de datos</text:p>
                      </table:table-cell>
                      <table:table-cell table:style-name="Tabla47.A2" office:value-type="string">
                        <text:p text:style-name="P133">Datos del vehículo modificados</text:p>
                      </table:table-cell>
                      <table:table-cell table:style-name="Tabla47.A2" office:value-type="string">
                        <text:p text:style-name="P123">Base de datos</text:p>
                      </table:table-cell>
                      <table:table-cell table:style-name="Tabla47.E2" office:value-type="string">
                        <text:p text:style-name="P123">Los usuarios no registrados (guests) y no habilitados, no pueden usar esta función. <text:span text:style-name="T30">Un usuario solo puede modificar sus propios vehículos.</text:span></text:p>
                      </table:table-cell>
                    </table:table-row>
                  </table:table>
                  <text:p text:style-name="P76"/>
                </table:table-cell>
              </table:table-row>
            </table:table>
            <text:p text:style-name="P113"/>
            <table:table table:name="Tabla48" table:style-name="Tabla48">
              <table:table-column table:style-name="Tabla48.A"/>
              <table:table-column table:style-name="Tabla48.B"/>
              <table:table-row>
                <table:table-cell table:style-name="Tabla48.A1" office:value-type="string">
                  <text:p text:style-name="P147">Proceso</text:p>
                </table:table-cell>
                <table:table-cell table:style-name="Tabla48.B1" office:value-type="string">
                  <text:p text:style-name="P133">El usuario tendrá que seleccionar la opción de modificar vehículo y luego sobreescribir el campo de información que necesite cambiar. Una vez que el sistema corrobore que los datos son válidos, deberá confirmar lo datos para hacer efectiva la modificación.</text:p>
                </table:table-cell>
              </table:table-row>
              <table:table-row>
                <table:table-cell table:style-name="Tabla48.A2" office:value-type="string">
                  <text:p text:style-name="P147">Efecto Colateral</text:p>
                </table:table-cell>
                <table:table-cell table:style-name="Tabla48.B2" office:value-type="string">
                  <text:p text:style-name="P123">No aplica</text:p>
                </table:table-cell>
              </table:table-row>
            </table:table>
            <text:p text:style-name="P76"/>
          </table:table-cell>
        </table:table-row>
      </table:table>
      <text:p text:style-name="P64"/>
      <text:p text:style-name="P64"/>
      <text:p text:style-name="P64"/>
      <text:p text:style-name="P64"/>
      <text:p text:style-name="P64"/>
      <text:p text:style-name="P58">3.2.<text:span text:style-name="T31">3</text:span> <text:span text:style-name="T24">Administración de posts</text:span></text:p>
      <text:p text:style-name="P58"/>
      <text:p text:style-name="P65"/>
      <table:table table:name="Tabla49" table:style-name="Tabla49">
        <table:table-column table:style-name="Tabla49.A"/>
        <table:table-row table:style-name="Tabla49.1">
          <table:table-cell table:style-name="Tabla49.A1" office:value-type="string">
            <text:p text:style-name="P158">Carsapp</text:p>
            <text:p text:style-name="P148">SRS-Especificación de Requerimientos</text:p>
          </table:table-cell>
        </table:table-row>
        <text:soft-page-break/>
        <table:table-row>
          <table:table-cell table:style-name="Tabla49.A2" office:value-type="string">
            <table:table table:name="Tabla50" table:style-name="Tabla50">
              <table:table-column table:style-name="Tabla50.A"/>
              <table:table-row>
                <table:table-cell table:style-name="Tabla50.A1" office:value-type="string">
                  <table:table table:name="Tabla51" table:style-name="Tabla51">
                    <table:table-column table:style-name="Tabla51.A"/>
                    <table:table-column table:style-name="Tabla51.B"/>
                    <table:table-column table:style-name="Tabla51.C"/>
                    <table:table-column table:style-name="Tabla51.D"/>
                    <table:table-row>
                      <table:table-cell table:style-name="Tabla51.A1" office:value-type="string">
                        <text:p text:style-name="P148">Código</text:p>
                      </table:table-cell>
                      <table:table-cell table:style-name="Tabla51.A1" office:value-type="string">
                        <text:p text:style-name="P148">Nombre</text:p>
                      </table:table-cell>
                      <table:table-cell table:style-name="Tabla51.A1" office:value-type="string">
                        <text:p text:style-name="P148">Fecha</text:p>
                      </table:table-cell>
                      <table:table-cell table:style-name="Tabla51.D1" office:value-type="string">
                        <text:p text:style-name="P148">Grado de necesidad</text:p>
                      </table:table-cell>
                    </table:table-row>
                    <table:table-row>
                      <table:table-cell table:style-name="Tabla51.A2" office:value-type="string">
                        <text:p text:style-name="P130">RF.<text:span text:style-name="T32">AP</text:span> 0<text:span text:style-name="T32">1</text:span></text:p>
                      </table:table-cell>
                      <table:table-cell table:style-name="Tabla51.A2" office:value-type="string">
                        <text:p text:style-name="P135">Crear post</text:p>
                      </table:table-cell>
                      <table:table-cell table:style-name="Tabla51.A2" office:value-type="string">
                        <text:p text:style-name="P92">05/05/2014</text:p>
                      </table:table-cell>
                      <table:table-cell table:style-name="Tabla51.D2" office:value-type="string">
                        <text:p text:style-name="P102">Esencial</text:p>
                      </table:table-cell>
                    </table:table-row>
                  </table:table>
                  <text:p text:style-name="P77"/>
                </table:table-cell>
              </table:table-row>
              <table:table-row>
                <table:table-cell table:style-name="Tabla50.A2" office:value-type="string">
                  <table:table table:name="Tabla52" table:style-name="Tabla52">
                    <table:table-column table:style-name="Tabla52.A"/>
                    <table:table-column table:style-name="Tabla52.B"/>
                    <table:table-row>
                      <table:table-cell table:style-name="Tabla52.A1" office:value-type="string">
                        <text:p text:style-name="P148">Descripción</text:p>
                      </table:table-cell>
                      <table:table-cell table:style-name="Tabla52.B1" office:value-type="string">
                        <text:p text:style-name="P124">El sistema debe permitir <text:span text:style-name="T32">al usuario la creación de un post</text:span></text:p>
                      </table:table-cell>
                    </table:table-row>
                  </table:table>
                  <text:p text:style-name="P77"/>
                </table:table-cell>
              </table:table-row>
              <table:table-row>
                <table:table-cell table:style-name="Tabla50.A2" office:value-type="string">
                  <table:table table:name="Tabla53" table:style-name="Tabla53">
                    <table:table-column table:style-name="Tabla53.A"/>
                    <table:table-column table:style-name="Tabla53.B"/>
                    <table:table-column table:style-name="Tabla53.C"/>
                    <table:table-column table:style-name="Tabla53.D"/>
                    <table:table-column table:style-name="Tabla53.E"/>
                    <table:table-row>
                      <table:table-cell table:style-name="Tabla53.A1" office:value-type="string">
                        <text:p text:style-name="P148">Entrada</text:p>
                      </table:table-cell>
                      <table:table-cell table:style-name="Tabla53.A1" office:value-type="string">
                        <text:p text:style-name="P148">Fuente </text:p>
                      </table:table-cell>
                      <table:table-cell table:style-name="Tabla53.A1" office:value-type="string">
                        <text:p text:style-name="P148">Salida </text:p>
                      </table:table-cell>
                      <table:table-cell table:style-name="Tabla53.A1" office:value-type="string">
                        <text:p text:style-name="P148">Destino</text:p>
                      </table:table-cell>
                      <table:table-cell table:style-name="Tabla53.E1" office:value-type="string">
                        <text:p text:style-name="P148">Restricciones</text:p>
                      </table:table-cell>
                    </table:table-row>
                    <table:table-row table:style-name="Tabla53.2">
                      <table:table-cell table:style-name="Tabla53.A2" office:value-type="string">
                        <text:p text:style-name="P135">Datos del post: Título, descripción, vehículo.</text:p>
                      </table:table-cell>
                      <table:table-cell table:style-name="Tabla53.A2" office:value-type="string">
                        <text:p text:style-name="P124">Formulario de ingreso de datos</text:p>
                      </table:table-cell>
                      <table:table-cell table:style-name="Tabla53.A2" office:value-type="string">
                        <text:p text:style-name="P135">Nuevo post</text:p>
                      </table:table-cell>
                      <table:table-cell table:style-name="Tabla53.A2" office:value-type="string">
                        <text:p text:style-name="P124">Base de datos</text:p>
                      </table:table-cell>
                      <table:table-cell table:style-name="Tabla53.E2" office:value-type="string">
                        <text:p text:style-name="P135">La creación de posts esta habilitada solo para usuarios. En un post no puede publicar mas de un vehículo. No puede haber mas de un post sobre un vehículo.</text:p>
                      </table:table-cell>
                    </table:table-row>
                  </table:table>
                  <text:p text:style-name="P77"/>
                </table:table-cell>
              </table:table-row>
            </table:table>
            <text:p text:style-name="P114"/>
            <table:table table:name="Tabla54" table:style-name="Tabla54">
              <table:table-column table:style-name="Tabla54.A"/>
              <table:table-column table:style-name="Tabla54.B"/>
              <table:table-row>
                <table:table-cell table:style-name="Tabla54.A1" office:value-type="string">
                  <text:p text:style-name="P148">Proceso</text:p>
                </table:table-cell>
                <table:table-cell table:style-name="Tabla54.B1" office:value-type="string">
                  <text:p text:style-name="P135">El usuario deberá seleccionar la opción “crear un post” y luego llenar el formulario de datos. El sistema tendrá que corroborar que los datos sean correctos y todos los campos estén completos, para luego guardarlo en la base de datos. <text:span text:style-name="T33">Caso contrario se informa un error y se le permite al usuario <text:s/>modificar el formulario</text:span></text:p>
                </table:table-cell>
              </table:table-row>
              <table:table-row>
                <table:table-cell table:style-name="Tabla54.A2" office:value-type="string">
                  <text:p text:style-name="P148">Efecto Colateral</text:p>
                </table:table-cell>
                <table:table-cell table:style-name="Tabla54.B2" office:value-type="string">
                  <text:p text:style-name="P124">No aplica</text:p>
                </table:table-cell>
              </table:table-row>
            </table:table>
            <text:p text:style-name="P77"/>
          </table:table-cell>
        </table:table-row>
      </table:table>
      <text:p text:style-name="P59"/>
      <text:p text:style-name="P59"/>
      <text:p text:style-name="P66"/>
      <table:table table:name="Tabla55" table:style-name="Tabla55">
        <table:table-column table:style-name="Tabla55.A"/>
        <table:table-row table:style-name="Tabla55.1">
          <table:table-cell table:style-name="Tabla55.A1" office:value-type="string">
            <text:p text:style-name="P159">Carsapp</text:p>
            <text:p text:style-name="P149">SRS-Especificación de Requerimientos</text:p>
          </table:table-cell>
        </table:table-row>
        <table:table-row>
          <table:table-cell table:style-name="Tabla55.A2" office:value-type="string">
            <table:table table:name="Tabla56" table:style-name="Tabla56">
              <table:table-column table:style-name="Tabla56.A"/>
              <table:table-row>
                <table:table-cell table:style-name="Tabla56.A1" office:value-type="string">
                  <table:table table:name="Tabla57" table:style-name="Tabla57">
                    <table:table-column table:style-name="Tabla57.A"/>
                    <table:table-column table:style-name="Tabla57.B"/>
                    <table:table-column table:style-name="Tabla57.C"/>
                    <table:table-column table:style-name="Tabla57.D"/>
                    <table:table-row>
                      <table:table-cell table:style-name="Tabla57.A1" office:value-type="string">
                        <text:p text:style-name="P149">Código</text:p>
                      </table:table-cell>
                      <table:table-cell table:style-name="Tabla57.A1" office:value-type="string">
                        <text:p text:style-name="P149">Nombre</text:p>
                      </table:table-cell>
                      <table:table-cell table:style-name="Tabla57.A1" office:value-type="string">
                        <text:p text:style-name="P149">Fecha</text:p>
                      </table:table-cell>
                      <table:table-cell table:style-name="Tabla57.D1" office:value-type="string">
                        <text:p text:style-name="P149">Grado de necesidad</text:p>
                      </table:table-cell>
                    </table:table-row>
                    <table:table-row>
                      <table:table-cell table:style-name="Tabla57.A2" office:value-type="string">
                        <text:p text:style-name="P131">RF.A<text:span text:style-name="T33">P</text:span> 0<text:span text:style-name="T33">2</text:span></text:p>
                      </table:table-cell>
                      <table:table-cell table:style-name="Tabla57.A2" office:value-type="string">
                        <text:p text:style-name="P125"><text:span text:style-name="T30">Modificar</text:span> <text:span text:style-name="T33">post</text:span></text:p>
                      </table:table-cell>
                      <table:table-cell table:style-name="Tabla57.A2" office:value-type="string">
                        <text:p text:style-name="P93">05/05/2014</text:p>
                      </table:table-cell>
                      <table:table-cell table:style-name="Tabla57.D2" office:value-type="string">
                        <text:p text:style-name="P103">Esencial</text:p>
                      </table:table-cell>
                    </table:table-row>
                  </table:table>
                  <text:p text:style-name="P78"/>
                </table:table-cell>
              </table:table-row>
              <table:table-row>
                <table:table-cell table:style-name="Tabla56.A2" office:value-type="string">
                  <table:table table:name="Tabla58" table:style-name="Tabla58">
                    <table:table-column table:style-name="Tabla58.A"/>
                    <table:table-column table:style-name="Tabla58.B"/>
                    <table:table-row>
                      <table:table-cell table:style-name="Tabla58.A1" office:value-type="string">
                        <text:p text:style-name="P149">Descripción</text:p>
                      </table:table-cell>
                      <table:table-cell table:style-name="Tabla58.B1" office:value-type="string">
                        <text:p text:style-name="P125">El sistema debe permitir <text:span text:style-name="T30">modificar un post</text:span></text:p>
                      </table:table-cell>
                    </table:table-row>
                  </table:table>
                  <text:p text:style-name="P78"/>
                </table:table-cell>
              </table:table-row>
              <table:table-row>
                <table:table-cell table:style-name="Tabla56.A2" office:value-type="string">
                  <table:table table:name="Tabla59" table:style-name="Tabla59">
                    <table:table-column table:style-name="Tabla59.A"/>
                    <table:table-column table:style-name="Tabla59.B"/>
                    <table:table-column table:style-name="Tabla59.C"/>
                    <table:table-column table:style-name="Tabla59.D"/>
                    <table:table-column table:style-name="Tabla59.E"/>
                    <table:table-row>
                      <table:table-cell table:style-name="Tabla59.A1" office:value-type="string">
                        <text:p text:style-name="P149">Entrada</text:p>
                      </table:table-cell>
                      <table:table-cell table:style-name="Tabla59.A1" office:value-type="string">
                        <text:p text:style-name="P149">Fuente </text:p>
                      </table:table-cell>
                      <table:table-cell table:style-name="Tabla59.A1" office:value-type="string">
                        <text:p text:style-name="P149">Salida </text:p>
                      </table:table-cell>
                      <table:table-cell table:style-name="Tabla59.A1" office:value-type="string">
                        <text:p text:style-name="P149">Destino</text:p>
                      </table:table-cell>
                      <table:table-cell table:style-name="Tabla59.E1" office:value-type="string">
                        <text:p text:style-name="P149">Restricciones</text:p>
                      </table:table-cell>
                    </table:table-row>
                    <table:table-row table:style-name="Tabla59.2">
                      <table:table-cell table:style-name="Tabla59.A2" office:value-type="string">
                        <text:p text:style-name="P136">El post a modificar. <text:span text:style-name="T32">Datos del post: Título, descripción, vehículo.</text:span></text:p>
                      </table:table-cell>
                      <table:table-cell table:style-name="Tabla59.A2" office:value-type="string">
                        <text:p text:style-name="P125">Formulario de ingreso de datos</text:p>
                      </table:table-cell>
                      <table:table-cell table:style-name="Tabla59.A2" office:value-type="string">
                        <text:p text:style-name="P136">Post modificado</text:p>
                      </table:table-cell>
                      <table:table-cell table:style-name="Tabla59.A2" office:value-type="string">
                        <text:p text:style-name="P125">Base de datos</text:p>
                      </table:table-cell>
                      <table:table-cell table:style-name="Tabla59.E2" office:value-type="string">
                        <text:p text:style-name="P125">Los usuarios no registrados (guests) y no habilitados, no pueden usar esta función. <text:span text:style-name="T33">Solo el dueño del post lo puede modificar.</text:span></text:p>
                      </table:table-cell>
                    </table:table-row>
                  </table:table>
                  <text:p text:style-name="P78"/>
                </table:table-cell>
              </table:table-row>
            </table:table>
            <text:p text:style-name="P115"/>
            <table:table table:name="Tabla60" table:style-name="Tabla60">
              <table:table-column table:style-name="Tabla60.A"/>
              <table:table-column table:style-name="Tabla60.B"/>
              <table:table-row>
                <table:table-cell table:style-name="Tabla60.A1" office:value-type="string">
                  <text:p text:style-name="P149"><text:soft-page-break/>Proceso</text:p>
                </table:table-cell>
                <table:table-cell table:style-name="Tabla60.B1" office:value-type="string">
                  <text:p text:style-name="P136">El usuario deberá buscar el post a modificar y seleccionar la opción modificar. <text:s/>El sistema mostrará el formulario con los datos originales del post, y el usuario podrá realizar los cambios necesarios. Una vez finalizado esto, se deberá confirmar la operación, para que el sistema guarde los cambios en la base de datos.</text:p>
                </table:table-cell>
              </table:table-row>
              <table:table-row>
                <table:table-cell table:style-name="Tabla60.A2" office:value-type="string">
                  <text:p text:style-name="P149">Efecto Colateral</text:p>
                </table:table-cell>
                <table:table-cell table:style-name="Tabla60.B2" office:value-type="string">
                  <text:p text:style-name="P125">No aplica</text:p>
                </table:table-cell>
              </table:table-row>
            </table:table>
            <text:p text:style-name="P78"/>
          </table:table-cell>
        </table:table-row>
      </table:table>
      <text:p text:style-name="P161"/>
      <text:p text:style-name="P161"/>
      <text:p text:style-name="P161"/>
      <text:p text:style-name="P161"/>
      <text:p text:style-name="P161"/>
      <text:p text:style-name="P66"/>
      <text:p text:style-name="P66"/>
      <table:table table:name="Tabla61" table:style-name="Tabla61">
        <table:table-column table:style-name="Tabla61.A"/>
        <table:table-row table:style-name="Tabla61.1">
          <table:table-cell table:style-name="Tabla61.A1" office:value-type="string">
            <text:p text:style-name="P159">Carsapp</text:p>
            <text:p text:style-name="P149">SRS-Especificación de Requerimientos</text:p>
          </table:table-cell>
        </table:table-row>
        <table:table-row>
          <table:table-cell table:style-name="Tabla61.A2" office:value-type="string">
            <table:table table:name="Tabla62" table:style-name="Tabla62">
              <table:table-column table:style-name="Tabla62.A"/>
              <table:table-row>
                <table:table-cell table:style-name="Tabla62.A1" office:value-type="string">
                  <table:table table:name="Tabla63" table:style-name="Tabla63">
                    <table:table-column table:style-name="Tabla63.A"/>
                    <table:table-column table:style-name="Tabla63.B"/>
                    <table:table-column table:style-name="Tabla63.C"/>
                    <table:table-column table:style-name="Tabla63.D"/>
                    <table:table-row>
                      <table:table-cell table:style-name="Tabla63.A1" office:value-type="string">
                        <text:p text:style-name="P149">Código</text:p>
                      </table:table-cell>
                      <table:table-cell table:style-name="Tabla63.A1" office:value-type="string">
                        <text:p text:style-name="P149">Nombre</text:p>
                      </table:table-cell>
                      <table:table-cell table:style-name="Tabla63.A1" office:value-type="string">
                        <text:p text:style-name="P149">Fecha</text:p>
                      </table:table-cell>
                      <table:table-cell table:style-name="Tabla63.D1" office:value-type="string">
                        <text:p text:style-name="P149">Grado de necesidad</text:p>
                      </table:table-cell>
                    </table:table-row>
                    <table:table-row>
                      <table:table-cell table:style-name="Tabla63.A2" office:value-type="string">
                        <text:p text:style-name="P131">RF.A<text:span text:style-name="T33">P</text:span> 0<text:span text:style-name="T30">3</text:span></text:p>
                      </table:table-cell>
                      <table:table-cell table:style-name="Tabla63.A2" office:value-type="string">
                        <text:p text:style-name="P136">Eliminar post</text:p>
                      </table:table-cell>
                      <table:table-cell table:style-name="Tabla63.A2" office:value-type="string">
                        <text:p text:style-name="P93">05/05/2014</text:p>
                      </table:table-cell>
                      <table:table-cell table:style-name="Tabla63.D2" office:value-type="string">
                        <text:p text:style-name="P103">Esencial</text:p>
                      </table:table-cell>
                    </table:table-row>
                  </table:table>
                  <text:p text:style-name="P78"/>
                </table:table-cell>
              </table:table-row>
              <table:table-row>
                <table:table-cell table:style-name="Tabla62.A2" office:value-type="string">
                  <table:table table:name="Tabla64" table:style-name="Tabla64">
                    <table:table-column table:style-name="Tabla64.A"/>
                    <table:table-column table:style-name="Tabla64.B"/>
                    <table:table-row>
                      <table:table-cell table:style-name="Tabla64.A1" office:value-type="string">
                        <text:p text:style-name="P149">Descripción</text:p>
                      </table:table-cell>
                      <table:table-cell table:style-name="Tabla64.B1" office:value-type="string">
                        <text:p text:style-name="P125">El sistema debe permitir <text:span text:style-name="T33">eliminar un post</text:span></text:p>
                      </table:table-cell>
                    </table:table-row>
                  </table:table>
                  <text:p text:style-name="P78"/>
                </table:table-cell>
              </table:table-row>
              <table:table-row>
                <table:table-cell table:style-name="Tabla62.A2" office:value-type="string">
                  <table:table table:name="Tabla65" table:style-name="Tabla65">
                    <table:table-column table:style-name="Tabla65.A"/>
                    <table:table-column table:style-name="Tabla65.B"/>
                    <table:table-column table:style-name="Tabla65.C"/>
                    <table:table-column table:style-name="Tabla65.D"/>
                    <table:table-column table:style-name="Tabla65.E"/>
                    <table:table-row>
                      <table:table-cell table:style-name="Tabla65.A1" office:value-type="string">
                        <text:p text:style-name="P149">Entrada</text:p>
                      </table:table-cell>
                      <table:table-cell table:style-name="Tabla65.A1" office:value-type="string">
                        <text:p text:style-name="P149">Fuente </text:p>
                      </table:table-cell>
                      <table:table-cell table:style-name="Tabla65.A1" office:value-type="string">
                        <text:p text:style-name="P149">Salida </text:p>
                      </table:table-cell>
                      <table:table-cell table:style-name="Tabla65.A1" office:value-type="string">
                        <text:p text:style-name="P149">Destino</text:p>
                      </table:table-cell>
                      <table:table-cell table:style-name="Tabla65.E1" office:value-type="string">
                        <text:p text:style-name="P149">Restricciones</text:p>
                      </table:table-cell>
                    </table:table-row>
                    <table:table-row table:style-name="Tabla65.2">
                      <table:table-cell table:style-name="Tabla65.A2" office:value-type="string">
                        <text:p text:style-name="P136">Post a eliminar</text:p>
                      </table:table-cell>
                      <table:table-cell table:style-name="Tabla65.A2" office:value-type="string">
                        <text:p text:style-name="P136">Posts del usuario</text:p>
                      </table:table-cell>
                      <table:table-cell table:style-name="Tabla65.A2" office:value-type="string">
                        <text:p text:style-name="P136">Post eliminado</text:p>
                      </table:table-cell>
                      <table:table-cell table:style-name="Tabla65.A2" office:value-type="string">
                        <text:p text:style-name="P125">Base de datos</text:p>
                      </table:table-cell>
                      <table:table-cell table:style-name="Tabla65.E2" office:value-type="string">
                        <text:p text:style-name="P136">Solo el dueño del post puede realizar esta acción.</text:p>
                      </table:table-cell>
                    </table:table-row>
                  </table:table>
                  <text:p text:style-name="P78"/>
                </table:table-cell>
              </table:table-row>
            </table:table>
            <text:p text:style-name="P115"/>
            <table:table table:name="Tabla66" table:style-name="Tabla66">
              <table:table-column table:style-name="Tabla66.A"/>
              <table:table-column table:style-name="Tabla66.B"/>
              <table:table-row>
                <table:table-cell table:style-name="Tabla66.A1" office:value-type="string">
                  <text:p text:style-name="P149">Proceso</text:p>
                </table:table-cell>
                <table:table-cell table:style-name="Tabla66.B1" office:value-type="string">
                  <text:p text:style-name="P136">El usuario ingresará a su lista de posts, y deberá seleccionar el post que desea eliminar. Para hacer esto se tiene que elegir la opción “eliminar post” y luego confirmar la operación para que sea eliminado automáticamente de la base de datos.</text:p>
                </table:table-cell>
              </table:table-row>
              <table:table-row>
                <table:table-cell table:style-name="Tabla66.A2" office:value-type="string">
                  <text:p text:style-name="P149">Efecto Colateral</text:p>
                </table:table-cell>
                <table:table-cell table:style-name="Tabla66.B2" office:value-type="string">
                  <text:p text:style-name="P125">No aplica</text:p>
                </table:table-cell>
              </table:table-row>
            </table:table>
            <text:p text:style-name="P78"/>
          </table:table-cell>
        </table:table-row>
      </table:table>
      <text:p text:style-name="P42"><text:s/></text:p>
      <text:p text:style-name="P42"/>
      <text:p text:style-name="P42"/>
      <text:p text:style-name="P66"/>
      <text:p text:style-name="P66"/>
      <table:table table:name="Tabla67" table:style-name="Tabla67">
        <table:table-column table:style-name="Tabla67.A"/>
        <table:table-row table:style-name="Tabla67.1">
          <table:table-cell table:style-name="Tabla67.A1" office:value-type="string">
            <text:p text:style-name="P159">Carsapp</text:p>
            <text:p text:style-name="P149">SRS-Especificación de Requerimientos</text:p>
          </table:table-cell>
        </table:table-row>
        <table:table-row>
          <table:table-cell table:style-name="Tabla67.A2" office:value-type="string">
            <table:table table:name="Tabla68" table:style-name="Tabla68">
              <table:table-column table:style-name="Tabla68.A"/>
              <table:table-row>
                <table:table-cell table:style-name="Tabla68.A1" office:value-type="string">
                  <table:table table:name="Tabla69" table:style-name="Tabla69">
                    <table:table-column table:style-name="Tabla69.A"/>
                    <table:table-column table:style-name="Tabla69.B"/>
                    <table:table-column table:style-name="Tabla69.C"/>
                    <table:table-column table:style-name="Tabla69.D"/>
                    <table:table-row>
                      <table:table-cell table:style-name="Tabla69.A1" office:value-type="string">
                        <text:p text:style-name="P149">Código</text:p>
                      </table:table-cell>
                      <table:table-cell table:style-name="Tabla69.A1" office:value-type="string">
                        <text:p text:style-name="P149">Nombre</text:p>
                      </table:table-cell>
                      <table:table-cell table:style-name="Tabla69.A1" office:value-type="string">
                        <text:p text:style-name="P149">Fecha</text:p>
                      </table:table-cell>
                      <table:table-cell table:style-name="Tabla69.D1" office:value-type="string">
                        <text:p text:style-name="P149">Grado de necesidad</text:p>
                      </table:table-cell>
                    </table:table-row>
                    <table:table-row>
                      <table:table-cell table:style-name="Tabla69.A2" office:value-type="string">
                        <text:p text:style-name="P131">RF.A<text:span text:style-name="T33">P</text:span> 0<text:span text:style-name="T33">4</text:span></text:p>
                      </table:table-cell>
                      <table:table-cell table:style-name="Tabla69.A2" office:value-type="string">
                        <text:p text:style-name="P136">Buscar post</text:p>
                      </table:table-cell>
                      <table:table-cell table:style-name="Tabla69.A2" office:value-type="string">
                        <text:p text:style-name="P93">05/05/2014</text:p>
                      </table:table-cell>
                      <table:table-cell table:style-name="Tabla69.D2" office:value-type="string">
                        <text:p text:style-name="P103">Esencial</text:p>
                      </table:table-cell>
                    </table:table-row>
                  </table:table>
                  <text:p text:style-name="P78"/>
                </table:table-cell>
              </table:table-row>
              <table:table-row>
                <table:table-cell table:style-name="Tabla68.A2" office:value-type="string">
                  <table:table table:name="Tabla70" table:style-name="Tabla70">
                    <table:table-column table:style-name="Tabla70.A"/>
                    <table:table-column table:style-name="Tabla70.B"/>
                    <table:table-row>
                      <table:table-cell table:style-name="Tabla70.A1" office:value-type="string">
                        <text:p text:style-name="P149">Descripción</text:p>
                      </table:table-cell>
                      <table:table-cell table:style-name="Tabla70.B1" office:value-type="string">
                        <text:p text:style-name="P125">El sistema debe permitir <text:span text:style-name="T33">la búsqueda de un post</text:span></text:p>
                      </table:table-cell>
                    </table:table-row>
                  </table:table>
                  <text:p text:style-name="P78"/>
                </table:table-cell>
              </table:table-row>
              <table:table-row>
                <table:table-cell table:style-name="Tabla68.A2" office:value-type="string">
                  <table:table table:name="Tabla71" table:style-name="Tabla71">
                    <table:table-column table:style-name="Tabla71.A"/>
                    <table:table-column table:style-name="Tabla71.B"/>
                    <table:table-column table:style-name="Tabla71.C"/>
                    <table:table-column table:style-name="Tabla71.D"/>
                    <table:table-column table:style-name="Tabla71.E"/>
                    <table:table-row>
                      <table:table-cell table:style-name="Tabla71.A1" office:value-type="string">
                        <text:p text:style-name="P149">Entrada</text:p>
                      </table:table-cell>
                      <table:table-cell table:style-name="Tabla71.A1" office:value-type="string">
                        <text:p text:style-name="P149">Fuente </text:p>
                      </table:table-cell>
                      <table:table-cell table:style-name="Tabla71.A1" office:value-type="string">
                        <text:p text:style-name="P149">Salida </text:p>
                      </table:table-cell>
                      <table:table-cell table:style-name="Tabla71.A1" office:value-type="string">
                        <text:p text:style-name="P149">Destino</text:p>
                      </table:table-cell>
                      <table:table-cell table:style-name="Tabla71.E1" office:value-type="string">
                        <text:p text:style-name="P149">Restricciones</text:p>
                      </table:table-cell>
                    </table:table-row>
                    <table:table-row table:style-name="Tabla71.2">
                      <table:table-cell table:style-name="Tabla71.A2" office:value-type="string">
                        <text:p text:style-name="P136"><text:soft-page-break/>Nombre del post a buscar</text:p>
                      </table:table-cell>
                      <table:table-cell table:style-name="Tabla71.A2" office:value-type="string">
                        <text:p text:style-name="P138">Base de datos</text:p>
                      </table:table-cell>
                      <table:table-cell table:style-name="Tabla71.A2" office:value-type="string">
                        <text:p text:style-name="P134">Datos del <text:span text:style-name="T34">post buscado</text:span></text:p>
                      </table:table-cell>
                      <table:table-cell table:style-name="Tabla71.A2" office:value-type="string">
                        <text:p text:style-name="P138">Post</text:p>
                      </table:table-cell>
                      <table:table-cell table:style-name="Tabla71.E2" office:value-type="string">
                        <text:p text:style-name="P119">Usuarios deshabilitados no pueden hacer uso de esta función.</text:p>
                      </table:table-cell>
                    </table:table-row>
                  </table:table>
                  <text:p text:style-name="P78"/>
                </table:table-cell>
              </table:table-row>
            </table:table>
            <text:p text:style-name="P115"/>
            <table:table table:name="Tabla72" table:style-name="Tabla72">
              <table:table-column table:style-name="Tabla72.A"/>
              <table:table-column table:style-name="Tabla72.B"/>
              <table:table-row>
                <table:table-cell table:style-name="Tabla72.A1" office:value-type="string">
                  <text:p text:style-name="P149">Proceso</text:p>
                </table:table-cell>
                <table:table-cell table:style-name="Tabla72.B1" office:value-type="string">
                  <text:p text:style-name="P117">Se deberá ingresar el nombre de <text:span text:style-name="T35">post</text:span> a buscar, o datos relevantes <text:span text:style-name="T35">del vehículo, como lo son el nombre, marca o modelo</text:span>. El sistema devolverá los posts <text:span text:style-name="T35">que coincidan con algunos de los datos ingresados. </text:span><text:s/></text:p>
                </table:table-cell>
              </table:table-row>
              <table:table-row>
                <table:table-cell table:style-name="Tabla72.A2" office:value-type="string">
                  <text:p text:style-name="P149">Efecto Colateral</text:p>
                </table:table-cell>
                <table:table-cell table:style-name="Tabla72.B2" office:value-type="string">
                  <text:p text:style-name="P125">No aplica</text:p>
                </table:table-cell>
              </table:table-row>
            </table:table>
            <text:p text:style-name="P78"/>
          </table:table-cell>
        </table:table-row>
      </table:table>
      <text:p text:style-name="P42"/>
      <text:p text:style-name="P42"/>
      <text:p text:style-name="P42"/>
      <text:p text:style-name="P67"/>
      <text:p text:style-name="P68"/>
      <text:p text:style-name="P68"/>
      <table:table table:name="Tabla73" table:style-name="Tabla73">
        <table:table-column table:style-name="Tabla73.A"/>
        <table:table-row table:style-name="Tabla73.1">
          <table:table-cell table:style-name="Tabla73.A1" office:value-type="string">
            <text:p text:style-name="P160">Carsapp</text:p>
            <text:p text:style-name="P150">SRS-Especificación de Requerimientos</text:p>
          </table:table-cell>
        </table:table-row>
        <table:table-row>
          <table:table-cell table:style-name="Tabla73.A2" office:value-type="string">
            <table:table table:name="Tabla74" table:style-name="Tabla74">
              <table:table-column table:style-name="Tabla74.A"/>
              <table:table-row>
                <table:table-cell table:style-name="Tabla74.A1" office:value-type="string">
                  <table:table table:name="Tabla75" table:style-name="Tabla75">
                    <table:table-column table:style-name="Tabla75.A"/>
                    <table:table-column table:style-name="Tabla75.B"/>
                    <table:table-column table:style-name="Tabla75.C"/>
                    <table:table-column table:style-name="Tabla75.D"/>
                    <table:table-row>
                      <table:table-cell table:style-name="Tabla75.A1" office:value-type="string">
                        <text:p text:style-name="P150">Código</text:p>
                      </table:table-cell>
                      <table:table-cell table:style-name="Tabla75.A1" office:value-type="string">
                        <text:p text:style-name="P150">Nombre</text:p>
                      </table:table-cell>
                      <table:table-cell table:style-name="Tabla75.A1" office:value-type="string">
                        <text:p text:style-name="P150">Fecha</text:p>
                      </table:table-cell>
                      <table:table-cell table:style-name="Tabla75.D1" office:value-type="string">
                        <text:p text:style-name="P150">Grado de necesidad</text:p>
                      </table:table-cell>
                    </table:table-row>
                    <table:table-row>
                      <table:table-cell table:style-name="Tabla75.A2" office:value-type="string">
                        <text:p text:style-name="P132">RF.A<text:span text:style-name="T33">P</text:span> 0<text:span text:style-name="T36">5</text:span></text:p>
                      </table:table-cell>
                      <table:table-cell table:style-name="Tabla75.A2" office:value-type="string">
                        <text:p text:style-name="P139">Responder/Hacer pregunta</text:p>
                      </table:table-cell>
                      <table:table-cell table:style-name="Tabla75.A2" office:value-type="string">
                        <text:p text:style-name="P94">05/05/2014</text:p>
                      </table:table-cell>
                      <table:table-cell table:style-name="Tabla75.D2" office:value-type="string">
                        <text:p text:style-name="P104">Esencial</text:p>
                      </table:table-cell>
                    </table:table-row>
                  </table:table>
                  <text:p text:style-name="P79"/>
                </table:table-cell>
              </table:table-row>
              <table:table-row>
                <table:table-cell table:style-name="Tabla74.A2" office:value-type="string">
                  <table:table table:name="Tabla76" table:style-name="Tabla76">
                    <table:table-column table:style-name="Tabla76.A"/>
                    <table:table-column table:style-name="Tabla76.B"/>
                    <table:table-row>
                      <table:table-cell table:style-name="Tabla76.A1" office:value-type="string">
                        <text:p text:style-name="P150">Descripción</text:p>
                      </table:table-cell>
                      <table:table-cell table:style-name="Tabla76.B1" office:value-type="string">
                        <text:p text:style-name="P126">El sistema debe per<text:span text:style-name="T36">mitir hacer o responder una pregunta sobre un post </text:span></text:p>
                      </table:table-cell>
                    </table:table-row>
                  </table:table>
                  <text:p text:style-name="P79"/>
                </table:table-cell>
              </table:table-row>
              <table:table-row>
                <table:table-cell table:style-name="Tabla74.A2" office:value-type="string">
                  <table:table table:name="Tabla77" table:style-name="Tabla77">
                    <table:table-column table:style-name="Tabla77.A"/>
                    <table:table-column table:style-name="Tabla77.B"/>
                    <table:table-column table:style-name="Tabla77.C"/>
                    <table:table-column table:style-name="Tabla77.D"/>
                    <table:table-column table:style-name="Tabla77.E"/>
                    <table:table-row>
                      <table:table-cell table:style-name="Tabla77.A1" office:value-type="string">
                        <text:p text:style-name="P150">Entrada</text:p>
                      </table:table-cell>
                      <table:table-cell table:style-name="Tabla77.A1" office:value-type="string">
                        <text:p text:style-name="P150">Fuente </text:p>
                      </table:table-cell>
                      <table:table-cell table:style-name="Tabla77.A1" office:value-type="string">
                        <text:p text:style-name="P150">Salida </text:p>
                      </table:table-cell>
                      <table:table-cell table:style-name="Tabla77.A1" office:value-type="string">
                        <text:p text:style-name="P150">Destino</text:p>
                      </table:table-cell>
                      <table:table-cell table:style-name="Tabla77.E1" office:value-type="string">
                        <text:p text:style-name="P150">Restricciones</text:p>
                      </table:table-cell>
                    </table:table-row>
                    <table:table-row table:style-name="Tabla77.2">
                      <table:table-cell table:style-name="Tabla77.A2" office:value-type="string">
                        <text:p text:style-name="P139">Texto de la pregunta o respuesta</text:p>
                      </table:table-cell>
                      <table:table-cell table:style-name="Tabla77.A2" office:value-type="string">
                        <text:p text:style-name="P137">Post del usuario</text:p>
                      </table:table-cell>
                      <table:table-cell table:style-name="Tabla77.A2" office:value-type="string">
                        <text:p text:style-name="P139">Nueva pregunta /respuesta sobre un post</text:p>
                      </table:table-cell>
                      <table:table-cell table:style-name="Tabla77.A2" office:value-type="string">
                        <text:p text:style-name="P126">Base de datos</text:p>
                      </table:table-cell>
                      <table:table-cell table:style-name="Tabla77.E2" office:value-type="string">
                        <text:p text:style-name="P137">Solo <text:span text:style-name="T36">usuarios pueden usar esta función. El dueño del post no puede preguntar en el mismo. Solo el <text:s/>dueño del post puede responder las preguntas.</text:span></text:p>
                      </table:table-cell>
                    </table:table-row>
                  </table:table>
                  <text:p text:style-name="P79"/>
                </table:table-cell>
              </table:table-row>
            </table:table>
            <text:p text:style-name="P116"/>
            <table:table table:name="Tabla78" table:style-name="Tabla78">
              <table:table-column table:style-name="Tabla78.A"/>
              <table:table-column table:style-name="Tabla78.B"/>
              <table:table-row>
                <table:table-cell table:style-name="Tabla78.A1" office:value-type="string">
                  <text:p text:style-name="P150">Proceso</text:p>
                </table:table-cell>
                <table:table-cell table:style-name="Tabla78.B1" office:value-type="string">
                  <text:p text:style-name="P139">Cuando un usuario quiera hacer o responder una pregunta sobre un post, deberá entrar al mismo e ingresar el texto deseado sobre el campo de datos destinado para las preguntas. Una vez realizado lo anterior tendrá que confirmar para que el sistema actuali<text:span text:style-name="T39">c</text:span>e el post.</text:p>
                </table:table-cell>
              </table:table-row>
              <table:table-row>
                <table:table-cell table:style-name="Tabla78.A2" office:value-type="string">
                  <text:p text:style-name="P150">Efecto Colateral</text:p>
                </table:table-cell>
                <table:table-cell table:style-name="Tabla78.B2" office:value-type="string">
                  <text:p text:style-name="P126">No aplica</text:p>
                </table:table-cell>
              </table:table-row>
            </table:table>
            <text:p text:style-name="P79"/>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cu </meta:initial-creator>
    <meta:creation-date>2014-04-25T10:50:41.331831158</meta:creation-date>
    <dc:date>2014-05-05T22:05:06.412185468</dc:date>
    <meta:editing-duration>PT3H26M20S</meta:editing-duration>
    <meta:editing-cycles>35</meta:editing-cycles>
    <meta:generator>LibreOffice/4.2.3.3$Linux_X86_64 LibreOffice_project/420m0$Build-3</meta:generator>
    <meta:document-statistic meta:table-count="88" meta:image-count="0" meta:object-count="0" meta:page-count="14" meta:paragraph-count="532" meta:word-count="2494" meta:character-count="16622" meta:non-whitespace-character-count="14537"/>
  </office:meta>
</office:document-meta>
</file>